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0f1735" officeooo:paragraph-rsid="003a0416" style:font-style-asian="normal" style:font-style-complex="normal"/>
    </style:style>
    <style:style style:name="P2" style:family="paragraph" style:parent-style-name="Standard">
      <style:text-properties fo:font-style="normal" fo:font-weight="bold" officeooo:rsid="003a0416" officeooo:paragraph-rsid="003a0416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weight="bold" officeooo:rsid="000c6720" officeooo:paragraph-rsid="000c6720" style:font-weight-asian="bold" style:font-weight-complex="bold"/>
    </style:style>
    <style:style style:name="P4" style:family="paragraph" style:parent-style-name="Standard">
      <style:text-properties fo:font-weight="bold" officeooo:rsid="000f1735" officeooo:paragraph-rsid="00307247" style:font-weight-asian="bold" style:font-weight-complex="bold"/>
    </style:style>
    <style:style style:name="P5" style:family="paragraph" style:parent-style-name="Standard">
      <style:text-properties fo:font-weight="bold" officeooo:rsid="0004751a" officeooo:paragraph-rsid="00337396" style:font-weight-asian="bold" style:font-weight-complex="bold"/>
    </style:style>
    <style:style style:name="P6" style:family="paragraph" style:parent-style-name="Standard">
      <style:text-properties fo:font-weight="bold" officeooo:rsid="0002ab6e" officeooo:paragraph-rsid="00337396" style:font-weight-asian="bold" style:font-weight-complex="bold"/>
    </style:style>
    <style:style style:name="P7" style:family="paragraph" style:parent-style-name="Standard">
      <style:text-properties fo:font-weight="bold" officeooo:rsid="00337396" officeooo:paragraph-rsid="00337396" style:font-weight-asian="bold" style:font-weight-complex="bold"/>
    </style:style>
    <style:style style:name="P8" style:family="paragraph" style:parent-style-name="Standard">
      <style:text-properties officeooo:rsid="000c6720" officeooo:paragraph-rsid="000c6720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officeooo:rsid="000e12e7" officeooo:paragraph-rsid="000e12e7" style:font-size-asian="10.5pt" style:font-style-asian="normal" style:font-size-complex="12pt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officeooo:rsid="000e12e7" officeooo:paragraph-rsid="00307247" style:font-size-asian="10.5pt" style:font-style-asian="normal" style:font-size-complex="12pt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officeooo:rsid="000e12e7" officeooo:paragraph-rsid="0030fe08" style:font-size-asian="10.5pt" style:font-style-asian="normal" style:font-size-complex="12pt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officeooo:rsid="002627d8" officeooo:paragraph-rsid="0070ae3b" style:font-size-asian="10.5pt" style:font-style-asian="normal" style:font-size-complex="12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officeooo:rsid="001c16c2" officeooo:paragraph-rsid="001c16c2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officeooo:rsid="001c16c2" officeooo:paragraph-rsid="0064c933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2pt" fo:font-style="normal" fo:font-weight="normal" officeooo:rsid="001c16c2" officeooo:paragraph-rsid="001c16c2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officeooo:rsid="001c4dd0" officeooo:paragraph-rsid="001c4dd0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normal" officeooo:rsid="001c6f90" officeooo:paragraph-rsid="001c6f90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fo:font-weight="normal" officeooo:rsid="002627d8" officeooo:paragraph-rsid="002627d8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normal" officeooo:rsid="0021ae00" officeooo:paragraph-rsid="0021ae00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fo:font-weight="normal" officeooo:rsid="00110f5b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fo:font-weight="normal" officeooo:rsid="0029f688" officeooo:paragraph-rsid="002a026f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fo:font-weight="normal" officeooo:rsid="00337396" officeooo:paragraph-rsid="00337396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size="12pt" fo:font-style="normal" fo:font-weight="normal" officeooo:rsid="0034b28f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font-size="12pt" fo:font-style="normal" fo:font-weight="normal" officeooo:rsid="003561a5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font-size="12pt" fo:font-style="normal" fo:font-weight="normal" officeooo:rsid="003bf25a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font-size="12pt" fo:font-style="normal" fo:font-weight="normal" officeooo:rsid="003bf25a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fo:font-weight="normal" officeooo:rsid="0055673a" officeooo:paragraph-rsid="0055673a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size="12pt" fo:font-style="normal" fo:font-weight="normal" officeooo:rsid="005dcd96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size="12pt" fo:font-style="normal" fo:font-weight="normal" officeooo:rsid="005dcd96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size="12pt" fo:font-style="normal" fo:font-weight="normal" officeooo:rsid="005dcd96" officeooo:paragraph-rsid="005f779b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normal" fo:font-weight="normal" officeooo:rsid="00720eea" officeooo:paragraph-rsid="00733e7b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fo:font-weight="normal" officeooo:rsid="0074710d" officeooo:paragraph-rsid="0074710d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font-size="12pt" fo:font-style="normal" fo:font-weight="normal" officeooo:rsid="007ee952" officeooo:paragraph-rsid="007ee952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size="12pt" fo:font-style="normal" fo:font-weight="normal" officeooo:rsid="007fe493" officeooo:paragraph-rsid="007fe493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fo:font-size="12pt" fo:font-style="normal" fo:font-weight="normal" officeooo:rsid="0034b28f" officeooo:paragraph-rsid="0034b28f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fo:font-size="12pt" fo:font-style="normal" fo:font-weight="normal" officeooo:rsid="003561a5" officeooo:paragraph-rsid="003561a5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fo:font-size="12pt" fo:font-style="normal" fo:font-weight="normal" officeooo:rsid="005c5fe5" officeooo:paragraph-rsid="005c5fe5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font-size="12pt" fo:font-style="normal" fo:font-weight="normal" officeooo:rsid="003bf25a" officeooo:paragraph-rsid="003bf25a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size="12pt" fo:font-style="normal" fo:font-weight="normal" officeooo:rsid="003bf25a" officeooo:paragraph-rsid="0051c30d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e12e7" officeooo:paragraph-rsid="001fb3d6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e631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e631" officeooo:paragraph-rsid="0030fe08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e631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104b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1735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608e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726c9" officeooo:paragraph-rsid="005726c9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7d415" officeooo:paragraph-rsid="0057d415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28a78" officeooo:paragraph-rsid="0058adf0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28a78" officeooo:paragraph-rsid="0057d415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430465" officeooo:paragraph-rsid="0057d415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41b7b" officeooo:paragraph-rsid="0058adf0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8adf0" officeooo:paragraph-rsid="0058adf0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8adf0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aaccd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bf25a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efab5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6bd42" officeooo:paragraph-rsid="0076bd42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ee952" officeooo:paragraph-rsid="0057d415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fo:font-size="12pt" fo:font-style="normal" style:text-underline-style="none" fo:font-weight="normal" officeooo:rsid="00806f8d" officeooo:paragraph-rsid="00806f8d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1e631" officeooo:paragraph-rsid="0021e631" style:font-size-asian="10.5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1e631" officeooo:paragraph-rsid="00307247" style:font-size-asian="10.5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1e631" officeooo:paragraph-rsid="0030fe08" style:font-size-asian="10.5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fb3d6" officeooo:paragraph-rsid="001fb3d6" style:font-size-asian="10.5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40a5be" officeooo:paragraph-rsid="0040a5be" style:font-size-asian="10.5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3561a5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5dcd96" officeooo:paragraph-rsid="005f779b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3bf25a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3bf25a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style="normal" fo:font-weight="bold" officeooo:rsid="00365fd4" officeooo:paragraph-rsid="00365fd4" style:font-size-asian="10.5pt" style:font-style-asian="normal" style:font-weight-asian="bold" style:font-size-complex="12pt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style="normal" fo:font-weight="bold" officeooo:rsid="0040a5be" officeooo:paragraph-rsid="0040a5be" style:font-size-asian="10.5pt" style:font-style-asian="normal" style:font-weight-asian="bold" style:font-size-complex="12pt" style:font-style-complex="normal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9f688" officeooo:paragraph-rsid="0029f688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40a5be" officeooo:paragraph-rsid="0040a5be" style:font-size-asian="10.5pt" style:font-weight-asian="bold" style:font-size-complex="12pt" style:font-weight-complex="bold"/>
    </style:style>
    <style:style style:name="P74" style:family="paragraph" style:parent-style-name="Standard">
      <style:text-properties fo:font-size="12pt" officeooo:rsid="00328a78" officeooo:paragraph-rsid="00328a78" style:font-size-asian="12pt" style:font-size-complex="12pt"/>
    </style:style>
    <style:style style:name="P75" style:family="paragraph" style:parent-style-name="Standard">
      <style:text-properties fo:font-size="12pt" officeooo:rsid="00328a78" officeooo:paragraph-rsid="005c5fe5" style:font-size-asian="12pt" style:font-size-complex="12pt"/>
    </style:style>
    <style:style style:name="P76" style:family="paragraph" style:parent-style-name="Standard">
      <style:text-properties fo:font-size="12pt" officeooo:rsid="00430465" officeooo:paragraph-rsid="00430465" style:font-size-asian="12pt" style:font-size-complex="12pt"/>
    </style:style>
    <style:style style:name="P77" style:family="paragraph" style:parent-style-name="Standard">
      <style:text-properties fo:font-size="12pt" officeooo:rsid="00341b7b" officeooo:paragraph-rsid="00341b7b" style:font-size-asian="12pt" style:font-size-complex="12pt"/>
    </style:style>
    <style:style style:name="P78" style:family="paragraph" style:parent-style-name="Standard">
      <style:text-properties fo:font-weight="normal" officeooo:rsid="00328a78" officeooo:paragraph-rsid="00337396" style:font-weight-asian="normal" style:font-weight-complex="normal"/>
    </style:style>
    <style:style style:name="P79" style:family="paragraph" style:parent-style-name="Standard">
      <style:text-properties fo:font-weight="normal" officeooo:rsid="003711fe" officeooo:paragraph-rsid="003711fe" style:font-weight-asian="normal" style:font-weight-complex="normal"/>
    </style:style>
    <style:style style:name="P80" style:family="paragraph" style:parent-style-name="Standard">
      <style:text-properties fo:font-weight="normal" officeooo:rsid="0079ad0d" officeooo:paragraph-rsid="0079ad0d" style:font-weight-asian="normal" style:font-weight-complex="normal"/>
    </style:style>
    <style:style style:name="P81" style:family="paragraph" style:parent-style-name="Standard">
      <style:text-properties officeooo:rsid="0009d20a" officeooo:paragraph-rsid="0030fe08"/>
    </style:style>
    <style:style style:name="P82" style:family="paragraph" style:parent-style-name="Standard">
      <style:text-properties officeooo:rsid="0002ab6e" officeooo:paragraph-rsid="00337396"/>
    </style:style>
    <style:style style:name="P83" style:family="paragraph" style:parent-style-name="Standard">
      <style:text-properties fo:font-style="italic" officeooo:rsid="0002ab6e" officeooo:paragraph-rsid="00337396" style:font-style-asian="italic" style:font-style-complex="italic"/>
    </style:style>
    <style:style style:name="P84" style:family="paragraph" style:parent-style-name="Standard">
      <style:text-properties fo:font-style="italic" officeooo:rsid="00337396" officeooo:paragraph-rsid="00337396" style:font-style-asian="italic" style:font-style-complex="italic"/>
    </style:style>
    <style:style style:name="P85" style:family="paragraph" style:parent-style-name="Standard">
      <style:text-properties fo:font-size="10pt" officeooo:rsid="0002ab6e" officeooo:paragraph-rsid="00337396" style:font-size-asian="10pt" style:font-size-complex="10pt"/>
    </style:style>
    <style:style style:name="P86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1c6f90" officeooo:paragraph-rsid="001c6f90" style:font-size-asian="14pt" style:font-style-asian="normal" style:font-weight-asian="bold" style:font-size-complex="14pt" style:font-style-complex="normal" style:font-weight-complex="bold"/>
    </style:style>
    <style:style style:name="P87" style:family="paragraph" style:parent-style-name="Standard">
      <style:text-properties style:text-underline-style="solid" style:text-underline-width="auto" style:text-underline-color="font-color" officeooo:rsid="00328a78" officeooo:paragraph-rsid="0057d415"/>
    </style:style>
    <style:style style:name="P88" style:family="paragraph" style:parent-style-name="Standard">
      <style:text-properties style:text-underline-style="solid" style:text-underline-width="auto" style:text-underline-color="font-color" officeooo:rsid="00328a78" officeooo:paragraph-rsid="005dcd96"/>
    </style:style>
    <style:style style:name="P89" style:family="paragraph" style:parent-style-name="Standard">
      <style:text-properties fo:color="#000000" fo:font-style="italic" officeooo:rsid="0002ab6e" officeooo:paragraph-rsid="00337396" style:font-style-asian="italic" style:font-style-complex="italic"/>
    </style:style>
    <style:style style:name="P90" style:family="paragraph" style:parent-style-name="Standard">
      <style:paragraph-properties fo:text-align="center" style:justify-single-word="false" fo:break-before="page"/>
      <style:text-properties fo:font-size="16pt" fo:font-style="normal" fo:font-weight="bold" officeooo:rsid="001c16c2" officeooo:paragraph-rsid="001c16c2" style:font-size-asian="16pt" style:font-style-asian="normal" style:font-weight-asian="bold" style:font-size-complex="16pt" style:font-style-complex="normal" style:font-weight-complex="bold"/>
    </style:style>
    <style:style style:name="P91" style:family="paragraph" style:parent-style-name="Standard">
      <style:paragraph-properties fo:text-align="start" style:justify-single-word="false" fo:break-before="page"/>
      <style:text-properties fo:font-size="14pt" fo:font-style="normal" style:text-underline-style="solid" style:text-underline-width="auto" style:text-underline-color="font-color" fo:font-weight="bold" officeooo:rsid="001c6f90" officeooo:paragraph-rsid="001c6f90" style:font-size-asian="14pt" style:font-style-asian="normal" style:font-weight-asian="bold" style:font-size-complex="14pt" style:font-style-complex="normal" style:font-weight-complex="bold"/>
    </style:style>
    <style:style style:name="P92" style:family="paragraph" style:parent-style-name="Standard">
      <style:paragraph-properties fo:text-align="start" style:justify-single-word="false" fo:break-before="page"/>
      <style:text-properties fo:font-size="14pt" fo:font-style="normal" style:text-underline-style="solid" style:text-underline-width="auto" style:text-underline-color="font-color" fo:font-weight="bold" officeooo:rsid="002627d8" officeooo:paragraph-rsid="002627d8" style:font-size-asian="14pt" style:font-style-asian="normal" style:font-weight-asian="bold" style:font-size-complex="14pt" style:font-style-complex="normal" style:font-weight-complex="bold"/>
    </style:style>
    <style:style style:name="P93" style:family="paragraph" style:parent-style-name="Standard">
      <style:paragraph-properties fo:text-align="start" style:justify-single-word="false" fo:break-before="page"/>
      <style:text-properties fo:font-size="14pt" style:text-underline-style="solid" style:text-underline-width="auto" style:text-underline-color="font-color" fo:font-weight="bold" officeooo:rsid="0029f688" officeooo:paragraph-rsid="0029f688" style:font-size-asian="14pt" style:font-weight-asian="bold" style:font-size-complex="14pt" style:font-weight-complex="bold"/>
    </style:style>
    <style:style style:name="P94" style:family="paragraph" style:parent-style-name="Standard">
      <style:paragraph-properties fo:break-before="page"/>
      <style:text-properties fo:font-size="12pt" fo:font-style="normal" style:text-underline-style="solid" style:text-underline-width="auto" style:text-underline-color="font-color" fo:font-weight="normal" officeooo:rsid="003bf25a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break-before="page"/>
      <style:text-properties fo:font-weight="bold" officeooo:rsid="00337396" officeooo:paragraph-rsid="00337396" style:font-weight-asian="bold" style:font-weight-complex="bold"/>
    </style:style>
    <style:style style:name="P96" style:family="paragraph" style:parent-style-name="Standard">
      <style:text-properties fo:font-size="12pt" fo:font-style="normal" fo:font-weight="normal" officeooo:rsid="0085449c" officeooo:paragraph-rsid="0096ae36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text-properties fo:font-size="12pt" fo:font-style="normal" fo:font-weight="normal" officeooo:rsid="005dcd96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text-properties fo:font-size="12pt" fo:font-style="normal" fo:font-weight="normal" officeooo:rsid="005dcd96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text-properties fo:font-size="12pt" fo:font-style="normal" fo:font-weight="normal" officeooo:rsid="005dcd96" officeooo:paragraph-rsid="0091ec1c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text-properties fo:font-size="12pt" fo:font-style="normal" fo:font-weight="normal" officeooo:rsid="005dcd96" officeooo:paragraph-rsid="0092eda0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text-properties fo:font-size="12pt" fo:font-style="normal" fo:font-weight="normal" officeooo:rsid="005dcd96" officeooo:paragraph-rsid="00930241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text-properties fo:font-size="12pt" fo:font-style="normal" fo:font-weight="normal" officeooo:rsid="005c5fe5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style="normal" fo:font-weight="normal" officeooo:rsid="0073fd96" officeooo:paragraph-rsid="0073fd96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style="normal" fo:font-weight="normal" officeooo:rsid="0073fd96" officeooo:paragraph-rsid="008e70d5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style="normal" fo:font-weight="normal" officeooo:rsid="0073fd96" officeooo:paragraph-rsid="008e8c59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style="normal" fo:font-weight="normal" officeooo:rsid="0073fd96" officeooo:paragraph-rsid="0091ec1c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style="normal" fo:font-weight="normal" officeooo:rsid="0073fd96" officeooo:paragraph-rsid="0092eda0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style="normal" fo:font-weight="normal" officeooo:rsid="0073fd96" officeooo:paragraph-rsid="00930241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style="normal" fo:font-weight="normal" officeooo:rsid="0073fd96" officeooo:paragraph-rsid="00a0cfbd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style="normal" fo:font-weight="normal" officeooo:rsid="0073fd96" officeooo:paragraph-rsid="0074710d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style="normal" fo:font-weight="normal" officeooo:rsid="008d9e6d" officeooo:paragraph-rsid="008d9e6d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style="normal" fo:font-weight="normal" officeooo:rsid="008e70d5" officeooo:paragraph-rsid="00903dc8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style="normal" fo:font-weight="normal" officeooo:rsid="008e70d5" officeooo:paragraph-rsid="0091ec1c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style="normal" fo:font-weight="normal" officeooo:rsid="008e70d5" officeooo:paragraph-rsid="00a4d4a1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style="normal" fo:font-weight="normal" officeooo:rsid="003561a5" officeooo:paragraph-rsid="00903dc8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style="normal" fo:font-weight="normal" officeooo:rsid="003561a5" officeooo:paragraph-rsid="00a4d4a1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style="normal" fo:font-weight="normal" officeooo:rsid="008e8c59" officeooo:paragraph-rsid="008e8c59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style="normal" fo:font-weight="normal" officeooo:rsid="00110f5b" officeooo:paragraph-rsid="009f39ba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style="normal" fo:font-weight="normal" officeooo:rsid="00328a78" officeooo:paragraph-rsid="0091ec1c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text-properties fo:font-size="12pt" fo:font-style="normal" fo:font-weight="normal" officeooo:rsid="0034b28f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text-properties fo:font-size="12pt" fo:font-style="normal" fo:font-weight="normal" officeooo:rsid="0091ec1c" officeooo:paragraph-rsid="0091ec1c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text-properties fo:font-size="12pt" fo:font-style="normal" fo:font-weight="normal" officeooo:rsid="0091ec1c" officeooo:paragraph-rsid="0092eda0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style="normal" fo:font-weight="normal" officeooo:rsid="0091ec1c" officeooo:paragraph-rsid="0092eda0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text-properties fo:font-size="12pt" fo:font-style="normal" fo:font-weight="normal" officeooo:rsid="0091ec1c" officeooo:paragraph-rsid="00930241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style="normal" fo:font-weight="normal" officeooo:rsid="0092eda0" officeooo:paragraph-rsid="00930241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style="normal" fo:font-weight="normal" officeooo:rsid="0074710d" officeooo:paragraph-rsid="00365fd4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style="normal" fo:font-weight="normal" officeooo:rsid="0021ae00" officeooo:paragraph-rsid="009f11a1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style="normal" fo:font-weight="normal" officeooo:rsid="000f104b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style="normal" fo:font-weight="normal" officeooo:rsid="000f104b" officeooo:paragraph-rsid="00a2c05b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text-properties fo:font-size="12pt" fo:font-style="normal" fo:font-weight="normal" officeooo:rsid="003bf25a" officeooo:paragraph-rsid="0051c30d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8e70d5" officeooo:paragraph-rsid="00903dc8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8e70d5" officeooo:paragraph-rsid="0091ec1c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8e70d5" officeooo:paragraph-rsid="00a4d4a1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73fd96" officeooo:paragraph-rsid="00a4d4a1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3561a5" officeooo:paragraph-rsid="00a7d813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3561a5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91ec1c" officeooo:paragraph-rsid="0092eda0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8bb451" officeooo:paragraph-rsid="008bb451" style:font-size-asian="10.5pt" style:font-style-asian="normal" style:font-weight-asian="bold" style:font-size-complex="12pt" style:font-style-complex="normal" style:font-weight-complex="bold"/>
    </style:style>
    <style:style style:name="P139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8bb451" officeooo:paragraph-rsid="00a7d813" style:font-size-asian="10.5pt" style:font-style-asian="normal" style:font-weight-asian="bold" style:font-size-complex="12pt" style:font-style-complex="normal" style:font-weight-complex="bold"/>
    </style:style>
    <style:style style:name="P140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8d9e6d" officeooo:paragraph-rsid="008e8c59" style:font-size-asian="10.5pt" style:font-style-asian="normal" style:font-weight-asian="bold" style:font-size-complex="12pt" style:font-style-complex="normal" style:font-weight-complex="bold"/>
    </style:style>
    <style:style style:name="P141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8d9e6d" officeooo:paragraph-rsid="0091ec1c" style:font-size-asian="10.5pt" style:font-style-asian="normal" style:font-weight-asian="bold" style:font-size-complex="12pt" style:font-style-complex="normal" style:font-weight-complex="bold"/>
    </style:style>
    <style:style style:name="P142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8bb451" officeooo:paragraph-rsid="00a7d813" style:font-size-asian="12pt" style:font-style-asian="normal" style:font-weight-asian="bold" style:font-size-complex="12pt" style:font-style-complex="normal" style:font-weight-complex="bold"/>
    </style:style>
    <style:style style:name="P14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efab5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1735" officeooo:paragraph-rsid="00540744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6bd42" officeooo:paragraph-rsid="0076bd42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9f39ba" officeooo:paragraph-rsid="009f39ba" style:font-size-asian="10.5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8adf0" officeooo:paragraph-rsid="00a7d813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aaccd" officeooo:paragraph-rsid="00a7d813" style:font-size-asian="10.5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a7d813" officeooo:paragraph-rsid="00a7d813" style:font-size-asian="10.5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5726c9" officeooo:paragraph-rsid="005726c9" style:font-size-asian="10.5pt" style:font-style-asian="normal" style:font-weight-asian="bold" style:font-size-complex="12pt" style:font-style-complex="normal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8e8c59" officeooo:paragraph-rsid="008e8c59" style:font-size-asian="10.5pt" style:font-style-asian="normal" style:font-weight-asian="bold" style:font-size-complex="12pt" style:font-style-complex="normal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8d9e6d" officeooo:paragraph-rsid="008d9e6d" style:font-size-asian="10.5pt" style:font-style-asian="normal" style:font-weight-asian="bold" style:font-size-complex="12pt" style:font-style-complex="normal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size="12pt" fo:font-style="normal" officeooo:rsid="002627d8" officeooo:paragraph-rsid="00720eea" style:font-size-asian="10.5pt" style:font-style-asian="normal" style:font-size-complex="12pt" style:font-style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style="normal" fo:font-weight="bold" officeooo:rsid="008d9e6d" officeooo:paragraph-rsid="008e8c59" style:font-size-asian="10.5pt" style:font-style-asian="normal" style:font-weight-asian="bold" style:font-size-complex="12pt" style:font-style-complex="normal" style:font-weight-complex="bold"/>
    </style:style>
    <style:style style:name="P155" style:family="paragraph" style:parent-style-name="Standard">
      <style:paragraph-properties fo:text-align="start" style:justify-single-word="false"/>
      <style:text-properties fo:font-size="12pt" fo:font-style="normal" fo:font-weight="bold" officeooo:rsid="008d9e6d" officeooo:paragraph-rsid="0091ec1c" style:font-size-asian="10.5pt" style:font-style-asian="normal" style:font-weight-asian="bold" style:font-size-complex="12pt" style:font-style-complex="normal" style:font-weight-complex="bold"/>
    </style:style>
    <style:style style:name="P156" style:family="paragraph" style:parent-style-name="Standard">
      <style:paragraph-properties fo:text-align="start" style:justify-single-word="false"/>
      <style:text-properties fo:font-size="12pt" fo:font-style="normal" fo:font-weight="bold" officeooo:rsid="008e8c59" officeooo:paragraph-rsid="008e8c59" style:font-size-asian="10.5pt" style:font-style-asian="normal" style:font-weight-asian="bold" style:font-size-complex="12pt" style:font-style-complex="normal" style:font-weight-complex="bold"/>
    </style:style>
    <style:style style:name="P157" style:family="paragraph" style:parent-style-name="Standard">
      <style:paragraph-properties fo:text-align="start" style:justify-single-word="false"/>
      <style:text-properties fo:font-size="12pt" fo:font-style="normal" fo:font-weight="bold" officeooo:rsid="00365fd4" officeooo:paragraph-rsid="00365fd4" style:font-size-asian="10.5pt" style:font-style-asian="normal" style:font-weight-asian="bold" style:font-size-complex="12pt" style:font-style-complex="normal" style:font-weight-complex="bold"/>
    </style:style>
    <style:style style:name="P158" style:family="paragraph" style:parent-style-name="Standard">
      <style:paragraph-properties fo:text-align="start" style:justify-single-word="false"/>
      <style:text-properties fo:font-size="12pt" fo:font-style="normal" fo:font-weight="bold" officeooo:rsid="008bc6b1" officeooo:paragraph-rsid="00a7d813" style:font-size-asian="10.5pt" style:font-style-asian="normal" style:font-weight-asian="bold" style:font-size-complex="12pt" style:font-style-complex="normal" style:font-weight-complex="bold"/>
    </style:style>
    <style:style style:name="P159" style:family="paragraph" style:parent-style-name="Standard">
      <style:paragraph-properties fo:text-align="start" style:justify-single-word="false"/>
      <style:text-properties fo:font-size="12pt" fo:font-weight="normal" officeooo:rsid="0029f688" officeooo:paragraph-rsid="00b101b4" style:font-size-asian="10.5pt" style:font-weight-asian="normal" style:font-size-complex="12pt" style:font-weight-complex="normal"/>
    </style:style>
    <style:style style:name="P160" style:family="paragraph" style:parent-style-name="Standard">
      <style:text-properties fo:font-size="12pt" officeooo:rsid="005c5fe5" officeooo:paragraph-rsid="00328a78" style:font-size-asian="12pt" style:font-size-complex="12pt"/>
    </style:style>
    <style:style style:name="P161" style:family="paragraph" style:parent-style-name="Standard">
      <style:text-properties fo:font-size="12pt" officeooo:rsid="005c5fe5" officeooo:paragraph-rsid="009f11a1" style:font-size-asian="12pt" style:font-size-complex="12pt"/>
    </style:style>
    <style:style style:name="P162" style:family="paragraph" style:parent-style-name="Standard">
      <style:text-properties fo:color="#ff3333" fo:font-size="12pt" fo:font-style="normal" fo:font-weight="normal" officeooo:rsid="008746db" officeooo:paragraph-rsid="008746db" style:font-size-asian="10.5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text-properties fo:color="#ff3333" fo:font-size="12pt" fo:font-style="normal" fo:font-weight="normal" officeooo:rsid="008746db" officeooo:paragraph-rsid="00890e75" style:font-size-asian="10.5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text-properties fo:color="#ff3333" fo:font-size="12pt" fo:font-style="normal" fo:font-weight="normal" officeooo:rsid="0034b28f" officeooo:paragraph-rsid="00890e75" style:font-size-asian="10.5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ff3333" fo:font-size="12pt" fo:font-style="normal" fo:font-weight="normal" officeooo:rsid="0021e631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ff3333" fo:font-size="12pt" fo:font-style="normal" fo:font-weight="normal" officeooo:rsid="001c4dd0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ff3333" fo:font-size="12pt" fo:font-style="normal" fo:font-weight="normal" officeooo:rsid="001c4dd0" officeooo:paragraph-rsid="001c4dd0" style:font-size-asian="10.5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text-properties fo:font-style="normal" style:text-underline-style="solid" style:text-underline-width="auto" style:text-underline-color="font-color" fo:font-weight="normal" officeooo:rsid="0031137d" officeooo:paragraph-rsid="0031137d" style:font-style-asian="normal" style:font-weight-asian="normal" style:font-style-complex="normal" style:font-weight-complex="normal"/>
    </style:style>
    <style:style style:name="P169" style:family="paragraph" style:parent-style-name="Standard">
      <style:text-properties fo:font-style="normal" style:text-underline-style="solid" style:text-underline-width="auto" style:text-underline-color="font-color" fo:font-weight="normal" officeooo:rsid="0031137d" officeooo:paragraph-rsid="00930241" style:font-style-asian="normal" style:font-weight-asian="normal" style:font-style-complex="normal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8bb451" officeooo:paragraph-rsid="008bb451" style:font-style-asian="normal" style:font-weight-asian="bold" style:font-style-complex="normal" style:font-weight-complex="bold"/>
    </style:style>
    <style:style style:name="P171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8bc6b1" officeooo:paragraph-rsid="008bc6b1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style:text-underline-style="solid" style:text-underline-width="auto" style:text-underline-color="font-color" officeooo:rsid="0031137d" officeooo:paragraph-rsid="0031137d" style:font-style-asian="normal" style:font-style-complex="normal"/>
    </style:style>
    <style:style style:name="P173" style:family="paragraph" style:parent-style-name="Standard">
      <style:text-properties fo:font-style="normal" style:text-underline-style="solid" style:text-underline-width="auto" style:text-underline-color="font-color" officeooo:rsid="0031137d" officeooo:paragraph-rsid="00930241" style:font-style-asian="normal" style:font-style-complex="normal"/>
    </style:style>
    <style:style style:name="P174" style:family="paragraph" style:parent-style-name="Standard">
      <style:text-properties fo:font-style="normal" style:text-underline-style="solid" style:text-underline-width="auto" style:text-underline-color="font-color" officeooo:rsid="003a0416" officeooo:paragraph-rsid="003a0416" style:font-style-asian="normal" style:font-style-complex="normal"/>
    </style:style>
    <style:style style:name="P175" style:family="paragraph" style:parent-style-name="Standard">
      <style:text-properties fo:font-style="normal" style:text-underline-style="solid" style:text-underline-width="auto" style:text-underline-color="font-color" officeooo:rsid="003a0416" officeooo:paragraph-rsid="00930241" style:font-style-asian="normal" style:font-style-complex="normal"/>
    </style:style>
    <style:style style:name="P176" style:family="paragraph" style:parent-style-name="Standard">
      <style:text-properties fo:font-style="normal" style:text-underline-style="solid" style:text-underline-width="auto" style:text-underline-color="font-color" officeooo:rsid="003a0416" officeooo:paragraph-rsid="00989554" style:font-style-asian="normal" style:font-style-complex="normal"/>
    </style:style>
    <style:style style:name="P177" style:family="paragraph" style:parent-style-name="Standard">
      <style:text-properties fo:font-style="normal" style:text-underline-style="solid" style:text-underline-width="auto" style:text-underline-color="font-color" officeooo:rsid="0091ec1c" officeooo:paragraph-rsid="00930241" style:font-style-asian="normal" style:font-style-complex="normal"/>
    </style:style>
    <style:style style:name="P178" style:family="paragraph" style:parent-style-name="Standard">
      <style:text-properties fo:font-style="normal" style:text-underline-style="solid" style:text-underline-width="auto" style:text-underline-color="font-color" officeooo:rsid="00328a78" officeooo:paragraph-rsid="00365fd4" style:font-style-asian="normal" style:font-style-complex="normal"/>
    </style:style>
    <style:style style:name="P179" style:family="paragraph" style:parent-style-name="Standard">
      <style:text-properties fo:font-style="normal" fo:font-weight="normal" officeooo:rsid="0094e1ec" officeooo:paragraph-rsid="0096ae36" style:font-style-asian="normal" style:font-weight-asian="normal" style:font-style-complex="normal" style:font-weight-complex="normal"/>
    </style:style>
    <style:style style:name="P180" style:family="paragraph" style:parent-style-name="Standard">
      <style:text-properties fo:font-style="normal" officeooo:rsid="003a0416" officeooo:paragraph-rsid="003a0416" style:font-style-asian="normal" style:font-style-complex="normal"/>
    </style:style>
    <style:style style:name="P181" style:family="paragraph" style:parent-style-name="Standard">
      <style:text-properties fo:font-style="normal" officeooo:rsid="003a0416" officeooo:paragraph-rsid="00930241" style:font-style-asian="normal" style:font-style-complex="normal"/>
    </style:style>
    <style:style style:name="P182" style:family="paragraph" style:parent-style-name="Standard">
      <style:paragraph-properties fo:text-align="start" style:justify-single-word="false"/>
      <style:text-properties fo:font-style="normal" officeooo:rsid="003a0416" officeooo:paragraph-rsid="00930241" style:font-style-asian="normal" style:font-style-complex="normal"/>
    </style:style>
    <style:style style:name="P183" style:family="paragraph" style:parent-style-name="Standard">
      <style:text-properties fo:font-style="normal" officeooo:rsid="0091ec1c" officeooo:paragraph-rsid="0091ec1c" style:font-style-asian="normal" style:font-style-complex="normal"/>
    </style:style>
    <style:style style:name="P184" style:family="paragraph" style:parent-style-name="Standard">
      <style:paragraph-properties fo:text-align="start" style:justify-single-word="false"/>
      <style:text-properties fo:font-style="normal" officeooo:rsid="005726c9" officeooo:paragraph-rsid="00930241" style:font-style-asian="normal" style:font-style-complex="normal"/>
    </style:style>
    <style:style style:name="P185" style:family="paragraph" style:parent-style-name="Standard">
      <style:text-properties fo:font-style="normal" officeooo:rsid="0031137d" officeooo:paragraph-rsid="0031137d" style:font-style-asian="normal" style:font-style-complex="normal"/>
    </style:style>
    <style:style style:name="P186" style:family="paragraph" style:parent-style-name="Standard">
      <style:text-properties fo:font-style="normal" officeooo:rsid="0031137d" officeooo:paragraph-rsid="00930241" style:font-style-asian="normal" style:font-style-complex="normal"/>
    </style:style>
    <style:style style:name="P187" style:family="paragraph" style:parent-style-name="Standard">
      <style:text-properties fo:font-style="normal" officeooo:rsid="000f1735" officeooo:paragraph-rsid="003a0416" style:font-style-asian="normal" style:font-style-complex="normal"/>
    </style:style>
    <style:style style:name="P188" style:family="paragraph" style:parent-style-name="Standard">
      <style:text-properties fo:font-style="normal" fo:font-weight="bold" officeooo:rsid="003a0416" officeooo:paragraph-rsid="003a0416" style:font-style-asian="normal" style:font-weight-asian="bold" style:font-style-complex="normal" style:font-weight-complex="bold"/>
    </style:style>
    <style:style style:name="P189" style:family="paragraph" style:parent-style-name="Standard">
      <style:text-properties fo:font-style="normal" style:text-underline-style="none" fo:font-weight="normal" officeooo:rsid="009841b0" officeooo:paragraph-rsid="009841b0" style:font-style-asian="normal" style:font-weight-asian="normal" style:font-style-complex="normal" style:font-weight-complex="normal"/>
    </style:style>
    <style:style style:name="P190" style:family="paragraph" style:parent-style-name="Standard">
      <style:text-properties fo:font-style="normal" style:text-underline-style="none" fo:font-weight="normal" officeooo:rsid="009841b0" officeooo:paragraph-rsid="00989554" style:font-style-asian="normal" style:font-weight-asian="normal" style:font-style-complex="normal" style:font-weight-complex="normal"/>
    </style:style>
    <style:style style:name="P191" style:family="paragraph" style:parent-style-name="Standard">
      <style:text-properties fo:font-style="normal" style:text-underline-style="none" fo:font-weight="normal" officeooo:rsid="009841b0" officeooo:paragraph-rsid="009a72e1" style:font-style-asian="normal" style:font-weight-asian="normal" style:font-style-complex="normal" style:font-weight-complex="normal"/>
    </style:style>
    <style:style style:name="P192" style:family="paragraph" style:parent-style-name="Standard">
      <style:text-properties fo:font-style="normal" style:text-underline-style="none" officeooo:rsid="0096ae36" officeooo:paragraph-rsid="0096ae36" style:font-style-asian="normal" style:font-style-complex="normal"/>
    </style:style>
    <style:style style:name="P193" style:family="paragraph" style:parent-style-name="Standard">
      <style:text-properties fo:font-style="normal" style:text-underline-style="none" officeooo:rsid="0096ae36" officeooo:paragraph-rsid="009841b0" style:font-style-asian="normal" style:font-style-complex="normal"/>
    </style:style>
    <style:style style:name="P194" style:family="paragraph" style:parent-style-name="Standard">
      <style:text-properties fo:font-style="normal" style:text-underline-style="none" officeooo:rsid="0096ae36" officeooo:paragraph-rsid="00989554" style:font-style-asian="normal" style:font-style-complex="normal"/>
    </style:style>
    <style:style style:name="P195" style:family="paragraph" style:parent-style-name="Standard">
      <style:text-properties fo:font-style="normal" style:text-underline-style="none" officeooo:rsid="0096ae36" officeooo:paragraph-rsid="009a72e1" style:font-style-asian="normal" style:font-style-complex="normal"/>
    </style:style>
    <style:style style:name="P196" style:family="paragraph" style:parent-style-name="Standard">
      <style:text-properties fo:font-style="normal" style:text-underline-style="none" officeooo:rsid="009841b0" officeooo:paragraph-rsid="009841b0" style:font-style-asian="normal" style:font-style-complex="normal"/>
    </style:style>
    <style:style style:name="P197" style:family="paragraph" style:parent-style-name="Standard">
      <style:text-properties fo:font-style="normal" style:text-underline-style="none" officeooo:rsid="009841b0" officeooo:paragraph-rsid="009a72e1" style:font-style-asian="normal" style:font-style-complex="normal"/>
    </style:style>
    <style:style style:name="P198" style:family="paragraph" style:parent-style-name="Standard">
      <style:text-properties fo:font-style="normal" style:text-underline-style="none" officeooo:rsid="00989554" officeooo:paragraph-rsid="00989554" style:font-style-asian="normal" style:font-style-complex="normal"/>
    </style:style>
    <style:style style:name="P199" style:family="paragraph" style:parent-style-name="Standard">
      <style:text-properties fo:font-style="normal" style:text-underline-style="none" officeooo:rsid="00989554" officeooo:paragraph-rsid="009a72e1" style:font-style-asian="normal" style:font-style-complex="normal"/>
    </style:style>
    <style:style style:name="P200" style:family="paragraph" style:parent-style-name="Standard">
      <style:text-properties fo:font-style="normal" style:text-underline-style="none" officeooo:rsid="009a72e1" officeooo:paragraph-rsid="009a72e1" style:font-style-asian="normal" style:font-style-complex="normal"/>
    </style:style>
    <style:style style:name="P201" style:family="paragraph" style:parent-style-name="Standard">
      <style:text-properties style:text-underline-style="solid" style:text-underline-width="auto" style:text-underline-color="font-color" officeooo:rsid="00341b7b" officeooo:paragraph-rsid="005dcd96"/>
    </style:style>
    <style:style style:name="P202" style:family="paragraph" style:parent-style-name="Standard">
      <style:paragraph-properties fo:text-align="start" style:justify-single-word="false"/>
      <style:text-properties fo:font-weight="normal" officeooo:rsid="0017e649" officeooo:paragraph-rsid="00a0cfbd" style:font-weight-asian="normal" style:font-weight-complex="normal"/>
    </style:style>
    <style:style style:name="P203" style:family="paragraph" style:parent-style-name="Standard">
      <style:text-properties fo:font-weight="bold" officeooo:rsid="0004751a" officeooo:paragraph-rsid="00337396" style:font-weight-asian="bold" style:font-weight-complex="bold"/>
    </style:style>
    <style:style style:name="P204" style:family="paragraph" style:parent-style-name="Standard">
      <style:text-properties fo:font-weight="bold" officeooo:rsid="000ac612" officeooo:paragraph-rsid="000ac612" style:font-weight-asian="bold" style:font-weight-complex="bold"/>
    </style:style>
    <style:style style:name="P205" style:family="paragraph" style:parent-style-name="Standard">
      <style:paragraph-properties fo:text-align="start" style:justify-single-word="false"/>
      <style:text-properties officeooo:rsid="00328a78" officeooo:paragraph-rsid="00903dc8"/>
    </style:style>
    <style:style style:name="P206" style:family="paragraph" style:parent-style-name="Standard">
      <style:text-properties officeooo:rsid="00328a78" officeooo:paragraph-rsid="00328a78"/>
    </style:style>
    <style:style style:name="P207" style:family="paragraph" style:parent-style-name="Standard">
      <style:text-properties fo:font-style="italic" officeooo:rsid="0002ab6e" officeooo:paragraph-rsid="000ac612" style:font-style-asian="italic" style:font-style-complex="italic"/>
    </style:style>
    <style:style style:name="P208" style:family="paragraph" style:parent-style-name="Standard">
      <style:text-properties fo:font-size="11pt" fo:font-style="normal" style:text-underline-style="solid" style:text-underline-width="auto" style:text-underline-color="font-color" officeooo:rsid="00328a78" officeooo:paragraph-rsid="00365fd4" style:font-size-asian="11pt" style:font-style-asian="normal" style:font-size-complex="11pt" style:font-style-complex="normal"/>
    </style:style>
    <style:style style:name="P209" style:family="paragraph" style:parent-style-name="Standard">
      <style:text-properties fo:font-size="11pt" fo:font-style="normal" fo:font-weight="normal" officeooo:rsid="003bf25a" officeooo:paragraph-rsid="005c5fe5" style:font-size-asian="11pt" style:font-style-asian="normal" style:font-weight-asian="normal" style:font-size-complex="11pt" style:font-style-complex="normal" style:font-weight-complex="normal"/>
    </style:style>
    <style:style style:name="P210" style:family="paragraph" style:parent-style-name="Standard">
      <style:paragraph-properties fo:text-align="start" style:justify-single-word="false"/>
      <style:text-properties fo:color="#999999" fo:font-size="12pt" fo:font-weight="normal" officeooo:rsid="0029f688" officeooo:paragraph-rsid="00afa0f2" style:font-size-asian="10.5pt" style:font-weight-asian="normal" style:font-size-complex="12pt" style:font-weight-complex="normal"/>
    </style:style>
    <style:style style:name="P211" style:family="paragraph" style:parent-style-name="Standard">
      <style:paragraph-properties fo:break-before="page"/>
      <style:text-properties fo:font-size="12pt" fo:font-style="normal" style:text-underline-style="solid" style:text-underline-width="auto" style:text-underline-color="font-color" fo:font-weight="normal" officeooo:rsid="003561a5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>
      <style:paragraph-properties fo:text-align="start" style:justify-single-word="false" fo:break-before="page"/>
      <style:text-properties fo:font-size="12pt" fo:font-style="normal" style:text-underline-style="none" fo:font-weight="bold" officeooo:rsid="005726c9" officeooo:paragraph-rsid="0091ec1c" style:font-size-asian="10.5pt" style:font-style-asian="normal" style:font-weight-asian="bold" style:font-size-complex="12pt" style:font-style-complex="normal" style:font-weight-complex="bold"/>
    </style:style>
    <style:style style:name="P213" style:family="paragraph" style:parent-style-name="Standard">
      <style:paragraph-properties fo:text-align="start" style:justify-single-word="false" fo:break-before="page"/>
      <style:text-properties fo:font-size="12pt" fo:font-style="normal" fo:font-weight="normal" officeooo:rsid="008e70d5" officeooo:paragraph-rsid="00a4d4a1" style:font-size-asian="10.5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>
      <style:paragraph-properties fo:text-align="start" style:justify-single-word="false" fo:break-before="page"/>
      <style:text-properties fo:font-size="12pt" fo:font-style="normal" fo:font-weight="bold" officeooo:rsid="00365fd4" officeooo:paragraph-rsid="00365fd4" style:font-size-asian="10.5pt" style:font-style-asian="normal" style:font-weight-asian="bold" style:font-size-complex="12pt" style:font-style-complex="normal" style:font-weight-complex="bold"/>
    </style:style>
    <style:style style:name="P215" style:family="paragraph" style:parent-style-name="Standard">
      <style:paragraph-properties fo:text-align="start" style:justify-single-word="false" fo:break-before="page"/>
      <style:text-properties fo:font-style="normal" officeooo:rsid="005726c9" officeooo:paragraph-rsid="00930241" style:font-style-asian="normal" style:font-style-complex="normal"/>
    </style:style>
    <style:style style:name="P216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officeooo:rsid="003a0416" officeooo:paragraph-rsid="00930241" style:font-style-asian="normal" style:font-style-complex="normal"/>
    </style:style>
    <style:style style:name="P217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officeooo:rsid="003a0416" officeooo:paragraph-rsid="00989554" style:font-style-asian="normal" style:font-style-complex="normal"/>
    </style:style>
    <style:style style:name="P218" style:family="paragraph" style:parent-style-name="Standard">
      <style:paragraph-properties fo:break-before="page"/>
      <style:text-properties style:text-underline-style="solid" style:text-underline-width="auto" style:text-underline-color="font-color" officeooo:rsid="00341b7b" officeooo:paragraph-rsid="005dcd96"/>
    </style:style>
    <style:style style:name="T1" style:family="text">
      <style:text-properties officeooo:rsid="0004751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0a5be" style:font-weight-asian="bold" style:font-weight-complex="bold"/>
    </style:style>
    <style:style style:name="T4" style:family="text">
      <style:text-properties fo:font-weight="bold" officeooo:rsid="005f779b" style:font-weight-asian="bold" style:font-weight-complex="bold"/>
    </style:style>
    <style:style style:name="T5" style:family="text">
      <style:text-properties fo:font-weight="bold" officeooo:rsid="005c5fe5" style:font-weight-asian="bold" style:font-weight-complex="bold"/>
    </style:style>
    <style:style style:name="T6" style:family="text">
      <style:text-properties fo:font-weight="bold" officeooo:rsid="005efab5" style:font-weight-asian="bold" style:font-weight-complex="bold"/>
    </style:style>
    <style:style style:name="T7" style:family="text">
      <style:text-properties fo:font-weight="bold" officeooo:rsid="008bb451" style:font-weight-asian="bold" style:font-weight-complex="bold"/>
    </style:style>
    <style:style style:name="T8" style:family="text">
      <style:text-properties fo:font-weight="bold" officeooo:rsid="00903dc8" style:font-weight-asian="bold" style:font-weight-complex="bold"/>
    </style:style>
    <style:style style:name="T9" style:family="text">
      <style:text-properties fo:font-weight="bold" officeooo:rsid="00989554" style:font-weight-asian="bold" style:font-weight-complex="bold"/>
    </style:style>
    <style:style style:name="T10" style:family="text">
      <style:text-properties officeooo:rsid="000f1735"/>
    </style:style>
    <style:style style:name="T11" style:family="text">
      <style:text-properties officeooo:rsid="00114857"/>
    </style:style>
    <style:style style:name="T12" style:family="text">
      <style:text-properties fo:font-style="normal" officeooo:rsid="00170685" style:font-style-asian="normal" style:font-style-complex="normal"/>
    </style:style>
    <style:style style:name="T13" style:family="text">
      <style:text-properties fo:font-style="normal" officeooo:rsid="00337396" style:font-style-asian="normal" style:font-style-complex="normal"/>
    </style:style>
    <style:style style:name="T14" style:family="text">
      <style:text-properties officeooo:rsid="001c16c2"/>
    </style:style>
    <style:style style:name="T15" style:family="text">
      <style:text-properties officeooo:rsid="0021e631"/>
    </style:style>
    <style:style style:name="T16" style:family="text">
      <style:text-properties officeooo:rsid="002627d8"/>
    </style:style>
    <style:style style:name="T17" style:family="text">
      <style:text-properties officeooo:rsid="002b211b"/>
    </style:style>
    <style:style style:name="T18" style:family="text">
      <style:text-properties officeooo:rsid="002dba3c"/>
    </style:style>
    <style:style style:name="T19" style:family="text">
      <style:text-properties fo:font-size="12pt" fo:font-style="normal" fo:font-weight="normal" officeooo:rsid="008e70d5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style:font-size-asian="10.5pt" style:font-style-asian="normal" style:font-size-complex="12pt" style:font-style-complex="normal"/>
    </style:style>
    <style:style style:name="T21" style:family="text">
      <style:text-properties fo:font-size="12pt" fo:font-style="normal" officeooo:rsid="009f39ba" style:font-size-asian="10.5pt" style:font-style-asian="normal" style:font-size-complex="12pt" style:font-style-complex="normal"/>
    </style:style>
    <style:style style:name="T22" style:family="text">
      <style:text-properties fo:font-size="12pt" fo:font-style="normal" officeooo:rsid="00779fa8" style:font-size-asian="10.5pt" style:font-style-asian="normal" style:font-size-complex="12pt" style:font-style-complex="normal"/>
    </style:style>
    <style:style style:name="T23" style:family="text">
      <style:text-properties fo:font-size="12pt" style:font-size-asian="10.5pt" style:font-size-complex="12pt"/>
    </style:style>
    <style:style style:name="T24" style:family="text">
      <style:text-properties fo:font-size="12pt" officeooo:rsid="00a7d813" style:font-size-asian="10.5pt" style:font-size-complex="12pt"/>
    </style:style>
    <style:style style:name="T25" style:family="text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T26" style:family="text">
      <style:text-properties fo:font-size="12pt" style:text-underline-style="none" fo:font-weight="bold" officeooo:rsid="005dcd96" style:font-size-asian="10.5pt" style:font-weight-asian="bold" style:font-size-complex="12pt" style:font-weight-complex="bold"/>
    </style:style>
    <style:style style:name="T27" style:family="text">
      <style:text-properties fo:font-size="12pt" style:text-underline-style="none" fo:font-weight="bold" officeooo:rsid="005aaccd" style:font-size-asian="10.5pt" style:font-weight-asian="bold" style:font-size-complex="12pt" style:font-weight-complex="bold"/>
    </style:style>
    <style:style style:name="T28" style:family="text">
      <style:text-properties fo:font-size="12pt" fo:font-weight="normal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8c1dc5" style:font-size-asian="10.5pt" style:font-weight-asian="normal" style:font-size-complex="12pt" style:font-weight-complex="normal"/>
    </style:style>
    <style:style style:name="T30" style:family="text"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T31" style:family="text">
      <style:text-properties fo:font-size="12pt" style:text-underline-style="solid" style:text-underline-width="auto" style:text-underline-color="font-color" fo:font-weight="bold" officeooo:rsid="0040a5be" style:font-size-asian="10.5pt" style:font-weight-asian="bold" style:font-size-complex="12pt" style:font-weight-complex="bold"/>
    </style:style>
    <style:style style:name="T32" style:family="text">
      <style:text-properties fo:font-size="12pt" style:text-underline-style="solid" style:text-underline-width="auto" style:text-underline-color="font-color" fo:font-weight="bold" officeooo:rsid="00989554" style:font-size-asian="10.5pt" style:font-weight-asian="bold" style:font-size-complex="12pt" style:font-weight-complex="bold"/>
    </style:style>
    <style:style style:name="T33" style:family="text"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34" style:family="text">
      <style:text-properties officeooo:rsid="00307247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2a026f" style:font-weight-asian="normal" style:font-weight-complex="normal"/>
    </style:style>
    <style:style style:name="T37" style:family="text">
      <style:text-properties fo:font-weight="normal" officeooo:rsid="002720ed" style:font-weight-asian="normal" style:font-weight-complex="normal"/>
    </style:style>
    <style:style style:name="T38" style:family="text">
      <style:text-properties fo:font-weight="normal" officeooo:rsid="0029f688" style:font-weight-asian="normal" style:font-weight-complex="normal"/>
    </style:style>
    <style:style style:name="T39" style:family="text">
      <style:text-properties fo:font-weight="normal" officeooo:rsid="0070ae3b" style:font-weight-asian="normal" style:font-weight-complex="normal"/>
    </style:style>
    <style:style style:name="T40" style:family="text">
      <style:text-properties fo:font-weight="normal" officeooo:rsid="00720eea" style:font-weight-asian="normal" style:font-weight-complex="normal"/>
    </style:style>
    <style:style style:name="T41" style:family="text">
      <style:text-properties fo:font-weight="normal" officeooo:rsid="008c1dc5" style:font-weight-asian="normal" style:font-weight-complex="normal"/>
    </style:style>
    <style:style style:name="T42" style:family="text">
      <style:text-properties fo:font-weight="normal" officeooo:rsid="008e8c59" style:font-weight-asian="normal" style:font-weight-complex="normal"/>
    </style:style>
    <style:style style:name="T43" style:family="text">
      <style:text-properties fo:font-weight="normal" officeooo:rsid="0091ec1c" style:font-weight-asian="normal" style:font-weight-complex="normal"/>
    </style:style>
    <style:style style:name="T44" style:family="text">
      <style:text-properties fo:font-weight="normal" officeooo:rsid="0040a5be" style:font-weight-asian="normal" style:font-weight-complex="normal"/>
    </style:style>
    <style:style style:name="T45" style:family="text">
      <style:text-properties fo:font-weight="normal" officeooo:rsid="00989554" style:font-weight-asian="normal" style:font-weight-complex="normal"/>
    </style:style>
    <style:style style:name="T46" style:family="text">
      <style:text-properties fo:font-weight="normal" officeooo:rsid="009f11a1" style:font-weight-asian="normal" style:font-weight-complex="normal"/>
    </style:style>
    <style:style style:name="T47" style:family="text">
      <style:text-properties fo:font-weight="normal" officeooo:rsid="009f39ba" style:font-weight-asian="normal" style:font-weight-complex="normal"/>
    </style:style>
    <style:style style:name="T48" style:family="text">
      <style:text-properties officeooo:rsid="0030fe08"/>
    </style:style>
    <style:style style:name="T49" style:family="text">
      <style:text-properties officeooo:rsid="00337396"/>
    </style:style>
    <style:style style:name="T50" style:family="text">
      <style:text-properties officeooo:rsid="00341b7b"/>
    </style:style>
    <style:style style:name="T51" style:family="text">
      <style:text-properties officeooo:rsid="003561a5"/>
    </style:style>
    <style:style style:name="T52" style:family="text">
      <style:text-properties officeooo:rsid="00365fd4"/>
    </style:style>
    <style:style style:name="T53" style:family="text">
      <style:text-properties officeooo:rsid="0038ea46"/>
    </style:style>
    <style:style style:name="T54" style:family="text">
      <style:text-properties officeooo:rsid="003a0416"/>
    </style:style>
    <style:style style:name="T55" style:family="text">
      <style:text-properties officeooo:rsid="00430465"/>
    </style:style>
    <style:style style:name="T56" style:family="text">
      <style:text-properties officeooo:rsid="0051c30d"/>
    </style:style>
    <style:style style:name="T57" style:family="text">
      <style:text-properties fo:font-style="italic" officeooo:rsid="0055f6c5" style:font-style-asian="italic" style:font-style-complex="italic"/>
    </style:style>
    <style:style style:name="T58" style:family="text">
      <style:text-properties fo:font-style="italic" officeooo:rsid="0055673a" style:font-style-asian="italic" style:font-style-complex="italic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style:text-underline-style="solid" style:text-underline-width="auto" style:text-underline-color="font-color" officeooo:rsid="0055673a"/>
    </style:style>
    <style:style style:name="T6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2" style:family="text">
      <style:text-properties style:text-underline-style="solid" style:text-underline-width="auto" style:text-underline-color="font-color" fo:font-weight="normal" officeooo:rsid="008e8c59" style:font-weight-asian="normal" style:font-weight-complex="normal"/>
    </style:style>
    <style:style style:name="T63" style:family="text">
      <style:text-properties style:text-underline-style="solid" style:text-underline-width="auto" style:text-underline-color="font-color" fo:font-weight="normal" officeooo:rsid="0091ec1c" style:font-weight-asian="normal" style:font-weight-complex="normal"/>
    </style:style>
    <style:style style:name="T64" style:family="text">
      <style:text-properties style:text-underline-style="solid" style:text-underline-width="auto" style:text-underline-color="font-color" officeooo:rsid="008e8c59"/>
    </style:style>
    <style:style style:name="T6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6" style:family="text">
      <style:text-properties style:text-underline-style="solid" style:text-underline-width="auto" style:text-underline-color="font-color" fo:font-weight="bold" officeooo:rsid="00903dc8" style:font-weight-asian="bold" style:font-weight-complex="bold"/>
    </style:style>
    <style:style style:name="T67" style:family="text">
      <style:text-properties style:text-underline-style="solid" style:text-underline-width="auto" style:text-underline-color="font-color" fo:font-weight="bold" officeooo:rsid="0040a5be" style:font-weight-asian="bold" style:font-weight-complex="bold"/>
    </style:style>
    <style:style style:name="T68" style:family="text">
      <style:text-properties style:text-underline-style="solid" style:text-underline-width="auto" style:text-underline-color="font-color" fo:font-weight="bold" officeooo:rsid="00989554" style:font-weight-asian="bold" style:font-weight-complex="bold"/>
    </style:style>
    <style:style style:name="T69" style:family="text">
      <style:text-properties style:text-underline-style="solid" style:text-underline-width="auto" style:text-underline-color="font-color" officeooo:rsid="00903dc8"/>
    </style:style>
    <style:style style:name="T70" style:family="text">
      <style:text-properties style:text-underline-style="solid" style:text-underline-width="auto" style:text-underline-color="font-color" officeooo:rsid="003711fe"/>
    </style:style>
    <style:style style:name="T71" style:family="text">
      <style:text-properties style:text-underline-style="solid" style:text-underline-width="auto" style:text-underline-color="font-color" officeooo:rsid="003561a5"/>
    </style:style>
    <style:style style:name="T72" style:family="text">
      <style:text-properties officeooo:rsid="0058adf0"/>
    </style:style>
    <style:style style:name="T73" style:family="text">
      <style:text-properties officeooo:rsid="005aaccd"/>
    </style:style>
    <style:style style:name="T74" style:family="text">
      <style:text-properties officeooo:rsid="005c5fe5"/>
    </style:style>
    <style:style style:name="T75" style:family="text">
      <style:text-properties officeooo:rsid="005dcd96"/>
    </style:style>
    <style:style style:name="T76" style:family="text">
      <style:text-properties officeooo:rsid="005efab5"/>
    </style:style>
    <style:style style:name="T77" style:family="text">
      <style:text-properties officeooo:rsid="00618ce8"/>
    </style:style>
    <style:style style:name="T78" style:family="text">
      <style:text-properties officeooo:rsid="0062b904"/>
    </style:style>
    <style:style style:name="T79" style:family="text">
      <style:text-properties officeooo:rsid="0062d292"/>
    </style:style>
    <style:style style:name="T80" style:family="text">
      <style:text-properties officeooo:rsid="006341db"/>
    </style:style>
    <style:style style:name="T81" style:family="text">
      <style:text-properties officeooo:rsid="0064c933"/>
    </style:style>
    <style:style style:name="T82" style:family="text">
      <style:text-properties officeooo:rsid="006a69da"/>
    </style:style>
    <style:style style:name="T83" style:family="text">
      <style:text-properties officeooo:rsid="006eb201"/>
    </style:style>
    <style:style style:name="T84" style:family="text">
      <style:text-properties officeooo:rsid="00720eea"/>
    </style:style>
    <style:style style:name="T85" style:family="text">
      <style:text-properties officeooo:rsid="00733e7b"/>
    </style:style>
    <style:style style:name="T86" style:family="text">
      <style:text-properties officeooo:rsid="0055673a"/>
    </style:style>
    <style:style style:name="T87" style:family="text">
      <style:text-properties officeooo:rsid="0079ad0d"/>
    </style:style>
    <style:style style:name="T88" style:family="text">
      <style:text-properties officeooo:rsid="007a5819"/>
    </style:style>
    <style:style style:name="T89" style:family="text">
      <style:text-properties fo:color="#cc0000"/>
    </style:style>
    <style:style style:name="T90" style:family="text">
      <style:text-properties fo:color="#cc0000" officeooo:rsid="0040a5be"/>
    </style:style>
    <style:style style:name="T91" style:family="text">
      <style:text-properties fo:color="#cc0000" officeooo:rsid="00365fd4"/>
    </style:style>
    <style:style style:name="T92" style:family="text">
      <style:text-properties fo:color="#cc0000" officeooo:rsid="009d02f9"/>
    </style:style>
    <style:style style:name="T93" style:family="text">
      <style:text-properties officeooo:rsid="007e9d3b"/>
    </style:style>
    <style:style style:name="T94" style:family="text">
      <style:text-properties officeooo:rsid="007ee952"/>
    </style:style>
    <style:style style:name="T95" style:family="text">
      <style:text-properties officeooo:rsid="007fe493"/>
    </style:style>
    <style:style style:name="T96" style:family="text">
      <style:text-properties officeooo:rsid="00806f8d"/>
    </style:style>
    <style:style style:name="T97" style:family="text">
      <style:text-properties officeooo:rsid="00890e75"/>
    </style:style>
    <style:style style:name="T98" style:family="text">
      <style:text-properties officeooo:rsid="008a5042"/>
    </style:style>
    <style:style style:name="T99" style:family="text">
      <style:text-properties officeooo:rsid="008bb451"/>
    </style:style>
    <style:style style:name="T100" style:family="text">
      <style:text-properties officeooo:rsid="008c1dc5"/>
    </style:style>
    <style:style style:name="T101" style:family="text">
      <style:text-properties style:text-underline-style="none"/>
    </style:style>
    <style:style style:name="T102" style:family="text">
      <style:text-properties style:text-underline-style="none" officeooo:rsid="009f39ba"/>
    </style:style>
    <style:style style:name="T103" style:family="text">
      <style:text-properties style:text-underline-style="none" officeooo:rsid="00307247"/>
    </style:style>
    <style:style style:name="T104" style:family="text">
      <style:text-properties style:text-underline-style="none" officeooo:rsid="00a2c05b"/>
    </style:style>
    <style:style style:name="T105" style:family="text">
      <style:text-properties style:text-underline-style="none" officeooo:rsid="008e8c59"/>
    </style:style>
    <style:style style:name="T106" style:family="text">
      <style:text-properties style:text-underline-style="none" officeooo:rsid="003711fe"/>
    </style:style>
    <style:style style:name="T107" style:family="text">
      <style:text-properties officeooo:rsid="008e8c59"/>
    </style:style>
    <style:style style:name="T108" style:family="text">
      <style:text-properties officeooo:rsid="00903dc8"/>
    </style:style>
    <style:style style:name="T109" style:family="text">
      <style:text-properties officeooo:rsid="0091ec1c"/>
    </style:style>
    <style:style style:name="T110" style:family="text">
      <style:text-properties officeooo:rsid="0092eda0"/>
    </style:style>
    <style:style style:name="T111" style:family="text">
      <style:text-properties officeooo:rsid="00930241"/>
    </style:style>
    <style:style style:name="T112" style:family="text">
      <style:text-properties fo:font-size="11pt" style:font-size-asian="11pt" style:font-size-complex="11pt"/>
    </style:style>
    <style:style style:name="T113" style:family="text">
      <style:text-properties fo:font-size="11pt" officeooo:rsid="008e8c59" style:font-size-asian="11pt" style:font-size-complex="11pt"/>
    </style:style>
    <style:style style:name="T114" style:family="text">
      <style:text-properties fo:font-size="11pt" officeooo:rsid="00903dc8" style:font-size-asian="11pt" style:font-size-complex="11pt"/>
    </style:style>
    <style:style style:name="T115" style:family="text">
      <style:text-properties fo:font-size="11pt" officeooo:rsid="0091ec1c" style:font-size-asian="11pt" style:font-size-complex="11pt"/>
    </style:style>
    <style:style style:name="T116" style:family="text">
      <style:text-properties fo:font-size="11pt" officeooo:rsid="003a0416" style:font-size-asian="11pt" style:font-size-complex="11pt"/>
    </style:style>
    <style:style style:name="T117" style:family="text">
      <style:text-properties fo:font-size="11pt" officeooo:rsid="00989554" style:font-size-asian="11pt" style:font-size-complex="11pt"/>
    </style:style>
    <style:style style:name="T118" style:family="text">
      <style:text-properties fo:font-size="11pt" officeooo:rsid="0040a5be" style:font-size-asian="11pt" style:font-size-complex="11pt"/>
    </style:style>
    <style:style style:name="T119" style:family="text">
      <style:text-properties fo:font-size="11pt" officeooo:rsid="00341b7b" style:font-size-asian="11pt" style:font-size-complex="11pt"/>
    </style:style>
    <style:style style:name="T120" style:family="text">
      <style:text-properties fo:font-size="11pt" officeooo:rsid="005c5fe5" style:font-size-asian="11pt" style:font-size-complex="11pt"/>
    </style:style>
    <style:style style:name="T121" style:family="text">
      <style:text-properties fo:font-size="11pt" officeooo:rsid="003561a5" style:font-size-asian="11pt" style:font-size-complex="11pt"/>
    </style:style>
    <style:style style:name="T122" style:family="text">
      <style:text-properties fo:font-size="11pt" officeooo:rsid="005dcd96" style:font-size-asian="11pt" style:font-size-complex="11pt"/>
    </style:style>
    <style:style style:name="T123" style:family="text">
      <style:text-properties fo:font-size="11pt" officeooo:rsid="005efab5" style:font-size-asian="11pt" style:font-size-complex="11pt"/>
    </style:style>
    <style:style style:name="T124" style:family="text">
      <style:text-properties fo:font-size="11pt" officeooo:rsid="0051c30d" style:font-size-asian="11pt" style:font-size-complex="11pt"/>
    </style:style>
    <style:style style:name="T125" style:family="text">
      <style:text-properties fo:font-size="11pt" officeooo:rsid="00365fd4" style:font-size-asian="11pt" style:font-size-complex="11pt"/>
    </style:style>
    <style:style style:name="T126" style:family="text">
      <style:text-properties fo:font-size="11pt" officeooo:rsid="00430465" style:font-size-asian="11pt" style:font-size-complex="11pt"/>
    </style:style>
    <style:style style:name="T127" style:family="text">
      <style:text-properties fo:font-size="11pt" officeooo:rsid="008bb451" style:font-size-asian="11pt" style:font-size-complex="11pt"/>
    </style:style>
    <style:style style:name="T128" style:family="text">
      <style:text-properties fo:font-size="11pt" fo:font-weight="bold" style:font-size-asian="11pt" style:font-weight-asian="bold" style:font-size-complex="11pt" style:font-weight-complex="bold"/>
    </style:style>
    <style:style style:name="T129" style:family="text">
      <style:text-properties fo:font-size="11pt" fo:font-weight="bold" officeooo:rsid="00903dc8" style:font-size-asian="11pt" style:font-weight-asian="bold" style:font-size-complex="11pt" style:font-weight-complex="bold"/>
    </style:style>
    <style:style style:name="T130" style:family="text">
      <style:text-properties fo:font-size="11pt" fo:font-weight="bold" officeooo:rsid="0040a5be" style:font-size-asian="11pt" style:font-weight-asian="bold" style:font-size-complex="11pt" style:font-weight-complex="bold"/>
    </style:style>
    <style:style style:name="T131" style:family="text">
      <style:text-properties fo:font-size="11pt" fo:font-weight="bold" officeooo:rsid="00989554" style:font-size-asian="11pt" style:font-weight-asian="bold" style:font-size-complex="11pt" style:font-weight-complex="bold"/>
    </style:style>
    <style:style style:name="T132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33" style:family="text">
      <style:text-properties fo:font-size="11pt" style:text-underline-style="solid" style:text-underline-width="auto" style:text-underline-color="font-color" fo:font-weight="bold" officeooo:rsid="00903dc8" style:font-size-asian="11pt" style:font-weight-asian="bold" style:font-size-complex="11pt" style:font-weight-complex="bold"/>
    </style:style>
    <style:style style:name="T134" style:family="text">
      <style:text-properties fo:font-size="11pt" style:text-underline-style="solid" style:text-underline-width="auto" style:text-underline-color="font-color" fo:font-weight="bold" officeooo:rsid="0040a5be" style:font-size-asian="11pt" style:font-weight-asian="bold" style:font-size-complex="11pt" style:font-weight-complex="bold"/>
    </style:style>
    <style:style style:name="T135" style:family="text">
      <style:text-properties fo:font-size="11pt" style:text-underline-style="solid" style:text-underline-width="auto" style:text-underline-color="font-color" fo:font-weight="bold" officeooo:rsid="00989554" style:font-size-asian="11pt" style:font-weight-asian="bold" style:font-size-complex="11pt" style:font-weight-complex="bold"/>
    </style:style>
    <style:style style:name="T136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137" style:family="text">
      <style:text-properties fo:font-size="11pt" style:text-underline-style="solid" style:text-underline-width="auto" style:text-underline-color="font-color" officeooo:rsid="008e8c59" style:font-size-asian="11pt" style:font-size-complex="11pt"/>
    </style:style>
    <style:style style:name="T138" style:family="text">
      <style:text-properties fo:font-size="11pt" style:text-underline-style="solid" style:text-underline-width="auto" style:text-underline-color="font-color" officeooo:rsid="00903dc8" style:font-size-asian="11pt" style:font-size-complex="11pt"/>
    </style:style>
    <style:style style:name="T139" style:family="text">
      <style:text-properties fo:font-size="11pt" style:text-underline-style="solid" style:text-underline-width="auto" style:text-underline-color="font-color" officeooo:rsid="003711fe" style:font-size-asian="11pt" style:font-size-complex="11pt"/>
    </style:style>
    <style:style style:name="T140" style:family="text">
      <style:text-properties fo:font-size="11pt" style:text-underline-style="solid" style:text-underline-width="auto" style:text-underline-color="font-color" officeooo:rsid="0091ec1c" style:font-size-asian="11pt" style:font-size-complex="11pt"/>
    </style:style>
    <style:style style:name="T141" style:family="text">
      <style:text-properties fo:font-size="11pt" style:text-underline-style="solid" style:text-underline-width="auto" style:text-underline-color="font-color" officeooo:rsid="0051c30d" style:font-size-asian="11pt" style:font-size-complex="11pt"/>
    </style:style>
    <style:style style:name="T142" style:family="text">
      <style:text-properties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143" style:family="text">
      <style:text-properties fo:font-size="11pt" style:text-underline-style="solid" style:text-underline-width="auto" style:text-underline-color="font-color" fo:font-weight="normal" officeooo:rsid="008e8c59" style:font-size-asian="11pt" style:font-weight-asian="normal" style:font-size-complex="11pt" style:font-weight-complex="normal"/>
    </style:style>
    <style:style style:name="T144" style:family="text">
      <style:text-properties fo:font-size="11pt" style:text-underline-style="solid" style:text-underline-width="auto" style:text-underline-color="font-color" fo:font-weight="normal" officeooo:rsid="0091ec1c" style:font-size-asian="11pt" style:font-weight-asian="normal" style:font-size-complex="11pt" style:font-weight-complex="normal"/>
    </style:style>
    <style:style style:name="T145" style:family="text">
      <style:text-properties fo:font-size="11pt" style:text-underline-style="solid" style:text-underline-width="auto" style:text-underline-color="font-color" fo:font-weight="normal" officeooo:rsid="0051c30d" style:font-size-asian="11pt" style:font-weight-asian="normal" style:font-size-complex="11pt" style:font-weight-complex="normal"/>
    </style:style>
    <style:style style:name="T146" style:family="text">
      <style:text-properties fo:font-size="11pt" style:text-underline-style="solid" style:text-underline-width="auto" style:text-underline-color="font-color" fo:font-weight="normal" officeooo:rsid="00a7d813" style:font-size-asian="11pt" style:font-weight-asian="normal" style:font-size-complex="11pt" style:font-weight-complex="normal"/>
    </style:style>
    <style:style style:name="T147" style:family="text">
      <style:text-properties fo:font-size="11pt" style:text-underline-style="solid" style:text-underline-width="auto" style:text-underline-color="font-color" fo:font-weight="normal" officeooo:rsid="00a91a7d" style:font-size-asian="11pt" style:font-weight-asian="normal" style:font-size-complex="11pt" style:font-weight-complex="normal"/>
    </style:style>
    <style:style style:name="T148" style:family="text">
      <style:text-properties fo:font-size="11pt" fo:font-weight="normal" style:font-size-asian="11pt" style:font-weight-asian="normal" style:font-size-complex="11pt" style:font-weight-complex="normal"/>
    </style:style>
    <style:style style:name="T149" style:family="text">
      <style:text-properties fo:font-size="11pt" fo:font-weight="normal" officeooo:rsid="008e8c59" style:font-size-asian="11pt" style:font-weight-asian="normal" style:font-size-complex="11pt" style:font-weight-complex="normal"/>
    </style:style>
    <style:style style:name="T150" style:family="text">
      <style:text-properties fo:font-size="11pt" fo:font-weight="normal" officeooo:rsid="0091ec1c" style:font-size-asian="11pt" style:font-weight-asian="normal" style:font-size-complex="11pt" style:font-weight-complex="normal"/>
    </style:style>
    <style:style style:name="T151" style:family="text">
      <style:text-properties fo:font-size="11pt" fo:font-weight="normal" officeooo:rsid="0051c30d" style:font-size-asian="11pt" style:font-weight-asian="normal" style:font-size-complex="11pt" style:font-weight-complex="normal"/>
    </style:style>
    <style:style style:name="T152" style:family="text">
      <style:text-properties officeooo:rsid="0096ae36"/>
    </style:style>
    <style:style style:name="T153" style:family="text">
      <style:text-properties officeooo:rsid="009841b0"/>
    </style:style>
    <style:style style:name="T154" style:family="text">
      <style:text-properties officeooo:rsid="00989554"/>
    </style:style>
    <style:style style:name="T155" style:family="text">
      <style:text-properties officeooo:rsid="009a72e1"/>
    </style:style>
    <style:style style:name="T156" style:family="text">
      <style:text-properties officeooo:rsid="009d02f9"/>
    </style:style>
    <style:style style:name="T157" style:family="text">
      <style:text-properties officeooo:rsid="009ebba9"/>
    </style:style>
    <style:style style:name="T158" style:family="text">
      <style:text-properties officeooo:rsid="009f11a1"/>
    </style:style>
    <style:style style:name="T159" style:family="text">
      <style:text-properties fo:color="#808080" officeooo:rsid="0021e631"/>
    </style:style>
    <style:style style:name="T160" style:family="text">
      <style:text-properties fo:color="#808080" officeooo:rsid="00a0cfbd"/>
    </style:style>
    <style:style style:name="T161" style:family="text">
      <style:text-properties officeooo:rsid="009f39ba"/>
    </style:style>
    <style:style style:name="T162" style:family="text">
      <style:text-properties officeooo:rsid="00a0cfbd"/>
    </style:style>
    <style:style style:name="T163" style:family="text">
      <style:text-properties fo:font-size="10pt" style:text-underline-style="none" style:font-size-asian="10pt" style:font-size-complex="10pt"/>
    </style:style>
    <style:style style:name="T164" style:family="text">
      <style:text-properties fo:font-size="10pt" style:text-underline-style="none" officeooo:rsid="0073fd96" style:font-size-asian="10pt" style:font-size-complex="10pt"/>
    </style:style>
    <style:style style:name="T165" style:family="text">
      <style:text-properties fo:font-size="10pt" style:text-underline-style="none" officeooo:rsid="00903dc8" style:font-size-asian="10pt" style:font-size-complex="10pt"/>
    </style:style>
    <style:style style:name="T166" style:family="text">
      <style:text-properties fo:font-size="10pt" style:text-underline-style="none" officeooo:rsid="0091ec1c" style:font-size-asian="10pt" style:font-size-complex="10pt"/>
    </style:style>
    <style:style style:name="T167" style:family="text">
      <style:text-properties fo:font-size="10pt" style:text-underline-style="none" officeooo:rsid="0074710d" style:font-size-asian="10pt" style:font-size-complex="10pt"/>
    </style:style>
    <style:style style:name="T168" style:family="text">
      <style:text-properties fo:font-size="10pt" style:text-underline-style="none" officeooo:rsid="0092eda0" style:font-size-asian="10pt" style:font-size-complex="10pt"/>
    </style:style>
    <style:style style:name="T169" style:family="text">
      <style:text-properties fo:font-size="10pt" style:text-underline-style="none" officeooo:rsid="00930241" style:font-size-asian="10pt" style:font-size-complex="10pt"/>
    </style:style>
    <style:style style:name="T170" style:family="text">
      <style:text-properties officeooo:rsid="00a7d813"/>
    </style:style>
    <style:style style:name="T171" style:family="text">
      <style:text-properties officeooo:rsid="00ad1185"/>
    </style:style>
    <style:style style:name="T172" style:family="text">
      <style:text-properties officeooo:rsid="00adaca6"/>
    </style:style>
    <style:style style:name="T173" style:family="text">
      <style:text-properties officeooo:rsid="00ae44f3"/>
    </style:style>
    <style:style style:name="T174" style:family="text">
      <style:text-properties officeooo:rsid="00afa0f2"/>
    </style:style>
    <style:style style:name="T175" style:family="text">
      <style:text-properties fo:color="#999999" officeooo:rsid="00afa0f2"/>
    </style:style>
    <style:style style:name="T176" style:family="text">
      <style:text-properties fo:color="#666666" officeooo:rsid="00afa0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>Testy systemu logowania i zgłaszania błędów</text:p>
      <text:p text:style-name="P15"/>
      <text:p text:style-name="P13">W systemie można wyróżnić trzy <text:span text:style-name="T16">podstawowe,</text:span> <text:span text:style-name="T84">bezpośrednio ze sobą niepowiązane funkcjonalności</text:span>:</text:p>
      <text:p text:style-name="P13"><text:a xlink:type="simple" xlink:href="#rozdzial1" text:style-name="Internet_20_link" text:visited-style-name="Visited_20_Internet_20_Link">1. rejestracja logów (logs),</text:a></text:p>
      <text:p text:style-name="P14"><text:a xlink:type="simple" xlink:href="#rozdzial2" text:style-name="Internet_20_link" text:visited-style-name="Visited_20_Internet_20_Link">2. </text:a><text:a xlink:type="simple" xlink:href="#rozdzial2" text:style-name="Internet_20_link" text:visited-style-name="Visited_20_Internet_20_Link"><text:span text:style-name="T81">rejestracja błędów i generowanie raportu (crash reports)</text:span></text:a></text:p>
      <text:p text:style-name="P13"><text:a xlink:type="simple" xlink:href="#rozdzial3" text:style-name="Internet_20_link" text:visited-style-name="Visited_20_Internet_20_Link">3. wysyłanie </text:a><text:a xlink:type="simple" xlink:href="#rozdzial3" text:style-name="Internet_20_link" text:visited-style-name="Visited_20_Internet_20_Link"><text:span text:style-name="T81">raportu (do sentry)</text:span></text:a><text:a xlink:type="simple" xlink:href="#rozdzial3" text:style-name="Internet_20_link" text:visited-style-name="Visited_20_Internet_20_Link">.</text:a></text:p>
      <text:p text:style-name="P5"/>
      <text:p text:style-name="P79"><text:span text:style-name="T53">Pierwsza i druga</text:span> funkcjonalnoś<text:span text:style-name="T53">ć</text:span> działa<text:span text:style-name="T88">ją</text:span> w sposób niewidoczny dla użytkownika. <text:span text:style-name="T53">Jej</text:span> testowanie <text:span text:style-name="T77">oparte jest</text:span> na przetestowaniu wierzchniej warstwy implementacji.<text:span text:style-name="T87"> W trzecim przypadku użytkownik zostaje poinformowany o wystąpieniu błędu. Dlatego w trzecim przypadku, testuje się jednocześnie poprawność działania interfejsu graficznego.</text:span></text:p>
      <text:p text:style-name="P5"/>
      <text:p text:style-name="P80"><text:span text:style-name="T157">Testy p</text:span>ierwsz<text:span text:style-name="T157">ej</text:span> funkcjonalności <text:span text:style-name="T157">oparte są na weryfikacji</text:span> istnienie i zawartoś<text:span text:style-name="T157">ci</text:span> <text:span text:style-name="T157">plików z </text:span>log<text:span text:style-name="T157">ami</text:span>.</text:p>
      <text:p text:style-name="P80">Testy drugiej funkcjonalności polegają na przetestowaniu <text:span text:style-name="T88">istnienia i zawartości</text:span> <text:span text:style-name="T88">wy</text:span>generowan<text:span text:style-name="T88">ego</text:span> raportu na podstawie istniejących <text:span text:style-name="T157">plików z </text:span>log<text:span text:style-name="T157">ami</text:span>. Testy trzeciej funkcjonalności <text:span text:style-name="T157">weryfikują</text:span> <text:span text:style-name="T88">poprawności wyświetlanych użytkownikowi komunikatów oraz poprawność procesu przenoszenia raportu.</text:span> </text:p>
      <text:p text:style-name="P5"/>
      <text:p text:style-name="P5"><text:span text:style-name="T51">P</text:span>odstawowe przypadki użycia</text:p>
      <text:p text:style-name="P6"/>
      <text:p text:style-name="P78"><text:span text:style-name="T49">W</text:span>yróżni<text:span text:style-name="T49">a się</text:span> trzy podst<text:span text:style-name="T78">a</text:span>wowe sposoby użycia systemu:</text:p>
      <text:p text:style-name="P6"/>
      <text:p text:style-name="P82"><text:span text:style-name="T49">A</text:span>. Użytkownik chce wczytać zapisany sygnał.</text:p>
      <text:p text:style-name="P82"/>
      <text:p text:style-name="P83"><text:span text:style-name="T34">$</text:span> svarog <text:span text:style-name="T12">(tryb offline)</text:span></text:p>
      <text:p text:style-name="P82"/>
      <text:p text:style-name="P82"><text:span text:style-name="T49">B</text:span>. Użytkownik chce uruchomić wybrany scenariusz <text:span text:style-name="T1">bez analizowania sygnału</text:span>.</text:p>
      <text:p text:style-name="P82"/>
      <text:p text:style-name="P83"><text:span text:style-name="T34">$</text:span> obci gui</text:p>
      <text:p text:style-name="P82"/>
      <text:p text:style-name="P82"><text:span text:style-name="T49">C</text:span>. Użytkownik chce uruchomić scenariusz i analizować sygnał online.</text:p>
      <text:p text:style-name="P85"/>
      <text:p text:style-name="P89"><text:span text:style-name="T34">$</text:span> svarog &amp; obci gui <text:span text:style-name="T12">(załadowanie scenariusza eksperymentu z poziomu </text:span><text:span text:style-name="T13">S</text:span><text:span text:style-name="T12">varog-a)</text:span></text:p>
      <text:p text:style-name="P84">lub</text:p>
      <text:p text:style-name="P84">$ obci gui &amp; svarog (uruchomienie scenariusza i podłączenie do niego Svarog-a)</text:p>
      <text:p text:style-name="P22"/>
      <text:p text:style-name="P31">Przypadek A został uwzględniony tylko w pierwszym scenariuszu testowym. <text:span text:style-name="T85">Jeżeli </text:span>uruchamiani<text:span text:style-name="T157">e</text:span> Svarog-a całkowiecie niezależnie od obci server-a<text:span text:style-name="T85"> zostanie uznane za przewidywany przypadek użycia, należy opacować dodatkowy zestaw testów. </text:span></text:p>
      <text:p text:style-name="P31"><text:span text:style-name="T85">Scenariusze oparte, na przypadku B lub C </text:span><text:span text:style-name="T60">nie są</text:span><text:span text:style-name="T86"> uznawane za zakończone dopóki nie zostanie wykonana komenda </text:span><text:span text:style-name="T57">$ </text:span><text:span text:style-name="T58">obci srv_kill</text:span><text:span text:style-name="T86">.</text:span></text:p>
      <text:p text:style-name="P27"><text:s/></text:p>
      <text:p text:style-name="P22">P<text:span text:style-name="T53">owyższe przypadki</text:span> są wplecione w poszczególne scenariusze testowe.</text:p>
      <text:p text:style-name="P86"/>
      <text:p text:style-name="P91"><text:bookmark text:name="rozdzial1"/>1. Rejestracja logów</text:p>
      <text:p text:style-name="P17"/>
      <text:p text:style-name="P65">Specyfikajca</text:p>
      <text:p text:style-name="P13">Logi zapisywane są w folderze ~/.obci/logs.</text:p>
      <text:p text:style-name="P127">Przy każdym uruchomieniu obci_<text:span text:style-name="T157">srv</text:span> tworzony jest nowy folder w ~/.obci/logs. <text:span text:style-name="T18">W folderze tworzony jest plik bazodanowy sqlite z logami obci server-a. Ponadto, dla każdego uruchomionego </text:span>w obci<text:span text:style-name="T14"> eksperymentu tworzony jest w tym folderze oddzielny plik bazodanowy. Jeżeli jednocześnie uruchomiony został </text:span>S<text:span text:style-name="T14">varog, </text:span>wtedy <text:span text:style-name="T14">w tym samym folderze, w pliku svarog.logs.sqlite zapisywane </text:span>są<text:span text:style-name="T14"> <text:s text:c="2"/>logi Svarog-a. Po zamknięciu obci_server (obci srv_kill)</text:span> <text:span text:style-name="T14">scalona zawartość wszystkich wygenerowanych plików jest dopisywana do pliku ~/.obci/logs/logs.sqlite, a nowy folder usuwany razem z zawartością.</text:span></text:p>
      <text:p text:style-name="P19"/>
      <text:p text:style-name="P165">Jeżeli po zamknięciu obci_server Svarog pozostanie uruchomiony <text:span text:style-name="T173">(w przypadku jeżeli działa online nie ma dla niego znaczenia co dzieje się z obci)</text:span>, kolejne logi <text:span text:style-name="T173">prawdopodbnie w ogóle nie są</text:span> zapisyw<text:span text:style-name="T173">ane</text:span>. <text:span text:style-name="T172">Scenariusze testowe nie uwzględniają takiego przypadku.</text:span></text:p>
      <text:p text:style-name="P166"/>
      <text:p text:style-name="P167">Jeżeli Svarog został uruchomiony samodzielnie <text:span text:style-name="T15">(bez obci_server)</text:span>, logi będą zapisywane w pliku ~/.obci/<text:span text:style-name="T15">logs/svarog.log. Wtedy, uruchomienie obci_server spowoduje wygenerowanie nowego folderu, w którym nie będą zapisywane informacje ze Svaroga (Svarog cały czas będzie zapisywał swoje logi w ~/.obci/logs/svarog.log). Po zamknięciu obci_server scalone logi zostaną dopisane do pliku ~/.obci/logs/logs.sqlite bez uwzględnienia logów ze Svaroga (tzn. bez uwzględnienia części informacji z przeprowadzonego eksperymentu, które w tym czasie były zapisywane w ~/.obci/logs/svarog.log).</text:span></text:p>
      <text:p text:style-name="P16"/>
      <text:p text:style-name="P45">Logi są zapisywane w <text:span text:style-name="T11">formacie</text:span> sqlite. Można je przeglądać <text:span text:style-name="T158">dowolną przeglądarką plików sqlite. Przy opracowywaniu testów wykorzystywano program</text:span> sqliteman.</text:p>
      <text:p text:style-name="P144"/>
      <text:p text:style-name="P64">Cel testów</text:p>
      <text:p text:style-name="P40">Weryfikacja poprawności <text:span text:style-name="T15">rejestracji logów na podstawie powyższego opisu.</text:span></text:p>
      <text:p text:style-name="P40"/>
      <text:p text:style-name="P61">Założenia początkowe</text:p>
      <text:p text:style-name="P41">Testy przeprowadzane są na komputerze z systemem Ubuntu16.04, z zainstalowanymi pakietami obci i Svarog. </text:p>
      <text:p text:style-name="P41"/>
      <text:p text:style-name="P61">Kryterium akcpetacji testów</text:p>
      <text:p text:style-name="P44"><text:span text:style-name="T161">- Z</text:span>awartości folderu ~/.obci/logs zgodna z oczekiwaniami <text:span text:style-name="T161">na każdym etapie realizacji scenariusza</text:span>.</text:p>
      <text:p text:style-name="P7"/>
      <text:p text:style-name="P7"/>
      <text:p text:style-name="P95">Scenariusze testowe</text:p>
      <text:p text:style-name="P206"/>
      <text:p text:style-name="P161"><text:span text:style-name="T75">W scenariuszach nie rozpatruje się przypadku uruchamiania Svarog-a bez obci_srv (poza scenariuszem 1.1). Jeżeli przewidywanym przypadkiem użycia jest uruchamianie Svarog-a bez obci_srv należy zaprojektować dla niego oddzielny zestaw testów.</text:span></text:p>
      <text:p text:style-name="P161"/>
      <text:p text:style-name="P74"><text:a xlink:type="simple" xlink:href="#11" text:style-name="Internet_20_link" text:visited-style-name="Visited_20_Internet_20_Link"><text:span text:style-name="T118">1.</text:span></text:a><text:a xlink:type="simple" xlink:href="#11" text:style-name="Internet_20_link" text:visited-style-name="Visited_20_Internet_20_Link"><text:span text:style-name="T112">1 Test rejestracji logów Svarog-a uruchomionego samodzielnie.</text:span></text:a></text:p>
      <text:p text:style-name="P74"><text:a xlink:type="simple" xlink:href="#12" text:style-name="Internet_20_link" text:visited-style-name="Visited_20_Internet_20_Link"><text:span text:style-name="T118">1.</text:span></text:a><text:a xlink:type="simple" xlink:href="#12" text:style-name="Internet_20_link" text:visited-style-name="Visited_20_Internet_20_Link"><text:span text:style-name="T112">2 Test rejestracji logów obci_</text:span></text:a><text:a xlink:type="simple" xlink:href="#12" text:style-name="Internet_20_link" text:visited-style-name="Visited_20_Internet_20_Link"><text:span text:style-name="T126">srv</text:span></text:a><text:a xlink:type="simple" xlink:href="#12" text:style-name="Internet_20_link" text:visited-style-name="Visited_20_Internet_20_Link"><text:span text:style-name="T112">.</text:span></text:a></text:p>
      <text:p text:style-name="P76"><text:a xlink:type="simple" xlink:href="#13" text:style-name="Internet_20_link" text:visited-style-name="Visited_20_Internet_20_Link"><text:span text:style-name="T112">1.3 Test rejestracji logów obci </text:span></text:a><text:a xlink:type="simple" xlink:href="#13" text:style-name="Internet_20_link" text:visited-style-name="Visited_20_Internet_20_Link"><text:span text:style-name="T120">gui</text:span></text:a><text:a xlink:type="simple" xlink:href="#13" text:style-name="Internet_20_link" text:visited-style-name="Visited_20_Internet_20_Link"><text:span text:style-name="T112">.</text:span></text:a></text:p>
      <text:p text:style-name="P77"><text:a xlink:type="simple" xlink:href="#14" text:style-name="Internet_20_link" text:visited-style-name="Visited_20_Internet_20_Link"><text:span text:style-name="T118">1.4</text:span></text:a><text:a xlink:type="simple" xlink:href="#14" text:style-name="Internet_20_link" text:visited-style-name="Visited_20_Internet_20_Link"><text:span text:style-name="T112"> Test rejestracji logów po podpięciu Svarog-a pod uruchomiony scenariusz </text:span></text:a><text:a xlink:type="simple" xlink:href="#14" text:style-name="Internet_20_link" text:visited-style-name="Visited_20_Internet_20_Link"><text:span text:style-name="T120">w obci gui</text:span></text:a></text:p>
      <text:p text:style-name="P75"><text:a xlink:type="simple" xlink:href="#15" text:style-name="Internet_20_link" text:visited-style-name="Visited_20_Internet_20_Link"><text:span text:style-name="T118">1.5</text:span></text:a><text:a xlink:type="simple" xlink:href="#15" text:style-name="Internet_20_link" text:visited-style-name="Visited_20_Internet_20_Link"><text:span text:style-name="T112"> Test </text:span></text:a><text:a xlink:type="simple" xlink:href="#15" text:style-name="Internet_20_link" text:visited-style-name="Visited_20_Internet_20_Link"><text:span text:style-name="T119">rejestracji logów po uruchomieniu scenariusza z poziomu Svarog-a</text:span></text:a></text:p>
      <text:p text:style-name="P160"/>
      <text:p text:style-name="P74"><text:a xlink:type="simple" xlink:href="#16" text:style-name="Internet_20_link" text:visited-style-name="Visited_20_Internet_20_Link"><text:span text:style-name="T118">1.6</text:span></text:a><text:a xlink:type="simple" xlink:href="#16" text:style-name="Internet_20_link" text:visited-style-name="Visited_20_Internet_20_Link"><text:span text:style-name="T112"> Test </text:span></text:a><text:a xlink:type="simple" xlink:href="#16" text:style-name="Internet_20_link" text:visited-style-name="Visited_20_Internet_20_Link"><text:span text:style-name="T119">rejestracji</text:span></text:a><text:a xlink:type="simple" xlink:href="#16" text:style-name="Internet_20_link" text:visited-style-name="Visited_20_Internet_20_Link"><text:span text:style-name="T112"> logów po wyłączeniu obci_</text:span></text:a><text:a xlink:type="simple" xlink:href="#16" text:style-name="Internet_20_link" text:visited-style-name="Visited_20_Internet_20_Link"><text:span text:style-name="T120">gui</text:span></text:a></text:p>
      <text:p text:style-name="P35"><text:a xlink:type="simple" xlink:href="#17" text:style-name="Internet_20_link" text:visited-style-name="Visited_20_Internet_20_Link"><text:span text:style-name="T118">1.7</text:span></text:a><text:a xlink:type="simple" xlink:href="#17" text:style-name="Internet_20_link" text:visited-style-name="Visited_20_Internet_20_Link"><text:span text:style-name="T112"> Test rejestracji </text:span></text:a><text:a xlink:type="simple" xlink:href="#17" text:style-name="Internet_20_link" text:visited-style-name="Visited_20_Internet_20_Link"><text:span text:style-name="T121">logów po wyłączeniu i ponownym włączeniu Svaroga.</text:span></text:a></text:p>
      <text:p text:style-name="P36"><text:a xlink:type="simple" xlink:href="#18" text:style-name="Internet_20_link" text:visited-style-name="Visited_20_Internet_20_Link"><text:span text:style-name="T118">1.8</text:span></text:a><text:a xlink:type="simple" xlink:href="#18" text:style-name="Internet_20_link" text:visited-style-name="Visited_20_Internet_20_Link"><text:span text:style-name="T112"> Test rejestracj logów po wyłączeniu i ponownym włączeniu obci </text:span></text:a><text:a xlink:type="simple" xlink:href="#18" text:style-name="Internet_20_link" text:visited-style-name="Visited_20_Internet_20_Link"><text:span text:style-name="T120">gui</text:span></text:a></text:p>
      <text:p text:style-name="P37"><text:a xlink:type="simple" xlink:href="#19" text:style-name="Internet_20_link" text:visited-style-name="Visited_20_Internet_20_Link"><text:span text:style-name="T112">1.</text:span></text:a><text:a xlink:type="simple" xlink:href="#19" text:style-name="Internet_20_link" text:visited-style-name="Visited_20_Internet_20_Link"><text:span text:style-name="T122">9</text:span></text:a><text:a xlink:type="simple" xlink:href="#19" text:style-name="Internet_20_link" text:visited-style-name="Visited_20_Internet_20_Link"><text:span text:style-name="T112"> Test rejestracji logów </text:span></text:a><text:a xlink:type="simple" xlink:href="#19" text:style-name="Internet_20_link" text:visited-style-name="Visited_20_Internet_20_Link"><text:span text:style-name="T123">z dwóch eksperymentów uruchomionych jeden po drugim</text:span></text:a></text:p>
      <text:p text:style-name="P38"><text:a xlink:type="simple" xlink:href="#110" text:style-name="Internet_20_link" text:visited-style-name="Visited_20_Internet_20_Link"><text:span text:style-name="T118">1.</text:span></text:a><text:a xlink:type="simple" xlink:href="#110" text:style-name="Internet_20_link" text:visited-style-name="Visited_20_Internet_20_Link"><text:span text:style-name="T112">1</text:span></text:a><text:a xlink:type="simple" xlink:href="#110" text:style-name="Internet_20_link" text:visited-style-name="Visited_20_Internet_20_Link"><text:span text:style-name="T123">0</text:span></text:a><text:a xlink:type="simple" xlink:href="#110" text:style-name="Internet_20_link" text:visited-style-name="Visited_20_Internet_20_Link"><text:span text:style-name="T112"> Test rejestracji logów z </text:span></text:a><text:a xlink:type="simple" xlink:href="#110" text:style-name="Internet_20_link" text:visited-style-name="Visited_20_Internet_20_Link"><text:span text:style-name="T123">d</text:span></text:a><text:a xlink:type="simple" xlink:href="#110" text:style-name="Internet_20_link" text:visited-style-name="Visited_20_Internet_20_Link"><text:span text:style-name="T123">wóch</text:span></text:a><text:a xlink:type="simple" xlink:href="#110" text:style-name="Internet_20_link" text:visited-style-name="Visited_20_Internet_20_Link"><text:span text:style-name="T112"> </text:span></text:a><text:a xlink:type="simple" xlink:href="#110" text:style-name="Internet_20_link" text:visited-style-name="Visited_20_Internet_20_Link"><text:span text:style-name="T124">eksperymentów uruchomionych jednocześnie</text:span></text:a></text:p>
      <text:p text:style-name="P39"><text:a xlink:type="simple" xlink:href="#111" text:style-name="Internet_20_link" text:visited-style-name="Visited_20_Internet_20_Link"><text:span text:style-name="T118">1.</text:span></text:a><text:a xlink:type="simple" xlink:href="#111" text:style-name="Internet_20_link" text:visited-style-name="Visited_20_Internet_20_Link"><text:span text:style-name="T112">1</text:span></text:a><text:a xlink:type="simple" xlink:href="#111" text:style-name="Internet_20_link" text:visited-style-name="Visited_20_Internet_20_Link"><text:span text:style-name="T123">1</text:span></text:a><text:a xlink:type="simple" xlink:href="#111" text:style-name="Internet_20_link" text:visited-style-name="Visited_20_Internet_20_Link"><text:span text:style-name="T112"> Test rejestracji logów z </text:span></text:a><text:a xlink:type="simple" xlink:href="#111" text:style-name="Internet_20_link" text:visited-style-name="Visited_20_Internet_20_Link"><text:span text:style-name="T124">dwóch</text:span></text:a><text:a xlink:type="simple" xlink:href="#111" text:style-name="Internet_20_link" text:visited-style-name="Visited_20_Internet_20_Link"><text:span text:style-name="T112"> </text:span></text:a><text:a xlink:type="simple" xlink:href="#111" text:style-name="Internet_20_link" text:visited-style-name="Visited_20_Internet_20_Link"><text:span text:style-name="T124">eksperymentów uruchomionych jeden po drugim. Jeden uruchomiony z poziomu obci gui, drugi z poziomu Svarog-a.</text:span></text:a></text:p>
      <text:p text:style-name="P39"><text:a xlink:type="simple" xlink:href="#112" text:style-name="Internet_20_link" text:visited-style-name="Visited_20_Internet_20_Link"><text:span text:style-name="T118">1.</text:span></text:a><text:a xlink:type="simple" xlink:href="#112" text:style-name="Internet_20_link" text:visited-style-name="Visited_20_Internet_20_Link"><text:span text:style-name="T112">1</text:span></text:a><text:a xlink:type="simple" xlink:href="#112" text:style-name="Internet_20_link" text:visited-style-name="Visited_20_Internet_20_Link"><text:span text:style-name="T123">2</text:span></text:a><text:a xlink:type="simple" xlink:href="#112" text:style-name="Internet_20_link" text:visited-style-name="Visited_20_Internet_20_Link"><text:span text:style-name="T112"> Test rejestracji logów z </text:span></text:a><text:a xlink:type="simple" xlink:href="#112" text:style-name="Internet_20_link" text:visited-style-name="Visited_20_Internet_20_Link"><text:span text:style-name="T124">dwóch</text:span></text:a><text:a xlink:type="simple" xlink:href="#112" text:style-name="Internet_20_link" text:visited-style-name="Visited_20_Internet_20_Link"><text:span text:style-name="T112"> </text:span></text:a><text:a xlink:type="simple" xlink:href="#112" text:style-name="Internet_20_link" text:visited-style-name="Visited_20_Internet_20_Link"><text:span text:style-name="T124">eksperymentów uruchomionych jednocześnie. Jeden uruchomiony z poziomu obci, drugi z poziomu Svaroga.</text:span></text:a></text:p>
      <text:p text:style-name="P142"><text:a xlink:type="simple" xlink:href="#1.13" text:style-name="Internet_20_link" text:visited-style-name="Visited_20_Internet_20_Link"><text:span text:style-name="T151">1.13</text:span></text:a><text:a xlink:type="simple" xlink:href="#1.13" text:style-name="Internet_20_link" text:visited-style-name="Visited_20_Internet_20_Link"><text:span text:style-name="T124"> </text:span></text:a><text:a xlink:type="simple" xlink:href="#1.13" text:style-name="Internet_20_link" text:visited-style-name="Visited_20_Internet_20_Link"><text:span text:style-name="T151">Test rejestracji logów w warunkach symulowanego eksperymentu na wzmacniaczem TMSI</text:span></text:a></text:p>
      <text:p text:style-name="P139"><text:a xlink:type="simple" xlink:href="#1.14" text:style-name="Internet_20_link" text:visited-style-name="Visited_20_Internet_20_Link"><text:span text:style-name="T151">1.14 Test rejestracji logów w warunkach symulowanego eksperymentu na wzmacniaczu openbci.</text:span></text:a></text:p>
      <text:p text:style-name="P135"><text:a xlink:type="simple" xlink:href="#1.15" text:style-name="Internet_20_link" text:visited-style-name="Visited_20_Internet_20_Link"><text:span text:style-name="T118">1.1</text:span></text:a><text:a xlink:type="simple" xlink:href="#1.15" text:style-name="Internet_20_link" text:visited-style-name="Visited_20_Internet_20_Link"><text:span text:style-name="T127">5</text:span></text:a><text:a xlink:type="simple" xlink:href="#1.15" text:style-name="Internet_20_link" text:visited-style-name="Visited_20_Internet_20_Link"><text:span text:style-name="T124"> Test rejestracji logów dla długiego eksperymentu </text:span></text:a><text:a xlink:type="simple" xlink:href="#1.15" text:style-name="Internet_20_link" text:visited-style-name="Visited_20_Internet_20_Link"><text:span text:style-name="T125">(~16 h)</text:span></text:a><text:a xlink:type="simple" xlink:href="#1.15" text:style-name="Internet_20_link" text:visited-style-name="Visited_20_Internet_20_Link"><text:span text:style-name="T124">.</text:span></text:a></text:p>
      <text:p text:style-name="P158"><text:a xlink:type="simple" xlink:href="#1.16" text:style-name="Internet_20_link" text:visited-style-name="Visited_20_Internet_20_Link"><text:span text:style-name="T145">1.1</text:span></text:a><text:a xlink:type="simple" xlink:href="#1.16" text:style-name="Internet_20_link" text:visited-style-name="Visited_20_Internet_20_Link"><text:span text:style-name="T146">6</text:span></text:a><text:a xlink:type="simple" xlink:href="#1.16" text:style-name="Internet_20_link" text:visited-style-name="Visited_20_Internet_20_Link"><text:span text:style-name="T141"> </text:span></text:a><text:a xlink:type="simple" xlink:href="#1.16" text:style-name="Internet_20_link" text:visited-style-name="Visited_20_Internet_20_Link"><text:span text:style-name="T145">Za</text:span></text:a><text:a xlink:type="simple" xlink:href="#1.16" text:style-name="Internet_20_link" text:visited-style-name="Visited_20_Internet_20_Link"><text:span text:style-name="T147">trzymanie</text:span></text:a><text:a xlink:type="simple" xlink:href="#1.16" text:style-name="Internet_20_link" text:visited-style-name="Visited_20_Internet_20_Link"><text:span text:style-name="T145"> eksperymentu </text:span></text:a><text:a xlink:type="simple" xlink:href="#1.16" text:style-name="Internet_20_link" text:visited-style-name="Visited_20_Internet_20_Link"><text:span text:style-name="T147">w obci_gui </text:span></text:a><text:a xlink:type="simple" xlink:href="#1.16" text:style-name="Internet_20_link" text:visited-style-name="Visited_20_Internet_20_Link"><text:span text:style-name="T145">i szybkie, ponowne uruchomienie </text:span></text:a><text:a xlink:type="simple" xlink:href="#1.16" text:style-name="Internet_20_link" text:visited-style-name="Visited_20_Internet_20_Link"><text:span text:style-name="T147">eksperymentu</text:span></text:a><text:a xlink:type="simple" xlink:href="#1.16" text:style-name="Internet_20_link" text:visited-style-name="Visited_20_Internet_20_Link"><text:span text:style-name="T145">.</text:span></text:a></text:p>
      <text:p text:style-name="P209"/>
      <text:p text:style-name="P20"><text:span text:style-name="T50">Przed uruchomieniem dowolnego scenariusza należy usunąć zawartość katalogu ~/.obci/logs.</text:span></text:p>
      <text:p text:style-name="P46"/>
      <text:p text:style-name="P150">Podstawowe <text:span text:style-name="T75">etapy poszczególnych </text:span>scenariusz<text:span text:style-name="T73">y</text:span> testowych:</text:p>
      <text:p text:style-name="P47"/>
      <text:p text:style-name="P87"><text:bookmark text:name="11"/><text:span text:style-name="T3">1.</text:span><text:span text:style-name="T2">1</text:span> Test rejestracji logów Svaroga uruchomionego samodzielnie.</text:p>
      <text:p text:style-name="P50"/>
      <text:p text:style-name="P48">A. Uruchom<text:span text:style-name="T79">ienie</text:span> Svarog-a i wczyta<text:span text:style-name="T79">nie</text:span> sygnał<text:span text:style-name="T79">u</text:span> testow<text:span text:style-name="T79">ego</text:span></text:p>
      <text:p text:style-name="P48">B. Sprawd<text:span text:style-name="T79">zenie</text:span> zawartoś<text:span text:style-name="T80">ci</text:span> katalogu ~/.obci/logs</text:p>
      <text:p text:style-name="P48">C. Zamk<text:span text:style-name="T79">nięcie</text:span> Svarog-a</text:p>
      <text:p text:style-name="P48">D. Sprawd<text:span text:style-name="T79">zenie</text:span> zawartoś<text:span text:style-name="T80">ci</text:span> katalogu ~/.obci/logs</text:p>
      <text:p text:style-name="P59"/>
      <text:p text:style-name="P87"><text:bookmark text:name="12"/><text:span text:style-name="T3">1.</text:span><text:span text:style-name="T2">2</text:span> Test rejestracji logów obci <text:span text:style-name="T55">srv</text:span>.</text:p>
      <text:p text:style-name="P51"/>
      <text:p text:style-name="P48">A. Uruchom<text:span text:style-name="T80">ienie</text:span> obci <text:span text:style-name="T98">srv</text:span></text:p>
      <text:p text:style-name="P48">B. Sprawd<text:span text:style-name="T80">zenie</text:span> zawartoś<text:span text:style-name="T80">ci</text:span> katalogu ~/.obci/logs</text:p>
      <text:p text:style-name="P48">C. Zamkni<text:span text:style-name="T80">ęcie</text:span> obci sr<text:span text:style-name="T72">v</text:span></text:p>
      <text:p text:style-name="P48">D. <text:span text:style-name="T72">Sprawdzenie zawartość katalogu ~/.obci/logs</text:span></text:p>
      <text:p text:style-name="P51"/>
      <text:p text:style-name="P87"><text:span text:style-name="T3">1.3</text:span> Test rejestracji logów obci</text:p>
      <text:p text:style-name="P87"/>
      <text:p text:style-name="P48">A. Uruchom<text:span text:style-name="T80">ienie</text:span> obci <text:span text:style-name="T72">gui</text:span> <text:span text:style-name="T72">oraz</text:span> scenariusz<text:span text:style-name="T80">a</text:span> Dummy amplifier</text:p>
      <text:p text:style-name="P48">B. Sprawd<text:span text:style-name="T80">zenie</text:span> zawartoś<text:span text:style-name="T80">ci</text:span> katalogu ~/.obci/logs</text:p>
      <text:p text:style-name="P48">C. Przerw<text:span text:style-name="T80">anie</text:span> scenariusz<text:span text:style-name="T80">a</text:span> Dummy amplifier, zamkni<text:span text:style-name="T80">ęcie</text:span> obci <text:span text:style-name="T72">gui i obci_srv</text:span></text:p>
      <text:p text:style-name="P48"><text:span text:style-name="T72">D</text:span>. Sprawd<text:span text:style-name="T80">zenie</text:span> zawartoś<text:span text:style-name="T80">ci</text:span> katalogu ~/.obci/logs</text:p>
      <text:p text:style-name="P48"/>
      <text:p text:style-name="P201"><text:span text:style-name="T4"/></text:p>
      <text:p text:style-name="P218"><text:bookmark text:name="14"/><text:span text:style-name="T4">1.4</text:span> Test rejestracji logów po pod<text:span text:style-name="T83">łączeniu</text:span> Svarog-a pod <text:span text:style-name="T83">scenariusz</text:span> uruchomiony <text:span text:style-name="T74">w obci gui</text:span></text:p>
      <text:p text:style-name="P54"/>
      <text:p text:style-name="P54">A. Uruchom<text:span text:style-name="T80">ienie</text:span> obci gui oraz scenariusz<text:span text:style-name="T80">a</text:span> Dummy Amplifier</text:p>
      <text:p text:style-name="P54">B. Uruchom<text:span text:style-name="T80">ienie</text:span> Svarog-a ze scenariuszem Dummy amplifier</text:p>
      <text:p text:style-name="P55">C. Sprawd<text:span text:style-name="T80">zenie</text:span> zawartoś<text:span text:style-name="T80">ci</text:span> katalogu ~/.obci/logs</text:p>
      <text:p text:style-name="P55">D. Zamkni<text:span text:style-name="T80">ęcie</text:span> Svarog-a, obci gui <text:span text:style-name="T80">i</text:span> obci_srv</text:p>
      <text:p text:style-name="P55">E. Sprawd<text:span text:style-name="T80">zenie</text:span> zawartoś<text:span text:style-name="T80">ci</text:span> katalogu ~/.obci/logs</text:p>
      <text:p text:style-name="P54"/>
      <text:p text:style-name="P88"><text:bookmark text:name="15"/><text:span text:style-name="T3">1.5</text:span> Test <text:span text:style-name="T50">rejestracji logów po uruchomieniu scenariusza z poziomu Svarog-a</text:span></text:p>
      <text:p text:style-name="P52"/>
      <text:p text:style-name="P53">A. Uruchom<text:span text:style-name="T80">ienie</text:span> obci gui</text:p>
      <text:p text:style-name="P53">B. Uruchom<text:span text:style-name="T80">ienie</text:span> Svaroga ze scenariuszem Dummy amplifier</text:p>
      <text:p text:style-name="P53">C. Sprawd<text:span text:style-name="T80">zenie</text:span> zawartoś<text:span text:style-name="T80">ci</text:span> katalogu ~/.obci/logs</text:p>
      <text:p text:style-name="P53">D. Zamkni<text:span text:style-name="T80">ęcie</text:span> Svaroga, obci gui i obci_srv</text:p>
      <text:p text:style-name="P53">E. Sprawd<text:span text:style-name="T80">zenie</text:span> zawartoś<text:span text:style-name="T80">ci</text:span> katalogu ~/.obci/logs</text:p>
      <text:p text:style-name="P49"/>
      <text:p text:style-name="P88"><text:bookmark text:name="16"/><text:span text:style-name="T3">1.6</text:span> Test <text:span text:style-name="T50">rejestracji</text:span> logów po wyłączeniu obci <text:span text:style-name="T74">gui</text:span></text:p>
      <text:p text:style-name="P28"/>
      <text:p text:style-name="P163">Czy po wyłączeniu obci gui eksperyment ma pozostać aktywny ? Teraz po wyłączeniu ( C ) svarog czeka na próbkę, wyświetla się crash report. <text:span text:style-name="T97">Po ponownym włączeniu obci gui eksperymenty nieaktywne. Zamknięcie obci gui zabija wszystkie peery.</text:span></text:p>
      <text:p text:style-name="P162"/>
      <text:p text:style-name="P28">A. Uruchom<text:span text:style-name="T80">ienie</text:span> obci gui oraz scenariusz<text:span text:style-name="T93">a</text:span> Dummy amplifier</text:p>
      <text:p text:style-name="P28">B. Uruchom<text:span text:style-name="T80">ienie</text:span> Svarog-a ze scenariuszem Dummy amplifier</text:p>
      <text:p text:style-name="P28">C. Wyłąc<text:span text:style-name="T80">zenie</text:span> obci gui</text:p>
      <text:p text:style-name="P28">D. Sprawd<text:span text:style-name="T80">zenie</text:span> zawartość katalogu ~/.obci/logs (gdzie loguje Svarog)</text:p>
      <text:p text:style-name="P28">E. Zamkni<text:span text:style-name="T80">ęcie</text:span> Svarog-a oraz obci_srv</text:p>
      <text:p text:style-name="P28">F. Sprawd<text:span text:style-name="T80">zenie</text:span> zawartość katalogu ~/.obci/logs</text:p>
      <text:p text:style-name="P28"/>
      <text:p text:style-name="P33">D -- wszystkie źródła, svarog w serverze</text:p>
      <text:p text:style-name="P33">F – wszystko w logs.sqlite, folder usunięty</text:p>
      <text:p text:style-name="P28"/>
      <text:p text:style-name="P23"><text:bookmark text:name="17"/><text:span text:style-name="T67">1.7</text:span><text:span text:style-name="T59"> Test rejestracji </text:span><text:span text:style-name="T71">logów po wyłączeniu i ponownym włączeniu Svaroga.</text:span></text:p>
      <text:p text:style-name="P164"/>
      <text:p text:style-name="P28">A. Uruchom<text:span text:style-name="T80">ienie</text:span> obci gui oraz scenariusz<text:span text:style-name="T80">a</text:span> Dummy amplifier</text:p>
      <text:p text:style-name="P28">B. Uruchom<text:span text:style-name="T80">ienie</text:span> Svarog-a ze scenariuszem Dummy amplifier</text:p>
      <text:p text:style-name="P28">C. Wyłącz<text:span text:style-name="T80">enie</text:span> Svarog-a</text:p>
      <text:p text:style-name="P28">D. Sprawd<text:span text:style-name="T80">zenie</text:span> zawartoś<text:span text:style-name="T80">ci</text:span> katalogu ~/.obci/logs</text:p>
      <text:p text:style-name="P28">E. Włącz<text:span text:style-name="T80">enie</text:span> Svarog-a ze scenariuszem Dummy amplifier</text:p>
      <text:p text:style-name="P28">F. Sprawd<text:span text:style-name="T80">zenie</text:span> zawartoś<text:span text:style-name="T80">ci</text:span> katalogu ~/.obci/logs</text:p>
      <text:p text:style-name="P28">G. Zamkni<text:span text:style-name="T80">ęcie</text:span> Svarog-a, obci gui, obci_srv</text:p>
      <text:p text:style-name="P28">H. Sprawd<text:span text:style-name="T80">zenie</text:span> zawartoś<text:span text:style-name="T80">ci</text:span> katalogu ~/.obci/logs</text:p>
      <text:p text:style-name="P23"/>
      <text:p text:style-name="P33">D – wszystko w folderze servera <text:span text:style-name="T96">(server, eksperyment, svarog)</text:span></text:p>
      <text:p text:style-name="P33">F – dalej wszystko w folderze</text:p>
      <text:p text:style-name="P33">G – wszystko zwinięte do logs.sqlite I usunięte</text:p>
      <text:p text:style-name="P23"/>
      <text:p text:style-name="P66"><text:span text:style-name="T3"/></text:p>
      <text:p text:style-name="P211"><text:bookmark text:name="18"/><text:span text:style-name="T3">1.8</text:span> Test rejestracj logów po wyłączeniu i ponownym włączeniu obci <text:span text:style-name="T74">gui</text:span></text:p>
      <text:p text:style-name="P102"/>
      <text:p text:style-name="P163">Czy po wyłączeniu obci gui eksperyment ma pozostać aktywny ? Teraz, po wyłączeniu ( C ) svarog czeka na próbkę, wyświetla się crash report. <text:span text:style-name="T97">Po ponownym włączeniu obci gui eksperymenty nieaktywne. Zamknięcie obci gui zabija wszystkie peer-y.</text:span></text:p>
      <text:p text:style-name="P163"/>
      <text:p text:style-name="P28">A. Uruchom<text:span text:style-name="T80">ienie</text:span> obci gui oraz scenariusz<text:span text:style-name="T80">a</text:span> Dummy amplifier</text:p>
      <text:p text:style-name="P28">B. Uruchom<text:span text:style-name="T80">ienie</text:span> Svarog-a ze scenariuszem Dummy amplifier</text:p>
      <text:p text:style-name="P28">C. Wyłącz<text:span text:style-name="T80">enie</text:span> obci gui</text:p>
      <text:p text:style-name="P28">D. Sprawd<text:span text:style-name="T80">zenie</text:span> zawartość katalogu ~/.obci/logs (gdzie loguje Svarog)</text:p>
      <text:p text:style-name="P28">E. Włącz<text:span text:style-name="T80">enie</text:span> obci gui oraz scenariusz<text:span text:style-name="T80">a</text:span> Dummy amplifier</text:p>
      <text:p text:style-name="P28">F. Sprawd<text:span text:style-name="T80">zenie</text:span> zawartoś<text:span text:style-name="T80">ci</text:span> katalogu ~/.obci/logs</text:p>
      <text:p text:style-name="P28">G. Wyłącz<text:span text:style-name="T80">enie</text:span> Svarog-a, obci gui, obci_src.</text:p>
      <text:p text:style-name="P30"><text:span text:style-name="T94">H.</text:span> Sprawd<text:span text:style-name="T80">zenie</text:span> zawartość katalogu ~/.obci/logs</text:p>
      <text:p text:style-name="P30"/>
      <text:p text:style-name="P33">D – wszystko w folderze servera <text:span text:style-name="T96">(server, eksperyment, svarog)</text:span></text:p>
      <text:p text:style-name="P33">F – wszystko w folderze servera</text:p>
      <text:p text:style-name="P33">H – zwinięte do logs.sqlite, usunięte</text:p>
      <text:p text:style-name="P30"/>
      <text:p text:style-name="P67"><text:bookmark text:name="19"/><text:span text:style-name="T5">1.9</text:span><text:span text:style-name="T74"> Test rejestracji logów z dwóch eksperymentów uruchomionych jeden po drugim</text:span></text:p>
      <text:p text:style-name="P26"/>
      <text:p text:style-name="P28">A. Uruchom<text:span text:style-name="T80">ienie</text:span> obci gui oraz scenariusz<text:span text:style-name="T80">a</text:span> Dummy amplifier</text:p>
      <text:p text:style-name="P28">B. Uruchom<text:span text:style-name="T80">ienie</text:span> Svarog-a ze scenariuszem Dummy amplifier</text:p>
      <text:p text:style-name="P28">C. Wyłącz<text:span text:style-name="T80">enie</text:span> Svarog-a</text:p>
      <text:p text:style-name="P28">D. <text:span text:style-name="T95">Zakończenie scenariusza Dummy amplifier</text:span></text:p>
      <text:p text:style-name="P28">E. Sprawd<text:span text:style-name="T80">zenie</text:span> zawartoś<text:span text:style-name="T80">ci</text:span> katalogu ~/.obci/logs</text:p>
      <text:p text:style-name="P28">F. <text:span text:style-name="T95">Uruchomienie</text:span> scenariusz<text:span text:style-name="T80">a</text:span> <text:span text:style-name="T95">Random</text:span> amplifier</text:p>
      <text:p text:style-name="P28"><text:span text:style-name="T95">G</text:span>. <text:span text:style-name="T99">Uruchomienie</text:span> Svarog-a ze scenariuszem <text:span text:style-name="T95">Random</text:span> amplifier</text:p>
      <text:p text:style-name="P28"><text:span text:style-name="T95">H.</text:span> Sprawd<text:span text:style-name="T80">zenie</text:span> zawartoś<text:span text:style-name="T80">ci</text:span> katalogu ~/.obci/logs</text:p>
      <text:p text:style-name="P28"><text:span text:style-name="T95">I</text:span>. Zamk<text:span text:style-name="T80">nięcie </text:span>Svarog-a, obci gui, obci_srv</text:p>
      <text:p text:style-name="P28"><text:span text:style-name="T95">J</text:span>. Sprawd<text:span text:style-name="T80">zenie</text:span> zawartoś<text:span text:style-name="T80">ci</text:span> katalogu ~/.obci/logs</text:p>
      <text:p text:style-name="P28"/>
      <text:p text:style-name="P33">E – wszystko w folderze <text:span text:style-name="T96">(server, dwa eksperymenty, svarog)</text:span></text:p>
      <text:p text:style-name="P34">H – wszystko w folderze nowy eksperyment</text:p>
      <text:p text:style-name="P34">J – logs.sqlite</text:p>
      <text:p text:style-name="P28"/>
      <text:p text:style-name="P68"><text:bookmark text:name="110"/><text:span text:style-name="T3">1.</text:span><text:span text:style-name="T2">1</text:span><text:span text:style-name="T6">0</text:span> Test rejestracji logów z <text:span text:style-name="T76">dwóch</text:span> <text:span text:style-name="T56">eksperymentów uruchomionych jednocześnie</text:span></text:p>
      <text:p text:style-name="P26"/>
      <text:p text:style-name="P29">A. Uruchom<text:span text:style-name="T80">ienie</text:span> obci gui oraz scenariusz<text:span text:style-name="T80">a</text:span> Dummy amplifier</text:p>
      <text:p text:style-name="P29">B. Uruchom<text:span text:style-name="T80">ienie</text:span> Svarog-a ze scenariuszem Dummy amplifier</text:p>
      <text:p text:style-name="P29"><text:span text:style-name="T76">C</text:span>. Uruchom<text:span text:style-name="T80">ienie w</text:span> obci scenariusz<text:span text:style-name="T80">a</text:span> <text:span text:style-name="T76">Random</text:span> amplifier</text:p>
      <text:p text:style-name="P29"><text:span text:style-name="T76">D</text:span>. <text:span text:style-name="T171">Podłączenie</text:span> Svarog-a <text:span text:style-name="T171">do</text:span> scenariusz<text:span text:style-name="T171">a</text:span> <text:span text:style-name="T76">Random</text:span> amplifier</text:p>
      <text:p text:style-name="P29">E. Sprawd<text:span text:style-name="T80">zenie</text:span> zawartoś<text:span text:style-name="T80">ci</text:span> katalogu ~/.obci/logs</text:p>
      <text:p text:style-name="P29">E. <text:span text:style-name="T76">Zamknięcie</text:span> <text:span text:style-name="T76">obci gui i </text:span>Svarog-a</text:p>
      <text:p text:style-name="P29">F. Sprawd<text:span text:style-name="T80">zenie</text:span> zawartoś<text:span text:style-name="T80">ci</text:span> katalogu ~/.obci/logs</text:p>
      <text:p text:style-name="P29">G. Zamkni<text:span text:style-name="T80">ęcie</text:span> obci_srv</text:p>
      <text:p text:style-name="P29">H. Sprawd<text:span text:style-name="T80">zenie</text:span> zawartoś<text:span text:style-name="T80">ci</text:span> katalogu ~/.obci/logs</text:p>
      <text:p text:style-name="P29"/>
      <text:p text:style-name="P60">E – wszystko w folderze (server, dwa ekspery<text:span text:style-name="T156">m</text:span>enty, svarog)</text:p>
      <text:p text:style-name="P60">F – wszystko w folderze</text:p>
      <text:p text:style-name="P60">H – logs.sqlite</text:p>
      <text:p text:style-name="P94"><text:bookmark text:name="111"/><text:span text:style-name="T3">1.</text:span><text:span text:style-name="T2">1</text:span><text:span text:style-name="T6">1</text:span> Test rejestracji logów z <text:span text:style-name="T56">dwóch</text:span> <text:span text:style-name="T56">eksperymentów uruchomionych jeden po drugim. Jeden uruchomiony z poziomu obci gui, drugi z poziomu Svarog-a.</text:span></text:p>
      <text:p text:style-name="P25"/>
      <text:p text:style-name="P29">A. Uruchom<text:span text:style-name="T80">ienie</text:span> obci gui oraz scenariusz<text:span text:style-name="T80">a</text:span> Dummy amplifier</text:p>
      <text:p text:style-name="P29">B. Uruchom<text:span text:style-name="T80">ienie</text:span> Svarog-a ze scenariuszem Dummy amplifier</text:p>
      <text:p text:style-name="P29"><text:span text:style-name="T76">C</text:span>. <text:span text:style-name="T76">Zamknięcie scenariusza Dummy amplifier w Svarog-u</text:span></text:p>
      <text:p text:style-name="P29"><text:span text:style-name="T76">D</text:span>. <text:span text:style-name="T76">Zatrzymanie scenariusza Dummy amplifier w obci gui</text:span></text:p>
      <text:p text:style-name="P29"><text:span text:style-name="T76">E</text:span>. Uruchom<text:span text:style-name="T80">ienie</text:span> <text:span text:style-name="T76">w Svarog-u</text:span> scenariusz<text:span text:style-name="T80">a</text:span> <text:span text:style-name="T76">Random</text:span> amplifier</text:p>
      <text:p text:style-name="P29">F. Sprawd<text:span text:style-name="T80">zenie</text:span> zawartoś<text:span text:style-name="T80">ci</text:span> katalogu ~/.obci/logs</text:p>
      <text:p text:style-name="P29">E. <text:span text:style-name="T76">Zamknięcie</text:span> <text:span text:style-name="T76">Svarog-a, obci gui i obci_src</text:span></text:p>
      <text:p text:style-name="P29">F. Sprawd<text:span text:style-name="T80">zenie</text:span> zawartoś<text:span text:style-name="T80">ci</text:span> katalogu ~/.obci/logs</text:p>
      <text:p text:style-name="P29"/>
      <text:p text:style-name="P69"><text:bookmark text:name="112"/><text:span text:style-name="T3">1.</text:span><text:span text:style-name="T2">1</text:span><text:span text:style-name="T6">2</text:span> Test rejestracji logów z <text:span text:style-name="T56">dwóch</text:span> <text:span text:style-name="T56">eksperymentów uruchomionych jednocześnie. Jeden uruchomiony z poziomu obci, drugi z poziomu Svaroga.</text:span></text:p>
      <text:p text:style-name="P24"/>
      <text:p text:style-name="P29">A. Uruchom<text:span text:style-name="T80">ienie</text:span> obci gui oraz scenariusz<text:span text:style-name="T80">a</text:span> Dummy amplifier</text:p>
      <text:p text:style-name="P29">B. Uruchom<text:span text:style-name="T80">ienie</text:span> Svarog-a ze scenariuszem Dummy amplifier</text:p>
      <text:p text:style-name="P29"><text:span text:style-name="T76">E</text:span>. Uruchom<text:span text:style-name="T80">ienie</text:span> <text:span text:style-name="T76">w Svarog-u</text:span> scenariusz<text:span text:style-name="T80">a</text:span> <text:span text:style-name="T76">Random</text:span> amplifier</text:p>
      <text:p text:style-name="P29">F. Sprawd<text:span text:style-name="T80">zenie</text:span> zawartoś<text:span text:style-name="T80">ci</text:span> katalogu ~/.obci/logs</text:p>
      <text:p text:style-name="P29">E. <text:span text:style-name="T76">Zamknięcie</text:span> <text:span text:style-name="T76">Svarog-a, obci gui i obci_src</text:span></text:p>
      <text:p text:style-name="P29">F. Sprawd<text:span text:style-name="T80">zenie</text:span> zawartoś<text:span text:style-name="T80">ci</text:span> katalogu ~/.obci/logs</text:p>
      <text:p text:style-name="P29"/>
      <text:p text:style-name="P170"><text:bookmark text:name="1.13"/>1.13 <text:span text:style-name="T35">Test rejestracji logów w warunkach symulowanego eksperymentu na wzmacniaczem TMSI</text:span></text:p>
      <text:p text:style-name="P170"><text:span text:style-name="T35"/></text:p>
      <text:p text:style-name="P149">A. Podłączenie zestawu do komputera</text:p>
      <text:p text:style-name="P147"><text:span text:style-name="T170">B</text:span>. Uruchom<text:span text:style-name="T80">ienie</text:span> obci gui oraz scenariusz<text:span text:style-name="T80">a</text:span> <text:span text:style-name="T170">TMSI Amplifier</text:span></text:p>
      <text:p text:style-name="P147"><text:span text:style-name="T170">C</text:span>. Uruchom<text:span text:style-name="T80">ienie</text:span> Svarog-a ze scenariuszem <text:span text:style-name="T170">TMSI Amplifier</text:span></text:p>
      <text:p text:style-name="P148">C. Sprawd<text:span text:style-name="T80">zenie</text:span> zawartoś<text:span text:style-name="T80">ci</text:span> katalogu ~/.obci/logs</text:p>
      <text:p text:style-name="P148">D. Zamkni<text:span text:style-name="T80">ęcie</text:span> Svarog-a, obci gui <text:span text:style-name="T80">i</text:span> obci_srv</text:p>
      <text:p text:style-name="P148">E. Sprawd<text:span text:style-name="T80">zenie</text:span> zawartoś<text:span text:style-name="T80">ci</text:span> katalogu ~/.obci/logs</text:p>
      <text:p text:style-name="P147"><text:span text:style-name="T35"/></text:p>
      <text:p text:style-name="P138"><text:bookmark text:name="1.14"/>1.14 <text:span text:style-name="T35">Test rejestracji logów w warunkach symulowanego eksperymentu na wzmacniaczu openbci.</text:span></text:p>
      <text:p text:style-name="P138"><text:span text:style-name="T35"/></text:p>
      <text:p text:style-name="P149">A. Podłączenie zestawu do komputera</text:p>
      <text:p text:style-name="P147"><text:span text:style-name="T170">B</text:span>. Uruchom<text:span text:style-name="T80">ienie</text:span> obci gui oraz scenariusz<text:span text:style-name="T80">a</text:span> <text:span text:style-name="T170">OpenBCIv3 Amplifier</text:span></text:p>
      <text:p text:style-name="P147"><text:span text:style-name="T170">C</text:span>. Uruchom<text:span text:style-name="T80">ienie</text:span> Svarog-a ze scenariuszem <text:span text:style-name="T170">OpenBCIv3 Amplifier</text:span></text:p>
      <text:p text:style-name="P148">C. Sprawd<text:span text:style-name="T80">zenie</text:span> zawartoś<text:span text:style-name="T80">ci</text:span> katalogu ~/.obci/logs</text:p>
      <text:p text:style-name="P148">D. Zamkni<text:span text:style-name="T80">ęcie</text:span> Svarog-a, obci gui <text:span text:style-name="T80">i</text:span> obci_srv</text:p>
      <text:p text:style-name="P148">E. Sprawd<text:span text:style-name="T80">zenie</text:span> zawartoś<text:span text:style-name="T80">ci</text:span> katalogu ~/.obci/logs</text:p>
      <text:p text:style-name="P148"><text:span text:style-name="T35"/></text:p>
      <text:p text:style-name="P66"><text:bookmark text:name="1.15"/><text:span text:style-name="T3">1.1</text:span><text:span text:style-name="T7">5</text:span> Test rejestracji logów dla długiego eksperymentu <text:span text:style-name="T52">(~16 h)</text:span>.</text:p>
      <text:p text:style-name="P56"/>
      <text:p text:style-name="P29">A. Uruchom<text:span text:style-name="T80">ienie</text:span> obci gui oraz scenariusz<text:span text:style-name="T80">a</text:span> Dummy amplifier</text:p>
      <text:p text:style-name="P29">B. Uruchom<text:span text:style-name="T80">ienie</text:span> Svarog-a ze scenariuszem Dummy amplifier</text:p>
      <text:p text:style-name="P57">C. Po ~16h sprawd<text:span text:style-name="T80">zenie</text:span> zawartoś<text:span text:style-name="T80">ci</text:span> katalogu ~/.obci/logs</text:p>
      <text:p text:style-name="P57">D. Zamkni<text:span text:style-name="T80">ęcie</text:span> Svarog-a, obci gui, obci_srv</text:p>
      <text:p text:style-name="P57">E. Sprawd<text:span text:style-name="T80">zenie</text:span> zawartoś<text:span text:style-name="T80">ci</text:span> katalogu ~/.obci/logs</text:p>
      <text:p text:style-name="P57"/>
      <text:p text:style-name="P171"><text:bookmark text:name="1.16"/><text:span text:style-name="T23">1.1</text:span><text:span text:style-name="T24">6</text:span><text:span text:style-name="T23"> </text:span><text:span text:style-name="T28">Zamknięcie Svarog-a, eksperymentu i szybkie ponowne </text:span><text:span text:style-name="T29">ich </text:span><text:span text:style-name="T28">uruchomienie.</text:span></text:p>
      <text:p text:style-name="P92"><text:bookmark text:name="rozdzial2"/>2. Rejestracja błędów <text:span text:style-name="T100">i generowanie raportu</text:span></text:p>
      <text:p text:style-name="P18"/>
      <text:p text:style-name="P71">Specyfikacja</text:p>
      <text:p text:style-name="P12"/>
      <text:p text:style-name="P12"><text:span text:style-name="T39">W specyfikacji błędem nazywany jest komunikat od loggera ze statusem Error lub nieobsłużony wyjątek. Wystąpienie b</text:span><text:span text:style-name="T35">ł</text:span><text:span text:style-name="T39">ędu</text:span><text:span text:style-name="T35"> powoduje wygenerowanie raportu (tzw. “crash report”). </text:span><text:span text:style-name="T36">Raport jest generowany </text:span><text:span text:style-name="T41">na podstawie aktualnych</text:span><text:span text:style-name="T40"> plików z logami </text:span><text:span text:style-name="T41">(patrz </text:span><text:a xlink:type="simple" xlink:href="#rozdzial1" text:style-name="Internet_20_link" text:visited-style-name="Visited_20_Internet_20_Link"><text:span text:style-name="T41">rozdział 1</text:span></text:a><text:span text:style-name="T41">)</text:span><text:span text:style-name="T40">. </text:span></text:p>
      <text:p text:style-name="P153"><text:span text:style-name="T40"/></text:p>
      <text:p text:style-name="P12"><text:span text:style-name="T46">Raport z</text:span><text:span text:style-name="T36">awiera pełną informacja o eksperymencie, podczas którego błąd wystąpił (z dokładnością do logów </text:span><text:span text:style-name="T39">Svarog-a uruchomionego bez obci_srv</text:span><text:span text:style-name="T36">). Składany jest </text:span><text:span text:style-name="T39">do</text:span><text:span text:style-name="T36"> forma</text:span><text:span text:style-name="T39">tu</text:span><text:span text:style-name="T36"> JSON i u</text:span><text:span text:style-name="T35">mieszczany w folderze ~/.obci/crash_reports. </text:span><text:span text:style-name="T37">U</text:span><text:span text:style-name="T35">żytkownik informowany jest o wystąpieniu błędu </text:span><text:span text:style-name="T38">i pytany o zgodę na przesłanie raportu do Sentry (dedykowanego serwera). Odmowa użytkownika </text:span><text:span text:style-name="T39">powoduje us</text:span><text:span text:style-name="T47">u</text:span><text:span text:style-name="T39">nięcie raportu.</text:span></text:p>
      <text:p text:style-name="P21"/>
      <text:p text:style-name="P9"><text:span text:style-name="T2">Cel<text:line-break/></text:span>Weryfikacja poprawności <text:span text:style-name="T162">generowania raportów na podstawie powyższego opisu.</text:span></text:p>
      <text:p text:style-name="P9"/>
      <text:p text:style-name="P62">Założenia początkowe</text:p>
      <text:p text:style-name="P43">Testy przeprowadzane są na komputerze z systemem Ubuntu16.04, z zainstalowanymi pakietami obci i Svarog. <text:span text:style-name="T34">Warunkiem koniecznym wygenerowania “crash report” jest pojawienie się błędu.</text:span></text:p>
      <text:p text:style-name="P58">Na potrzeby testów przyjęto z<text:span text:style-name="T161">estaw</text:span> błędów. <text:span text:style-name="T100">C</text:span>elowo wywołane rozpoczynają procedurę testową.</text:p>
      <text:p text:style-name="P58"><text:span text:style-name="T161">- błąd</text:span> obci <text:span text:style-name="T161">srv</text:span>:</text:p>
      <text:p text:style-name="P146">- błąd obci gui:</text:p>
      <text:p text:style-name="P146">- błąd Svarog-a:</text:p>
      <text:p text:style-name="P10"/>
      <text:p text:style-name="P4">Kryterium akceptacji testów</text:p>
      <text:p text:style-name="P128"><text:span text:style-name="T102">- Z</text:span><text:span text:style-name="T101">awartości folderu ~/.obci/</text:span><text:span text:style-name="T103">crash_reports</text:span><text:span text:style-name="T101"> zgodna z oczekiwaniami </text:span><text:span text:style-name="T102">na każdym etapie realizacji scenariusza</text:span><text:span text:style-name="T101">.</text:span></text:p>
      <text:p text:style-name="P70"/>
      <text:p text:style-name="P70"/>
      <text:p text:style-name="P214">Scenariusze testowe</text:p>
      <text:p text:style-name="P126"/>
      <text:p text:style-name="P32"><text:span text:style-name="T161">S</text:span>cenariusze przewidują, że po wystąpieniu błędu wszystkie komponenty systemu zostają zamknięte. Jeżeli dopuszczalne jest wznowienie pracy systemu po wystąpieniu błędu należy opracować dodatkowy zestaw testów.</text:p>
      <text:p text:style-name="P110"/>
      <text:p text:style-name="P118"><text:span text:style-name="T50">Przed uruchomieniem dowolnego scenariusza należy usunąć zawartość katalogu ~/.obci</text:span></text:p>
      <text:p text:style-name="P202"><text:span text:style-name="T20">P</text:span><text:span text:style-name="T21">odczas</text:span><text:span text:style-name="T20"> testów użytkownik za każdym razem odrzuca wysyłanie raportu. </text:span><text:span text:style-name="T22">Scenariusz nie jest uznawany za zakończony dopóki nie zostanie zamknięte okno z komunikatem o wystąpieniu błędu oraz nie zostanie zamknięty obci_srv.</text:span></text:p>
      <text:p text:style-name="P109"/>
      <text:p text:style-name="P117">W scenariuszach testowych wyróżniono dwie grupy testów. Na pierwszą grupę składają testy: <text:span text:style-name="T111">2.1, 2.2, 2.3</text:span>. Weryfikują one poprawność wygenerowania raportu w zależności od typu błędu, <text:span text:style-name="T156">który wystąpił</text:span>. Druga grupa weryfikuje poprawność wygenerowania raportu w zależności od zawartości katalogu ~/.obci/logs.</text:p>
      <text:p text:style-name="P117"/>
      <text:p text:style-name="P151">I. Zbiór testów weryfikujących poprawność wygenerowanego raportu w zależności od typu wywołanego błędu.</text:p>
      <text:p text:style-name="P152"/>
      <text:p text:style-name="P111"><text:span text:style-name="T107">W pierwszym zbiorze s</text:span>tandardowa procedura testowa przewiduje uruchomienie eksperymentu według scenariusza 1.4 <text:span text:style-name="T107">(krok A i B)</text:span>, a następenie wywołanie <text:span text:style-name="T162">określonego</text:span> błędu.</text:p>
      <text:p text:style-name="P103"/>
      <text:p text:style-name="P140"><text:a xlink:type="simple" xlink:href="#2.1" text:style-name="Internet_20_link" text:visited-style-name="Visited_20_Internet_20_Link"><text:span text:style-name="T112">2.</text:span></text:a><text:a xlink:type="simple" xlink:href="#2.1" text:style-name="Internet_20_link" text:visited-style-name="Visited_20_Internet_20_Link"><text:span text:style-name="T113">1</text:span></text:a><text:a xlink:type="simple" xlink:href="#2.1" text:style-name="Internet_20_link" text:visited-style-name="Visited_20_Internet_20_Link"><text:span text:style-name="T112"> </text:span></text:a><text:a xlink:type="simple" xlink:href="#2.1" text:style-name="Internet_20_link" text:visited-style-name="Visited_20_Internet_20_Link"><text:span text:style-name="T149">Test g</text:span></text:a><text:a xlink:type="simple" xlink:href="#2.1" text:style-name="Internet_20_link" text:visited-style-name="Visited_20_Internet_20_Link"><text:span text:style-name="T148">enerowani</text:span></text:a><text:a xlink:type="simple" xlink:href="#2.1" text:style-name="Internet_20_link" text:visited-style-name="Visited_20_Internet_20_Link"><text:span text:style-name="T149">a</text:span></text:a><text:a xlink:type="simple" xlink:href="#2.1" text:style-name="Internet_20_link" text:visited-style-name="Visited_20_Internet_20_Link"><text:span text:style-name="T148"> raportu po wystąpieniu błędu </text:span></text:a><text:a xlink:type="simple" xlink:href="#2.1" text:style-name="Internet_20_link" text:visited-style-name="Visited_20_Internet_20_Link"><text:span text:style-name="T149">Svarog-a</text:span></text:a></text:p>
      <text:p text:style-name="P154"><text:a xlink:type="simple" xlink:href="#2.2" text:style-name="Internet_20_link" text:visited-style-name="Visited_20_Internet_20_Link"><text:span text:style-name="T136">2.</text:span></text:a><text:a xlink:type="simple" xlink:href="#2.2" text:style-name="Internet_20_link" text:visited-style-name="Visited_20_Internet_20_Link"><text:span text:style-name="T137">2</text:span></text:a><text:a xlink:type="simple" xlink:href="#2.2" text:style-name="Internet_20_link" text:visited-style-name="Visited_20_Internet_20_Link"><text:span text:style-name="T136"> </text:span></text:a><text:a xlink:type="simple" xlink:href="#2.2" text:style-name="Internet_20_link" text:visited-style-name="Visited_20_Internet_20_Link"><text:span text:style-name="T143">Test g</text:span></text:a><text:a xlink:type="simple" xlink:href="#2.2" text:style-name="Internet_20_link" text:visited-style-name="Visited_20_Internet_20_Link"><text:span text:style-name="T142">enerowani</text:span></text:a><text:a xlink:type="simple" xlink:href="#2.2" text:style-name="Internet_20_link" text:visited-style-name="Visited_20_Internet_20_Link"><text:span text:style-name="T143">a</text:span></text:a><text:a xlink:type="simple" xlink:href="#2.2" text:style-name="Internet_20_link" text:visited-style-name="Visited_20_Internet_20_Link"><text:span text:style-name="T142"> raportu po wystąpieniu błędu obci </text:span></text:a><text:a xlink:type="simple" xlink:href="#2.2" text:style-name="Internet_20_link" text:visited-style-name="Visited_20_Internet_20_Link"><text:span text:style-name="T143">srv</text:span></text:a></text:p>
      <text:p text:style-name="P140"><text:a xlink:type="simple" xlink:href="#2.3" text:style-name="Internet_20_link" text:visited-style-name="Visited_20_Internet_20_Link"><text:span text:style-name="T112">2.</text:span></text:a><text:a xlink:type="simple" xlink:href="#2.3" text:style-name="Internet_20_link" text:visited-style-name="Visited_20_Internet_20_Link"><text:span text:style-name="T113">3</text:span></text:a><text:a xlink:type="simple" xlink:href="#2.3" text:style-name="Internet_20_link" text:visited-style-name="Visited_20_Internet_20_Link"><text:span text:style-name="T112"> </text:span></text:a><text:a xlink:type="simple" xlink:href="#2.3" text:style-name="Internet_20_link" text:visited-style-name="Visited_20_Internet_20_Link"><text:span text:style-name="T149">Test g</text:span></text:a><text:a xlink:type="simple" xlink:href="#2.3" text:style-name="Internet_20_link" text:visited-style-name="Visited_20_Internet_20_Link"><text:span text:style-name="T148">enerowani</text:span></text:a><text:a xlink:type="simple" xlink:href="#2.3" text:style-name="Internet_20_link" text:visited-style-name="Visited_20_Internet_20_Link"><text:span text:style-name="T149">a</text:span></text:a><text:a xlink:type="simple" xlink:href="#2.3" text:style-name="Internet_20_link" text:visited-style-name="Visited_20_Internet_20_Link"><text:span text:style-name="T148"> raportu po wystąpieniu błędu obci</text:span></text:a></text:p>
      <text:p text:style-name="P105"/>
      <text:p text:style-name="P156">II. Zbiór testów weryfikujących poprawność wygenerowanego raportu w zależności od zawartości katalogu ~/.obci/logs.</text:p>
      <text:p text:style-name="P156"/>
      <text:p text:style-name="P117">W drugim zbiorze standardowa procedura testowa przewiduje wywoływanie błędu obci (z wyjątkiem scenariuszy 2.4, 2.5). </text:p>
      <text:p text:style-name="P117"/>
      <text:p text:style-name="P131"><text:a xlink:type="simple" xlink:href="#2.4" text:style-name="Internet_20_link" text:visited-style-name="Visited_20_Internet_20_Link"><text:span text:style-name="T128">2.</text:span></text:a><text:a xlink:type="simple" xlink:href="#2.4" text:style-name="Internet_20_link" text:visited-style-name="Visited_20_Internet_20_Link"><text:span text:style-name="T129">4</text:span></text:a><text:a xlink:type="simple" xlink:href="#2.4" text:style-name="Internet_20_link" text:visited-style-name="Visited_20_Internet_20_Link"><text:span text:style-name="T112"> </text:span></text:a><text:a xlink:type="simple" xlink:href="#2.4" text:style-name="Internet_20_link" text:visited-style-name="Visited_20_Internet_20_Link"><text:span text:style-name="T113">Test g</text:span></text:a><text:a xlink:type="simple" xlink:href="#2.4" text:style-name="Internet_20_link" text:visited-style-name="Visited_20_Internet_20_Link"><text:span text:style-name="T112">enerowani</text:span></text:a><text:a xlink:type="simple" xlink:href="#2.4" text:style-name="Internet_20_link" text:visited-style-name="Visited_20_Internet_20_Link"><text:span text:style-name="T113">a</text:span></text:a><text:a xlink:type="simple" xlink:href="#2.4" text:style-name="Internet_20_link" text:visited-style-name="Visited_20_Internet_20_Link"><text:span text:style-name="T112"> raportu z wystąpienia błędu </text:span></text:a><text:a xlink:type="simple" xlink:href="#2.4" text:style-name="Internet_20_link" text:visited-style-name="Visited_20_Internet_20_Link"><text:span text:style-name="T114">Svarog-a</text:span></text:a><text:a xlink:type="simple" xlink:href="#2.4" text:style-name="Internet_20_link" text:visited-style-name="Visited_20_Internet_20_Link"><text:span text:style-name="T112"> w scenariuszu 1.</text:span></text:a><text:a xlink:type="simple" xlink:href="#2.4" text:style-name="Internet_20_link" text:visited-style-name="Visited_20_Internet_20_Link"><text:span text:style-name="T114">1</text:span></text:a><text:a xlink:type="simple" xlink:href="#2.4" text:style-name="Internet_20_link" text:visited-style-name="Visited_20_Internet_20_Link"><text:span text:style-name="T112"> po wykonaniu kroku A.</text:span></text:a></text:p>
      <text:p text:style-name="P112"><text:a xlink:type="simple" xlink:href="#2.5" text:style-name="Internet_20_link" text:visited-style-name="Visited_20_Internet_20_Link"><text:span text:style-name="T132">2.</text:span></text:a><text:a xlink:type="simple" xlink:href="#2.5" text:style-name="Internet_20_link" text:visited-style-name="Visited_20_Internet_20_Link"><text:span text:style-name="T133">5</text:span></text:a><text:a xlink:type="simple" xlink:href="#2.5" text:style-name="Internet_20_link" text:visited-style-name="Visited_20_Internet_20_Link"><text:span text:style-name="T136"> </text:span></text:a><text:a xlink:type="simple" xlink:href="#2.5" text:style-name="Internet_20_link" text:visited-style-name="Visited_20_Internet_20_Link"><text:span text:style-name="T137">Test g</text:span></text:a><text:a xlink:type="simple" xlink:href="#2.5" text:style-name="Internet_20_link" text:visited-style-name="Visited_20_Internet_20_Link"><text:span text:style-name="T136">enerowani</text:span></text:a><text:a xlink:type="simple" xlink:href="#2.5" text:style-name="Internet_20_link" text:visited-style-name="Visited_20_Internet_20_Link"><text:span text:style-name="T137">a</text:span></text:a><text:a xlink:type="simple" xlink:href="#2.5" text:style-name="Internet_20_link" text:visited-style-name="Visited_20_Internet_20_Link"><text:span text:style-name="T136"> raportu z wystąpienia błędu </text:span></text:a><text:a xlink:type="simple" xlink:href="#2.5" text:style-name="Internet_20_link" text:visited-style-name="Visited_20_Internet_20_Link"><text:span text:style-name="T138">obci srv</text:span></text:a><text:a xlink:type="simple" xlink:href="#2.5" text:style-name="Internet_20_link" text:visited-style-name="Visited_20_Internet_20_Link"><text:span text:style-name="T136"> w scenariuszu 1.2 po wykonaniu kroku A</text:span></text:a><text:a xlink:type="simple" xlink:href="#2.5" text:style-name="Internet_20_link" text:visited-style-name="Visited_20_Internet_20_Link"><text:span text:style-name="T59">.</text:span></text:a></text:p>
      <text:p text:style-name="P112"><text:a xlink:type="simple" xlink:href="#2.6" text:style-name="Internet_20_link" text:visited-style-name="Visited_20_Internet_20_Link"><text:span text:style-name="T132">2.</text:span></text:a><text:a xlink:type="simple" xlink:href="#2.6" text:style-name="Internet_20_link" text:visited-style-name="Visited_20_Internet_20_Link"><text:span text:style-name="T133">6</text:span></text:a><text:a xlink:type="simple" xlink:href="#2.6" text:style-name="Internet_20_link" text:visited-style-name="Visited_20_Internet_20_Link"><text:span text:style-name="T136"> </text:span></text:a><text:a xlink:type="simple" xlink:href="#2.6" text:style-name="Internet_20_link" text:visited-style-name="Visited_20_Internet_20_Link"><text:span text:style-name="T137">Test g</text:span></text:a><text:a xlink:type="simple" xlink:href="#2.6" text:style-name="Internet_20_link" text:visited-style-name="Visited_20_Internet_20_Link"><text:span text:style-name="T136">enerowani</text:span></text:a><text:a xlink:type="simple" xlink:href="#2.6" text:style-name="Internet_20_link" text:visited-style-name="Visited_20_Internet_20_Link"><text:span text:style-name="T137">a</text:span></text:a><text:a xlink:type="simple" xlink:href="#2.6" text:style-name="Internet_20_link" text:visited-style-name="Visited_20_Internet_20_Link"><text:span text:style-name="T136"> raportu z wystąpienia błędu w scenariuszu 1.3 po wykonaniu kroku A.</text:span></text:a><text:span text:style-name="T112"> </text:span></text:p>
      <text:p text:style-name="P104"><text:a xlink:type="simple" xlink:href="#2.7" text:style-name="Internet_20_link" text:visited-style-name="Visited_20_Internet_20_Link"><text:span text:style-name="T132">2.</text:span></text:a><text:a xlink:type="simple" xlink:href="#2.7" text:style-name="Internet_20_link" text:visited-style-name="Visited_20_Internet_20_Link"><text:span text:style-name="T133">7</text:span></text:a><text:a xlink:type="simple" xlink:href="#2.7" text:style-name="Internet_20_link" text:visited-style-name="Visited_20_Internet_20_Link"><text:span text:style-name="T132"> </text:span></text:a><text:a xlink:type="simple" xlink:href="#2.7" text:style-name="Internet_20_link" text:visited-style-name="Visited_20_Internet_20_Link"><text:span text:style-name="T137">Test generowania raportu z wystąpienia błędu w scenariuszu 1.4 po wykonaniu kroku B.</text:span></text:a></text:p>
      <text:p text:style-name="P104"><text:a xlink:type="simple" xlink:href="#2.8" text:style-name="Internet_20_link" text:visited-style-name="Visited_20_Internet_20_Link"><text:span text:style-name="T132">2.</text:span></text:a><text:a xlink:type="simple" xlink:href="#2.8" text:style-name="Internet_20_link" text:visited-style-name="Visited_20_Internet_20_Link"><text:span text:style-name="T133">8</text:span></text:a><text:a xlink:type="simple" xlink:href="#2.8" text:style-name="Internet_20_link" text:visited-style-name="Visited_20_Internet_20_Link"><text:span text:style-name="T136"> </text:span></text:a><text:a xlink:type="simple" xlink:href="#2.8" text:style-name="Internet_20_link" text:visited-style-name="Visited_20_Internet_20_Link"><text:span text:style-name="T137">Test generowania raportu z wystąpienia błędu w scenariuszu 1.9 po wykonaniu kroku G (z pominięciem kroku E)</text:span></text:a></text:p>
      <text:p text:style-name="P104"><text:a xlink:type="simple" xlink:href="#2.9" text:style-name="Internet_20_link" text:visited-style-name="Visited_20_Internet_20_Link"><text:span text:style-name="T132">2.</text:span></text:a><text:a xlink:type="simple" xlink:href="#2.9" text:style-name="Internet_20_link" text:visited-style-name="Visited_20_Internet_20_Link"><text:span text:style-name="T133">9</text:span></text:a><text:a xlink:type="simple" xlink:href="#2.9" text:style-name="Internet_20_link" text:visited-style-name="Visited_20_Internet_20_Link"><text:span text:style-name="T132"> </text:span></text:a><text:a xlink:type="simple" xlink:href="#2.9" text:style-name="Internet_20_link" text:visited-style-name="Visited_20_Internet_20_Link"><text:span text:style-name="T137">Test generowania raportu z wystąpienia błędu w scenariuszu 1.10 po wykonaniu kroku D.</text:span></text:a></text:p>
      <text:p text:style-name="P115"><text:a xlink:type="simple" xlink:href="#2.10" text:style-name="Internet_20_link" text:visited-style-name="Visited_20_Internet_20_Link"><text:span text:style-name="T134">2.</text:span></text:a><text:a xlink:type="simple" xlink:href="#2.10" text:style-name="Internet_20_link" text:visited-style-name="Visited_20_Internet_20_Link"><text:span text:style-name="T133">10</text:span></text:a><text:a xlink:type="simple" xlink:href="#2.10" text:style-name="Internet_20_link" text:visited-style-name="Visited_20_Internet_20_Link"><text:span text:style-name="T136"> Test </text:span></text:a><text:a xlink:type="simple" xlink:href="#2.10" text:style-name="Internet_20_link" text:visited-style-name="Visited_20_Internet_20_Link"><text:span text:style-name="T139">generowania raportu z błędu w w scenariuszu 1.15 po wykonaniu kroku C.</text:span></text:a></text:p>
      <text:p text:style-name="P205"/>
      <text:p text:style-name="P208"><text:span text:style-name="T90">2</text:span><text:span text:style-name="T92">.11</text:span><text:span text:style-name="T89"> Test </text:span><text:span text:style-name="T91">generowania raportu z błędu w Svarog-u po uruchomieniu scenariusza z poziomu Svarog-a</text:span></text:p>
      <text:p text:style-name="P178"/>
      <text:p text:style-name="P212">Podstawowe <text:span text:style-name="T75">etapy poszczególnych </text:span>scenariusz<text:span text:style-name="T73">y</text:span> testowych:</text:p>
      <text:p text:style-name="P117"/>
      <text:p text:style-name="P141"><text:bookmark text:name="2.1"/>2.<text:span text:style-name="T107">1</text:span> <text:span text:style-name="T42">Test g</text:span><text:span text:style-name="T35">enerowani</text:span><text:span text:style-name="T42">a</text:span><text:span text:style-name="T35"> raportu po wystąpieniu błędu </text:span><text:span text:style-name="T42">Svarog-a</text:span></text:p>
      <text:p text:style-name="P155"/>
      <text:p text:style-name="P99">A. <text:span text:style-name="T109">Wykonanie kroków A i B scenariusza 1.4</text:span></text:p>
      <text:p text:style-name="P121">B. Wywołanie błędu Svarog-a</text:p>
      <text:p text:style-name="P121">C. Sprawdzenie zawartości katalogu ~/.obci/crash_reports</text:p>
      <text:p text:style-name="P121">D. Odrzucenie raportu</text:p>
      <text:p text:style-name="P121">E. Zamknięcie obci srv, obci gui i Svarog-a</text:p>
      <text:p text:style-name="P122"><text:span text:style-name="T110">F</text:span>. Sprawdzenie zawartości katalogu ~/.obci/crash_reports</text:p>
      <text:p text:style-name="P122"/>
      <text:p text:style-name="P155"><text:bookmark text:name="2.2"/><text:span text:style-name="T59">2.</text:span><text:span text:style-name="T64">2</text:span><text:span text:style-name="T59"> </text:span><text:span text:style-name="T62">Test g</text:span><text:span text:style-name="T61">enerowani</text:span><text:span text:style-name="T62">a</text:span><text:span text:style-name="T61"> raportu po wystąpieniu błędu obci </text:span><text:span text:style-name="T62">srv</text:span></text:p>
      <text:p text:style-name="P141"/>
      <text:p text:style-name="P99">A. <text:span text:style-name="T109">Wykonanie kroków A i B scenariusza 1.4</text:span></text:p>
      <text:p text:style-name="P121">B. Wywołanie błędu obci srv</text:p>
      <text:p text:style-name="P121">C. Sprawdzenie zawartości katalogu ~/.obci/crash_reports</text:p>
      <text:p text:style-name="P121">D. Odrzucenie raportu</text:p>
      <text:p text:style-name="P121">E. Zamknięcie obci srv, obci gui i Svarog-a</text:p>
      <text:p text:style-name="P122"><text:span text:style-name="T110">F</text:span>. Sprawdzenie zawartości katalogu ~/.obci/crash_reports</text:p>
      <text:p text:style-name="P137"/>
      <text:p text:style-name="P141"><text:bookmark text:name="2.3"/>2.<text:span text:style-name="T107">3</text:span> <text:span text:style-name="T42">Test g</text:span><text:span text:style-name="T35">enerowani</text:span><text:span text:style-name="T42">a</text:span><text:span text:style-name="T35"> raportu po wystąpieniu błędu obci</text:span></text:p>
      <text:p text:style-name="P106"/>
      <text:p text:style-name="P99">A. <text:span text:style-name="T109">Wykonanie kroków A i B scenariusza 1.4</text:span></text:p>
      <text:p text:style-name="P121">B. Wywołanie błędu obci</text:p>
      <text:p text:style-name="P121">C. Sprawdzenie zawartości katalogu ~/.obci/crash_reports</text:p>
      <text:p text:style-name="P121">D. Odrzucenie raportu</text:p>
      <text:p text:style-name="P121">E. Zamknięcie obci srv, obci gui i Svarog-a</text:p>
      <text:p text:style-name="P122"><text:span text:style-name="T110">F</text:span>. Sprawdzenie zawartości katalogu ~/.obci/crash_reports</text:p>
      <text:p text:style-name="P123"/>
      <text:p text:style-name="P133"><text:bookmark text:name="2.4"/><text:span text:style-name="T2">2.</text:span><text:span text:style-name="T8">4</text:span> <text:span text:style-name="T107">Test g</text:span>enerowani<text:span text:style-name="T107">a</text:span> raportu z wystąpienia błędu <text:span text:style-name="T108">Svarog-a</text:span> w scenariuszu 1.<text:span text:style-name="T108">1</text:span> po wykonaniu kroku A.<text:span text:style-name="T101"> </text:span><text:span text:style-name="T163">(oczekiwana zawartość raportu - </text:span><text:span text:style-name="T164">logi </text:span><text:span text:style-name="T165">Svarog-a)</text:span></text:p>
      <text:p text:style-name="P132"/>
      <text:p text:style-name="P99">A. <text:span text:style-name="T109">Wykonanie kroku A scenariusza 1.1</text:span></text:p>
      <text:p text:style-name="P121">B. Wywołanie błędu Svarog-a</text:p>
      <text:p text:style-name="P121">C. Sprawdzenie zawartości katalogu ~/.obci/crash_reports</text:p>
      <text:p text:style-name="P121">D. Odrzucenie raportu</text:p>
      <text:p text:style-name="P121">E. Zamknięcie Svarog-a</text:p>
      <text:p text:style-name="P122"><text:span text:style-name="T110">F</text:span>. Sprawdzenie zawartości katalogu ~/.obci/crash_reports</text:p>
      <text:p text:style-name="P113"><text:span text:style-name="T19"/></text:p>
      <text:p text:style-name="P114"><text:bookmark text:name="2.5"/><text:span text:style-name="T65">2.</text:span><text:span text:style-name="T66">5</text:span><text:span text:style-name="T59"> </text:span><text:span text:style-name="T64">Test g</text:span><text:span text:style-name="T59">enerowani</text:span><text:span text:style-name="T64">a</text:span><text:span text:style-name="T59"> raportu z wystąpienia błędu </text:span><text:span text:style-name="T69">obci srv</text:span><text:span text:style-name="T59"> w scenariuszu 1.2 po wykonaniu kroku A.</text:span><text:span text:style-name="T101"> </text:span><text:span text:style-name="T163">(oczekiwana zawartość raportu - </text:span><text:span text:style-name="T164">logi </text:span><text:span text:style-name="T166">obci srv)</text:span></text:p>
      <text:p text:style-name="P113"/>
      <text:p text:style-name="P99">A. <text:span text:style-name="T109">Wykonanie kroku A scenariusza 1.2</text:span></text:p>
      <text:p text:style-name="P121">B. Wywołanie błędu obci srv</text:p>
      <text:p text:style-name="P121">C. Sprawdzenie zawartości katalogu ~/.obci/crash_reports</text:p>
      <text:p text:style-name="P121">D. Odrzucenie raportu</text:p>
      <text:p text:style-name="P121">E. Zamknięcie <text:span text:style-name="T110">obci srv</text:span></text:p>
      <text:p text:style-name="P122"><text:span text:style-name="T110">F</text:span>. Sprawdzenie zawartości katalogu ~/.obci/crash_reports</text:p>
      <text:p text:style-name="P123"/>
      <text:p text:style-name="P106"/>
      <text:p text:style-name="P213"><text:bookmark text:name="2.6"/><text:span text:style-name="T65">2.</text:span><text:span text:style-name="T66">6</text:span><text:span text:style-name="T59"> </text:span><text:span text:style-name="T64">Test g</text:span><text:span text:style-name="T59">enerowani</text:span><text:span text:style-name="T64">a</text:span><text:span text:style-name="T59"> raportu z wystąpienia błędu w scenariuszu 1.3 po wykonaniu kroku A.</text:span><text:span text:style-name="T101"> </text:span><text:span text:style-name="T163">(oczekiwana zawartość raportu - </text:span><text:span text:style-name="T164">logi </text:span><text:span text:style-name="T166">obci server-a i eksperymentu)</text:span></text:p>
      <text:p text:style-name="P100"/>
      <text:p text:style-name="P100">A. <text:span text:style-name="T109">Wykonanie kroku A scenariusza 1.3</text:span></text:p>
      <text:p text:style-name="P122">B. Wywołanie błędu obci</text:p>
      <text:p text:style-name="P122">C. Sprawdzenie zawartości katalogu ~/.obci/crash_reports</text:p>
      <text:p text:style-name="P122">D. Odrzucenie raportu</text:p>
      <text:p text:style-name="P122">E. Zamknięcie <text:span text:style-name="T110">obci srv i obci gui</text:span></text:p>
      <text:p text:style-name="P122"><text:span text:style-name="T110">F</text:span>. Sprawdzenie zawartości katalogu ~/.obci/crash_reports</text:p>
      <text:p text:style-name="P107"/>
      <text:p text:style-name="P134"><text:bookmark text:name="2.7"/><text:span text:style-name="T2">2.</text:span><text:span text:style-name="T8">7</text:span><text:span text:style-name="T2"> </text:span><text:span text:style-name="T107">Test generowania raportu z wystąpienia błędu w scenariuszu 1.4 po wykonaniu kroku B.</text:span><text:span text:style-name="T105"> </text:span><text:span text:style-name="T165">(oczekiwana zawartość raportu - </text:span><text:span text:style-name="T163">logi obci server-a, eksperymentu </text:span><text:span text:style-name="T167">i</text:span><text:span text:style-name="T163"> </text:span><text:span text:style-name="T167">S</text:span><text:span text:style-name="T163">varog-a</text:span><text:span text:style-name="T165">)</text:span></text:p>
      <text:p text:style-name="P106"/>
      <text:p text:style-name="P100">A. <text:span text:style-name="T109">Wykonanie kroków A, B scenariusza 1.4</text:span></text:p>
      <text:p text:style-name="P122">B. Wywołanie błędu obci</text:p>
      <text:p text:style-name="P122">C. Sprawdzenie zawartości katalogu ~/.obci/crash_reports</text:p>
      <text:p text:style-name="P122">D. Odrzucenie raportu</text:p>
      <text:p text:style-name="P122">E. Zamknięcie <text:span text:style-name="T110">Svarog-a, obci srv i obci gui.</text:span></text:p>
      <text:p text:style-name="P122"><text:span text:style-name="T110">F</text:span>. Sprawdzenie zawartości katalogu ~/.obci/crash_reports</text:p>
      <text:p text:style-name="P107"/>
      <text:p text:style-name="P134"><text:bookmark text:name="2.8"/><text:span text:style-name="T2">2.</text:span><text:span text:style-name="T8">8</text:span> <text:span text:style-name="T107">Test generowania raportu z wystąpienia błędu w scenariuszu 1.9 po wykonaniu kroku G (z pominięciem kroku E)</text:span><text:span text:style-name="T105"> </text:span><text:span text:style-name="T165">(oczekiwana zawartość raportu - </text:span><text:span text:style-name="T163">logi obci server-a, </text:span><text:span text:style-name="T167">zakończonego eksperymentu,</text:span><text:span text:style-name="T163"> eksperymentu i Svarog-a</text:span><text:span text:style-name="T165">)</text:span></text:p>
      <text:p text:style-name="P106"/>
      <text:p text:style-name="P100">A. <text:span text:style-name="T109">Wykonanie kroków A, B, C, D, F, G scenariusza 1.9</text:span></text:p>
      <text:p text:style-name="P122">B. Wywołanie błędu obci</text:p>
      <text:p text:style-name="P122">C. Sprawdzenie zawartości katalogu ~/.obci/crash_reports</text:p>
      <text:p text:style-name="P122">D. Odrzucenie raportu</text:p>
      <text:p text:style-name="P122">E. Zamknięcie Svarog-a, <text:span text:style-name="T110">obci srv i obci gui</text:span></text:p>
      <text:p text:style-name="P122"><text:span text:style-name="T110">F</text:span>. Sprawdzenie zawartości katalogu ~/.obci/crash_reports</text:p>
      <text:p text:style-name="P107"/>
      <text:p text:style-name="P134"><text:bookmark text:name="2.9"/><text:span text:style-name="T2">2.</text:span><text:span text:style-name="T8">9</text:span><text:span text:style-name="T2"> </text:span><text:span text:style-name="T107">Test generowania raportu z wystąpienia błędu w scenariuszu 1.10 po wykonaniu kroku D.</text:span><text:span text:style-name="T105"> </text:span><text:span text:style-name="T165">(</text:span><text:span text:style-name="T168">oczekiwana zawartość </text:span><text:span text:style-name="T169">raportu -</text:span><text:span text:style-name="T168"> logi obci server-a, </text:span><text:span text:style-name="T167">dwóch aktywnych eksperymentów</text:span><text:span text:style-name="T168"> i Svarog-a</text:span><text:span text:style-name="T165">)</text:span></text:p>
      <text:p text:style-name="P107"/>
      <text:p text:style-name="P100">A. <text:span text:style-name="T109">Wykonanie kroków A, B, C, D scenariusza 1.10</text:span></text:p>
      <text:p text:style-name="P122">B. Wywołanie błędu obci</text:p>
      <text:p text:style-name="P122">C. Sprawdzenie zawartości katalogu ~/.obci/crash_reports</text:p>
      <text:p text:style-name="P122">D. Odrzucenie raportu</text:p>
      <text:p text:style-name="P122">E. Zamknięcie Svarog-a, <text:span text:style-name="T110">obci srv i obci gui</text:span></text:p>
      <text:p text:style-name="P122"><text:span text:style-name="T110">F</text:span>. Sprawdzenie zawartości katalogu ~/.obci/crash_reports</text:p>
      <text:p text:style-name="P107"/>
      <text:p text:style-name="P116"><text:bookmark text:name="2.10"/><text:span text:style-name="T67">2.</text:span><text:span text:style-name="T66">10</text:span><text:span text:style-name="T59"> Test </text:span><text:span text:style-name="T70">generowania raportu z błędu w w scenariuszu 1.15 po wykonaniu kroku C.</text:span><text:span text:style-name="T106"> </text:span><text:span text:style-name="T165">(</text:span><text:span text:style-name="T168">oczekiwana zawartość </text:span><text:span text:style-name="T169">raportu –</text:span><text:span text:style-name="T168"> </text:span><text:span text:style-name="T169">dużo </text:span><text:span text:style-name="T168">log</text:span><text:span text:style-name="T169">ów</text:span><text:span text:style-name="T168"> obci server-a, eksperymentu i Svarog-a</text:span><text:span text:style-name="T165">)</text:span></text:p>
      <text:p text:style-name="P119"/>
      <text:p text:style-name="P101">A. <text:span text:style-name="T109">Wykonanie kroków A, B scenariusza 1.15</text:span></text:p>
      <text:p text:style-name="P124">B. <text:span text:style-name="T111">Po ~ 16h w</text:span>ywołanie błędu obci</text:p>
      <text:p text:style-name="P124">C. Sprawdzenie zawartości katalogu ~/.obci/crash_reports</text:p>
      <text:p text:style-name="P124">D. Odrzucenie raportu</text:p>
      <text:p text:style-name="P124">E. Zamknięcie Svarog-a, <text:span text:style-name="T110">obci srv i obci gui</text:span></text:p>
      <text:p text:style-name="P124"><text:span text:style-name="T110">F</text:span>. Sprawdzenie zawartości katalogu ~/.obci/crash_reports</text:p>
      <text:p text:style-name="P108"/>
      <text:p text:style-name="P125"/>
      <text:p text:style-name="P93"><text:bookmark text:name="rozdzial3"/>3. Wysyłanie <text:span text:style-name="T109">raportu</text:span></text:p>
      <text:p text:style-name="P72"/>
      <text:p text:style-name="P73">Specyfikacja</text:p>
      <text:p text:style-name="P159">Po wystąpieniu błędu raport <text:span text:style-name="T82">w formacie JSON </text:span>umieszczany jest w folderze ~/.obci/crash_reports <text:span text:style-name="T100">(patrz </text:span><text:a xlink:type="simple" xlink:href="#rozdzial2" text:style-name="Internet_20_link" text:visited-style-name="Visited_20_Internet_20_Link"><text:span text:style-name="T100">rozdział 2</text:span></text:a><text:span text:style-name="T100">)</text:span>. <text:span text:style-name="T17">Następnie</text:span> wyświetlane jest okno dialogowe z informacją o wystąpieniu błędu i pytaniem o pozwolenie na przesłanie raportu do Sentry. Jeżeli użytkownik odmówi raport <text:span text:style-name="T82">zostaje usunięty</text:span>. Jeżeli użytkownik zezwoli na wysłanie, raport <text:span text:style-name="T18">zostaje uzupełniony o opcjonalne informacje wprowadzone przez użytkownika (mail i komunikat). Następnie</text:span> zostaje przeniesiony do folderu ~/.obci/crash_reports_to_send, <text:span text:style-name="T162">a system podejmuje próbę przesłania raportu przez internet do servera Sentry.</text:span> <text:span text:style-name="T17">Po pomyślnym wysłaniu</text:span> raport zostani<text:span text:style-name="T17">e </text:span>usunięty z komputera użytkownika. Jeżeli z jakiegoś powodu nie można wysłać raportu (np. brak połączenia z internetem lub odmowa serwera) raport pozostaje w folderze ~/.obci/crash_reports_to_send. <text:span text:style-name="T176">Raport zostaje przeniesioiny do folderu ~/.obci/crash_reports_to_send jeżeli wystąpi raven.exceptions.RateLimited lub urllib.error.URLError.</text:span></text:p>
      <text:p text:style-name="P210"/>
      <text:p text:style-name="P3">Cel</text:p>
      <text:p text:style-name="P8">Weryfikacja poprawności działania mechanizmu <text:span text:style-name="T10">przesyłania</text:span> <text:span text:style-name="T162">raportów</text:span> <text:span text:style-name="T48">na podstawie powyższego opisu</text:span>.</text:p>
      <text:p text:style-name="P11"/>
      <text:p text:style-name="P63">Założenia początkowe</text:p>
      <text:p text:style-name="P42">Testy przeprowadzane są na komputerze z systemem Ubuntu16.04, z zainstalowanymi pakietami obci i Svarog.</text:p>
      <text:p text:style-name="P81"/>
      <text:p text:style-name="P204">Kryterium akceptacji testów</text:p>
      <text:p text:style-name="P129"><text:span text:style-name="T102">- Z</text:span><text:span text:style-name="T101">awartości folder</text:span><text:span text:style-name="T104">ów</text:span><text:span text:style-name="T101"> ~/.obci/</text:span><text:span text:style-name="T103">crash_reports, </text:span><text:span text:style-name="T101">~/.obci/</text:span><text:span text:style-name="T103">crash_reports_</text:span><text:span text:style-name="T104">to_send, </text:span><text:span text:style-name="T101">~/.obci/</text:span><text:span text:style-name="T103">crash_reports_</text:span><text:span text:style-name="T104">send_failed</text:span><text:span text:style-name="T101"> zgodna z oczekiwaniami </text:span><text:span text:style-name="T102">na każdym etapie realizacji scenariusza</text:span><text:span text:style-name="T101">.</text:span></text:p>
      <text:p text:style-name="P129"><text:span text:style-name="T101">- </text:span><text:span text:style-name="T104">Wyświetlanie się okna dialogowego oraz zawartość serwera Sentry zgodne z oczekiwaniami</text:span></text:p>
      <text:p text:style-name="P207"/>
      <text:p text:style-name="P2">Scenariusze testowe:</text:p>
      <text:p text:style-name="P2"/>
      <text:p text:style-name="P185"><text:a xlink:type="simple" xlink:href="#3.1" text:style-name="Internet_20_link" text:visited-style-name="Visited_20_Internet_20_Link"><text:span text:style-name="T134">3.</text:span></text:a><text:a xlink:type="simple" xlink:href="#3.1" text:style-name="Internet_20_link" text:visited-style-name="Visited_20_Internet_20_Link"><text:span text:style-name="T132">1</text:span></text:a><text:a xlink:type="simple" xlink:href="#3.1" text:style-name="Internet_20_link" text:visited-style-name="Visited_20_Internet_20_Link"><text:span text:style-name="T136"> </text:span></text:a><text:a xlink:type="simple" xlink:href="#3.1" text:style-name="Internet_20_link" text:visited-style-name="Visited_20_Internet_20_Link"><text:span text:style-name="T140">Test anulowania wysłania raportu</text:span></text:a></text:p>
      <text:p text:style-name="P172"><text:a xlink:type="simple" xlink:href="#3.2" text:style-name="Internet_20_link" text:visited-style-name="Visited_20_Internet_20_Link"><text:span text:style-name="T130">3.</text:span></text:a><text:a xlink:type="simple" xlink:href="#3.2" text:style-name="Internet_20_link" text:visited-style-name="Visited_20_Internet_20_Link"><text:span text:style-name="T128">2 </text:span></text:a><text:a xlink:type="simple" xlink:href="#3.2" text:style-name="Internet_20_link" text:visited-style-name="Visited_20_Internet_20_Link"><text:span text:style-name="T150">Test </text:span></text:a><text:a xlink:type="simple" xlink:href="#3.2" text:style-name="Internet_20_link" text:visited-style-name="Visited_20_Internet_20_Link"><text:span text:style-name="T112">wysyła</text:span></text:a><text:a xlink:type="simple" xlink:href="#3.2" text:style-name="Internet_20_link" text:visited-style-name="Visited_20_Internet_20_Link"><text:span text:style-name="T115">nia</text:span></text:a><text:a xlink:type="simple" xlink:href="#3.2" text:style-name="Internet_20_link" text:visited-style-name="Visited_20_Internet_20_Link"><text:span text:style-name="T112"> raport</text:span></text:a><text:a xlink:type="simple" xlink:href="#3.2" text:style-name="Internet_20_link" text:visited-style-name="Visited_20_Internet_20_Link"><text:span text:style-name="T115">u</text:span></text:a><text:a xlink:type="simple" xlink:href="#3.2" text:style-name="Internet_20_link" text:visited-style-name="Visited_20_Internet_20_Link"><text:span text:style-name="T112"> </text:span></text:a><text:a xlink:type="simple" xlink:href="#3.2" text:style-name="Internet_20_link" text:visited-style-name="Visited_20_Internet_20_Link"><text:span text:style-name="T116">bez dodatkowych informacji</text:span></text:a></text:p>
      <text:p text:style-name="P174"><text:a xlink:type="simple" xlink:href="#3.3" text:style-name="Internet_20_link" text:visited-style-name="Visited_20_Internet_20_Link"><text:span text:style-name="T130">3.</text:span></text:a><text:a xlink:type="simple" xlink:href="#3.3" text:style-name="Internet_20_link" text:visited-style-name="Visited_20_Internet_20_Link"><text:span text:style-name="T128">3</text:span></text:a><text:a xlink:type="simple" xlink:href="#3.3" text:style-name="Internet_20_link" text:visited-style-name="Visited_20_Internet_20_Link"><text:span text:style-name="T112"> </text:span></text:a><text:a xlink:type="simple" xlink:href="#3.3" text:style-name="Internet_20_link" text:visited-style-name="Visited_20_Internet_20_Link"><text:span text:style-name="T115">Test</text:span></text:a><text:a xlink:type="simple" xlink:href="#3.3" text:style-name="Internet_20_link" text:visited-style-name="Visited_20_Internet_20_Link"><text:span text:style-name="T112"> wysyła</text:span></text:a><text:a xlink:type="simple" xlink:href="#3.3" text:style-name="Internet_20_link" text:visited-style-name="Visited_20_Internet_20_Link"><text:span text:style-name="T115">nia</text:span></text:a><text:a xlink:type="simple" xlink:href="#3.3" text:style-name="Internet_20_link" text:visited-style-name="Visited_20_Internet_20_Link"><text:span text:style-name="T112"> raport</text:span></text:a><text:a xlink:type="simple" xlink:href="#3.3" text:style-name="Internet_20_link" text:visited-style-name="Visited_20_Internet_20_Link"><text:span text:style-name="T115">u</text:span></text:a><text:a xlink:type="simple" xlink:href="#3.3" text:style-name="Internet_20_link" text:visited-style-name="Visited_20_Internet_20_Link"><text:span text:style-name="T112"> z mail-em</text:span></text:a></text:p>
      <text:p text:style-name="P176"><text:a xlink:type="simple" xlink:href="#3.4" text:style-name="Internet_20_link" text:visited-style-name="Visited_20_Internet_20_Link"><text:span text:style-name="T130">3.</text:span></text:a><text:a xlink:type="simple" xlink:href="#3.4" text:style-name="Internet_20_link" text:visited-style-name="Visited_20_Internet_20_Link"><text:span text:style-name="T128">4</text:span></text:a><text:a xlink:type="simple" xlink:href="#3.4" text:style-name="Internet_20_link" text:visited-style-name="Visited_20_Internet_20_Link"><text:span text:style-name="T112"> </text:span></text:a><text:a xlink:type="simple" xlink:href="#3.4" text:style-name="Internet_20_link" text:visited-style-name="Visited_20_Internet_20_Link"><text:span text:style-name="T115">Test</text:span></text:a><text:a xlink:type="simple" xlink:href="#3.4" text:style-name="Internet_20_link" text:visited-style-name="Visited_20_Internet_20_Link"><text:span text:style-name="T112"> wysyła</text:span></text:a><text:a xlink:type="simple" xlink:href="#3.4" text:style-name="Internet_20_link" text:visited-style-name="Visited_20_Internet_20_Link"><text:span text:style-name="T115">nia</text:span></text:a><text:a xlink:type="simple" xlink:href="#3.4" text:style-name="Internet_20_link" text:visited-style-name="Visited_20_Internet_20_Link"><text:span text:style-name="T112"> raport</text:span></text:a><text:a xlink:type="simple" xlink:href="#3.4" text:style-name="Internet_20_link" text:visited-style-name="Visited_20_Internet_20_Link"><text:span text:style-name="T115">u</text:span></text:a><text:a xlink:type="simple" xlink:href="#3.4" text:style-name="Internet_20_link" text:visited-style-name="Visited_20_Internet_20_Link"><text:span text:style-name="T112"> z mail-em i dodatkową informacją.</text:span></text:a></text:p>
      <text:p text:style-name="P176"><text:a xlink:type="simple" xlink:href="#3.5" text:style-name="Internet_20_link" text:visited-style-name="Visited_20_Internet_20_Link"><text:span text:style-name="T130">3.</text:span></text:a><text:a xlink:type="simple" xlink:href="#3.5" text:style-name="Internet_20_link" text:visited-style-name="Visited_20_Internet_20_Link"><text:span text:style-name="T131">5</text:span></text:a><text:a xlink:type="simple" xlink:href="#3.5" text:style-name="Internet_20_link" text:visited-style-name="Visited_20_Internet_20_Link"><text:span text:style-name="T112"> </text:span></text:a><text:a xlink:type="simple" xlink:href="#3.5" text:style-name="Internet_20_link" text:visited-style-name="Visited_20_Internet_20_Link"><text:span text:style-name="T115">Test</text:span></text:a><text:a xlink:type="simple" xlink:href="#3.5" text:style-name="Internet_20_link" text:visited-style-name="Visited_20_Internet_20_Link"><text:span text:style-name="T112"> wysyła</text:span></text:a><text:a xlink:type="simple" xlink:href="#3.5" text:style-name="Internet_20_link" text:visited-style-name="Visited_20_Internet_20_Link"><text:span text:style-name="T115">nia</text:span></text:a><text:a xlink:type="simple" xlink:href="#3.5" text:style-name="Internet_20_link" text:visited-style-name="Visited_20_Internet_20_Link"><text:span text:style-name="T112"> raport</text:span></text:a><text:a xlink:type="simple" xlink:href="#3.5" text:style-name="Internet_20_link" text:visited-style-name="Visited_20_Internet_20_Link"><text:span text:style-name="T115">u</text:span></text:a><text:a xlink:type="simple" xlink:href="#3.5" text:style-name="Internet_20_link" text:visited-style-name="Visited_20_Internet_20_Link"><text:span text:style-name="T112"> z </text:span></text:a><text:a xlink:type="simple" xlink:href="#3.5" text:style-name="Internet_20_link" text:visited-style-name="Visited_20_Internet_20_Link"><text:span text:style-name="T117">niepoprawnymi danymi od użytkownika</text:span></text:a><text:a xlink:type="simple" xlink:href="#3.5" text:style-name="Internet_20_link" text:visited-style-name="Visited_20_Internet_20_Link"><text:span text:style-name="T112">.</text:span></text:a></text:p>
      <text:p text:style-name="P168"><text:a xlink:type="simple" xlink:href="#3.6" text:style-name="Internet_20_link" text:visited-style-name="Visited_20_Internet_20_Link"><text:span text:style-name="T130">3.</text:span></text:a><text:a xlink:type="simple" xlink:href="#3.6" text:style-name="Internet_20_link" text:visited-style-name="Visited_20_Internet_20_Link"><text:span text:style-name="T131">6</text:span></text:a><text:a xlink:type="simple" xlink:href="#3.6" text:style-name="Internet_20_link" text:visited-style-name="Visited_20_Internet_20_Link"><text:span text:style-name="T112"> </text:span></text:a><text:a xlink:type="simple" xlink:href="#3.6" text:style-name="Internet_20_link" text:visited-style-name="Visited_20_Internet_20_Link"><text:span text:style-name="T115">Test</text:span></text:a><text:a xlink:type="simple" xlink:href="#3.6" text:style-name="Internet_20_link" text:visited-style-name="Visited_20_Internet_20_Link"><text:span text:style-name="T112"> wysyła</text:span></text:a><text:a xlink:type="simple" xlink:href="#3.6" text:style-name="Internet_20_link" text:visited-style-name="Visited_20_Internet_20_Link"><text:span text:style-name="T115">nia</text:span></text:a><text:a xlink:type="simple" xlink:href="#3.6" text:style-name="Internet_20_link" text:visited-style-name="Visited_20_Internet_20_Link"><text:span text:style-name="T112"> raport </text:span></text:a><text:a xlink:type="simple" xlink:href="#3.6" text:style-name="Internet_20_link" text:visited-style-name="Visited_20_Internet_20_Link"><text:span text:style-name="T115">przy </text:span></text:a><text:a xlink:type="simple" xlink:href="#3.6" text:style-name="Internet_20_link" text:visited-style-name="Visited_20_Internet_20_Link"><text:span text:style-name="T112">brak</text:span></text:a><text:a xlink:type="simple" xlink:href="#3.6" text:style-name="Internet_20_link" text:visited-style-name="Visited_20_Internet_20_Link"><text:span text:style-name="T115">u</text:span></text:a><text:a xlink:type="simple" xlink:href="#3.6" text:style-name="Internet_20_link" text:visited-style-name="Visited_20_Internet_20_Link"><text:span text:style-name="T112"> połączenia z internetem</text:span></text:a></text:p>
      <text:p text:style-name="P174"><text:a xlink:type="simple" xlink:href="#3.7" text:style-name="Internet_20_link" text:visited-style-name="Visited_20_Internet_20_Link"><text:span text:style-name="T130">3.</text:span></text:a><text:a xlink:type="simple" xlink:href="#3.7" text:style-name="Internet_20_link" text:visited-style-name="Visited_20_Internet_20_Link"><text:span text:style-name="T131">7</text:span></text:a><text:a xlink:type="simple" xlink:href="#3.7" text:style-name="Internet_20_link" text:visited-style-name="Visited_20_Internet_20_Link"><text:span text:style-name="T112"> </text:span></text:a><text:a xlink:type="simple" xlink:href="#3.7" text:style-name="Internet_20_link" text:visited-style-name="Visited_20_Internet_20_Link"><text:span text:style-name="T115">Test wysłania raportu po o</text:span></text:a><text:a xlink:type="simple" xlink:href="#3.7" text:style-name="Internet_20_link" text:visited-style-name="Visited_20_Internet_20_Link"><text:span text:style-name="T112">dzyskani</text:span></text:a><text:a xlink:type="simple" xlink:href="#3.7" text:style-name="Internet_20_link" text:visited-style-name="Visited_20_Internet_20_Link"><text:span text:style-name="T115">u</text:span></text:a><text:a xlink:type="simple" xlink:href="#3.7" text:style-name="Internet_20_link" text:visited-style-name="Visited_20_Internet_20_Link"><text:span text:style-name="T112"> połączenia z internetem </text:span></text:a><text:a xlink:type="simple" xlink:href="#3.7" text:style-name="Internet_20_link" text:visited-style-name="Visited_20_Internet_20_Link"><text:span text:style-name="T115">przed ponownym uruchomieniem komputera.</text:span></text:a></text:p>
      <text:p text:style-name="P183"><text:a xlink:type="simple" xlink:href="#3.8" text:style-name="Internet_20_link" text:visited-style-name="Visited_20_Internet_20_Link"><text:span text:style-name="T132">3.</text:span></text:a><text:a xlink:type="simple" xlink:href="#3.8" text:style-name="Internet_20_link" text:visited-style-name="Visited_20_Internet_20_Link"><text:span text:style-name="T135">8</text:span></text:a><text:a xlink:type="simple" xlink:href="#3.8" text:style-name="Internet_20_link" text:visited-style-name="Visited_20_Internet_20_Link"><text:span text:style-name="T136"> Test wysłania raportu po ponownym uruchomieniu komputera i odzyskaniu połączenia z internetem.</text:span></text:a></text:p>
      <text:p text:style-name="P174"><text:a xlink:type="simple" xlink:href="#3.9" text:style-name="Internet_20_link" text:visited-style-name="Visited_20_Internet_20_Link"><text:span text:style-name="T130">3.</text:span></text:a><text:a xlink:type="simple" xlink:href="#3.9" text:style-name="Internet_20_link" text:visited-style-name="Visited_20_Internet_20_Link"><text:span text:style-name="T131">9</text:span></text:a><text:a xlink:type="simple" xlink:href="#3.9" text:style-name="Internet_20_link" text:visited-style-name="Visited_20_Internet_20_Link"><text:span text:style-name="T112"> </text:span></text:a><text:a xlink:type="simple" xlink:href="#3.9" text:style-name="Internet_20_link" text:visited-style-name="Visited_20_Internet_20_Link"><text:span text:style-name="T115">Test wysłania raportu przy </text:span></text:a><text:a xlink:type="simple" xlink:href="#3.9" text:style-name="Internet_20_link" text:visited-style-name="Visited_20_Internet_20_Link"><text:span text:style-name="T112">odmow</text:span></text:a><text:a xlink:type="simple" xlink:href="#3.9" text:style-name="Internet_20_link" text:visited-style-name="Visited_20_Internet_20_Link"><text:span text:style-name="T115">ie</text:span></text:a><text:a xlink:type="simple" xlink:href="#3.9" text:style-name="Internet_20_link" text:visited-style-name="Visited_20_Internet_20_Link"><text:span text:style-name="T112"> serwera Sentry</text:span></text:a></text:p>
      <text:p text:style-name="P180"><text:a xlink:type="simple" xlink:href="#3.10" text:style-name="Internet_20_link" text:visited-style-name="Visited_20_Internet_20_Link"><text:span text:style-name="T134">3.</text:span></text:a><text:a xlink:type="simple" xlink:href="#3.10" text:style-name="Internet_20_link" text:visited-style-name="Visited_20_Internet_20_Link"><text:span text:style-name="T135">10</text:span></text:a><text:a xlink:type="simple" xlink:href="#3.10" text:style-name="Internet_20_link" text:visited-style-name="Visited_20_Internet_20_Link"><text:span text:style-name="T132"> </text:span></text:a><text:a xlink:type="simple" xlink:href="#3.10" text:style-name="Internet_20_link" text:visited-style-name="Visited_20_Internet_20_Link"><text:span text:style-name="T144">Test wysałania raportu po u</text:span></text:a><text:a xlink:type="simple" xlink:href="#3.10" text:style-name="Internet_20_link" text:visited-style-name="Visited_20_Internet_20_Link"><text:span text:style-name="T136">zyskanie zgody serwera.</text:span></text:a></text:p>
      <text:p text:style-name="P180"><text:a xlink:type="simple" xlink:href="#3.11" text:style-name="Internet_20_link" text:visited-style-name="Visited_20_Internet_20_Link"><text:span text:style-name="T134">3.</text:span></text:a><text:a xlink:type="simple" xlink:href="#3.11" text:style-name="Internet_20_link" text:visited-style-name="Visited_20_Internet_20_Link"><text:span text:style-name="T132">1</text:span></text:a><text:a xlink:type="simple" xlink:href="#3.11" text:style-name="Internet_20_link" text:visited-style-name="Visited_20_Internet_20_Link"><text:span text:style-name="T135">1</text:span></text:a><text:a xlink:type="simple" xlink:href="#3.11" text:style-name="Internet_20_link" text:visited-style-name="Visited_20_Internet_20_Link"><text:span text:style-name="T136"> </text:span></text:a><text:a xlink:type="simple" xlink:href="#3.11" text:style-name="Internet_20_link" text:visited-style-name="Visited_20_Internet_20_Link"><text:span text:style-name="T140">Test wysłania raportu z wystąpienia błędu </text:span></text:a><text:a xlink:type="simple" xlink:href="#3.11" text:style-name="Internet_20_link" text:visited-style-name="Visited_20_Internet_20_Link"><text:span text:style-name="T136">pod koniec realizacji długiego eksperymentu.</text:span></text:a></text:p>
      <text:p text:style-name="P180"><text:a xlink:type="simple" xlink:href="#3.12" text:style-name="Internet_20_link" text:visited-style-name="Visited_20_Internet_20_Link"><text:span text:style-name="T134">3.</text:span></text:a><text:a xlink:type="simple" xlink:href="#3.12" text:style-name="Internet_20_link" text:visited-style-name="Visited_20_Internet_20_Link"><text:span text:style-name="T132">1</text:span></text:a><text:a xlink:type="simple" xlink:href="#3.12" text:style-name="Internet_20_link" text:visited-style-name="Visited_20_Internet_20_Link"><text:span text:style-name="T135">2</text:span></text:a><text:a xlink:type="simple" xlink:href="#3.12" text:style-name="Internet_20_link" text:visited-style-name="Visited_20_Internet_20_Link"><text:span text:style-name="T136"> Test przeniesienia raportu do crash_reports_send_failed.</text:span></text:a></text:p>
      <text:p text:style-name="P1"/>
      <text:p text:style-name="P1">Po przeprowadzeniu każdego ze scenariuszy należy przejrzeć zawartość katalogów ./obci/crash_reports, ~/.obci/crash_reports_to_send, ~/.obci/crash_reports_send_failed. Porównać <text:s/>ją z oczekiwanym rezultatem. <text:span text:style-name="T54">Przed uruchomieniem kolejengo scenariusza należy usunąć zawartość folderu ~/.obci</text:span></text:p>
      <text:p text:style-name="P184"><text:span text:style-name="T25"/></text:p>
      <text:p text:style-name="P184"><text:span text:style-name="T25"/></text:p>
      <text:p text:style-name="P215"><text:span text:style-name="T25">Podstawowe </text:span><text:span text:style-name="T26">etapy poszczególnych </text:span><text:span text:style-name="T25">scenariusz</text:span><text:span text:style-name="T27">y</text:span><text:span text:style-name="T25"> testowych:</text:span></text:p>
      <text:p text:style-name="P184"><text:span text:style-name="T25"/></text:p>
      <text:p text:style-name="P179">Na potrzeby testowania przyjęto standardową procedurę wywoływania <text:span text:style-name="T152">okna dialogowego</text:span>. <text:span text:style-name="T152">Procedura obejmuje kroki A, B, C scenariusza <text:s/>2.3. Od tej procedury rozpoczyna się każdy scenariusz (z pominięciem eksperymentu 3.11).</text:span></text:p>
      <text:p text:style-name="P96"><text:span text:style-name="T25"/></text:p>
      <text:p text:style-name="P173"><text:bookmark text:name="3.1"/><text:span text:style-name="T3">3.</text:span><text:span text:style-name="T2">1</text:span> <text:span text:style-name="T109">Test anulowania wysłania raportu</text:span></text:p>
      <text:p text:style-name="P173"/>
      <text:p text:style-name="P192">A. Wywołanie okna dialogowego</text:p>
      <text:p text:style-name="P192">B. Sprawdzenie zawartości katalogu ~/.obci/logs/crash_reports</text:p>
      <text:p text:style-name="P192">C. Naciśnięcie przycisku Discard report</text:p>
      <text:p text:style-name="P192">D. Sprawdzenie zawartości katalogu ~/.obci/logs/crash_reports</text:p>
      <text:p text:style-name="P192">E. Zamknięcie <text:span text:style-name="T155">Svarog-a, </text:span>obci gui <text:span text:style-name="T155">i </text:span>obci srv</text:p>
      <text:p text:style-name="P192">F. Sprawdzenie zawartości katalogu ~/.obci/logs/crash_reports</text:p>
      <text:p text:style-name="P192"/>
      <text:p text:style-name="P173"><text:bookmark text:name="3.2"/><text:span text:style-name="T3">3.</text:span><text:span text:style-name="T2">2 </text:span><text:span text:style-name="T43">Test </text:span>wysyła<text:span text:style-name="T109">nia</text:span> raport<text:span text:style-name="T109">u</text:span> <text:span text:style-name="T54">bez dodatkowych informacji</text:span></text:p>
      <text:p text:style-name="P173"/>
      <text:p text:style-name="P192">A. Wywołanie okna dialogowego</text:p>
      <text:p text:style-name="P192">B. Sprawdzenie zawartości katalogu ~/.obci/logs/crash_reports</text:p>
      <text:p text:style-name="P192">C. Weryfikacja zawartości raportu</text:p>
      <text:p text:style-name="P192">D. Naciśnięcie przycisku Send report</text:p>
      <text:p text:style-name="P192"><text:span text:style-name="T154">E</text:span>. Zamknięcie <text:span text:style-name="T155">Svarog-a, </text:span>obci gui <text:span text:style-name="T155">i</text:span> obci srv</text:p>
      <text:p text:style-name="P192"><text:span text:style-name="T154">F</text:span>. Sprawdzenie zawartości katalogu ~/.obci/logs/crash_reports</text:p>
      <text:p text:style-name="P194"><text:span text:style-name="T154">G</text:span>. Weryfikacja zawartości raportu w Sentry server</text:p>
      <text:p text:style-name="P194"/>
      <text:p text:style-name="P175"><text:bookmark text:name="3.3"/><text:span text:style-name="T3">3.</text:span><text:span text:style-name="T2">3</text:span> <text:span text:style-name="T109">Test</text:span> wysyła<text:span text:style-name="T109">nia</text:span> raport<text:span text:style-name="T109">u</text:span> z mail-em</text:p>
      <text:p text:style-name="P175"/>
      <text:p text:style-name="P192">A. Wywołanie okna dialogowego</text:p>
      <text:p text:style-name="P198">B. Wprowadzenie mail-a</text:p>
      <text:p text:style-name="P194"><text:span text:style-name="T154">C</text:span>. Naciśnięcie przycisku Send report</text:p>
      <text:p text:style-name="P192"><text:span text:style-name="T154">D</text:span>. Zamknięcie <text:span text:style-name="T155">Svarog-a, </text:span>obci gui <text:span text:style-name="T155">i</text:span> obci srv</text:p>
      <text:p text:style-name="P194"><text:span text:style-name="T154">E</text:span>. Weryfikacja zawartości raportu w Sentry server</text:p>
      <text:p text:style-name="P194"/>
      <text:p text:style-name="P175"><text:bookmark text:name="3.4"/><text:span text:style-name="T3">3.</text:span><text:span text:style-name="T2">4</text:span> <text:span text:style-name="T109">Test</text:span> wysyła<text:span text:style-name="T109">nia</text:span> raport<text:span text:style-name="T109">u</text:span> z mail-em i dodatkową informacją.</text:p>
      <text:p text:style-name="P186"/>
      <text:p text:style-name="P192">A. Wywołanie okna dialogowego</text:p>
      <text:p text:style-name="P198">B. Wprowadzenie mail-a i dodatkowych informacji</text:p>
      <text:p text:style-name="P192"><text:span text:style-name="T154">C</text:span>. Naciśnięcie przycisku Send report</text:p>
      <text:p text:style-name="P192"><text:span text:style-name="T154">D</text:span>. Weryfikacja zawartości raportu w Sentry server</text:p>
      <text:p text:style-name="P192"><text:span text:style-name="T154">E</text:span>. Zamknięcie <text:span text:style-name="T155">Svarog-a, </text:span>obci gui <text:span text:style-name="T155">i</text:span> obci srv</text:p>
      <text:p text:style-name="P195"><text:span text:style-name="T155">F</text:span>. Weryfikacja zawartości raportu w Sentry server</text:p>
      <text:p text:style-name="P195"/>
      <text:p text:style-name="P186"/>
      <text:p text:style-name="P217"><text:bookmark text:name="3.5"/><text:span text:style-name="T3">3.</text:span><text:span text:style-name="T9">5</text:span><text:span text:style-name="T67"> </text:span><text:span text:style-name="T43">Test</text:span><text:span text:style-name="T44"> wysyła</text:span><text:span text:style-name="T43">nia</text:span><text:span text:style-name="T44"> raport</text:span><text:span text:style-name="T43">u</text:span><text:span text:style-name="T44"> z </text:span><text:span text:style-name="T45">niepoprawnymi danymi od użytkownika</text:span><text:span text:style-name="T44">.</text:span></text:p>
      <text:p text:style-name="P194"/>
      <text:p text:style-name="P194">A. Wywołanie okna dialogowego</text:p>
      <text:p text:style-name="P198">B. Wprowadzenie niepoprawnych danych</text:p>
      <text:p text:style-name="P194"><text:span text:style-name="T154">C</text:span>. Naciśnięcie przycisku Send report</text:p>
      <text:p text:style-name="P194"><text:span text:style-name="T155">D</text:span>. Zamknięcie obci gui, obci srv i gui</text:p>
      <text:p text:style-name="P195"><text:span text:style-name="T155">E</text:span>. Weryfikacja zawartości raportu w Sentry server</text:p>
      <text:p text:style-name="P194"/>
      <text:p text:style-name="P186"><text:bookmark text:name="3.6"/><text:span text:style-name="T67">3.</text:span><text:span text:style-name="T68">6</text:span><text:span text:style-name="T61"> </text:span><text:span text:style-name="T63">Test</text:span><text:span text:style-name="T61"> wysyła</text:span><text:span text:style-name="T63">nia</text:span><text:span text:style-name="T61"> raport </text:span><text:span text:style-name="T63">przy </text:span><text:span text:style-name="T61">brak</text:span><text:span text:style-name="T63">u</text:span><text:span text:style-name="T61"> połączenia z internetem</text:span></text:p>
      <text:p text:style-name="P169"/>
      <text:p text:style-name="P192">A. Wywołanie okna dialogowego</text:p>
      <text:p text:style-name="P192">B. Naciśnięcie przycisku Send report</text:p>
      <text:p text:style-name="P192">C. Sprawdzenie zawartości katalogu ~/.obci/logs/crash_reports_to_send</text:p>
      <text:p text:style-name="P192">D. Zamknięcie <text:span text:style-name="T153">Svarog-a</text:span>, obci srv i <text:span text:style-name="T153">obci </text:span>gui</text:p>
      <text:p text:style-name="P192">E. Sprawdzenie zawartości katalogów ~/.obci/logs/crash_reports <text:span text:style-name="T153">i </text:span><text:s/>~/.obci/logs/crash_reports_to_send</text:p>
      <text:p text:style-name="P189"/>
      <text:p text:style-name="P175"><text:bookmark text:name="3.7"/><text:span text:style-name="T3">3.</text:span><text:span text:style-name="T9">7</text:span> <text:span text:style-name="T109">Test wysłania raportu po o</text:span>dzyskani<text:span text:style-name="T109">u</text:span> połączenia z internetem <text:span text:style-name="T109">przed ponownym uruchomieniem komputera.</text:span></text:p>
      <text:p text:style-name="P175"/>
      <text:p text:style-name="P192">A. Wywołanie okna dialogowego</text:p>
      <text:p text:style-name="P192">B. Naciśnięcie przycisku Send report</text:p>
      <text:p text:style-name="P196">C. Odzyskanie sprawności łącza internetowego</text:p>
      <text:p text:style-name="P192"><text:span text:style-name="T153">D</text:span>. Sprawdzenie zawartości katalogów ~/.obci/logs/crash_reports <text:span text:style-name="T155">i </text:span><text:s/>~/.obci/logs/crash_reports_to_send</text:p>
      <text:p text:style-name="P193"><text:span text:style-name="T153">E</text:span>. Zamknięcie <text:span text:style-name="T153">Svarog-a</text:span>, obci srv i <text:span text:style-name="T153">obci </text:span>gui</text:p>
      <text:p text:style-name="P193"><text:span text:style-name="T153">F.</text:span> Sprawdzenie zawartości katalogów ~/.obci/logs/crash_reports <text:span text:style-name="T155">i </text:span><text:s/>~/.obci/logs/crash_reports_to_send</text:p>
      <text:p text:style-name="P189">G. <text:span text:style-name="T152">Weryfikacja zawartości raportu w Sentry server</text:span></text:p>
      <text:p text:style-name="P189"/>
      <text:p text:style-name="P177"><text:bookmark text:name="3.8"/><text:span text:style-name="T2">3.</text:span><text:span text:style-name="T9">8</text:span> Test wysłania raportu po ponownym uruchomieniu komputera i odzyskaniu połączenia z internetem.</text:p>
      <text:p text:style-name="P181"/>
      <text:p text:style-name="P193">A. Wywołanie okna dialogowego</text:p>
      <text:p text:style-name="P193">B. Naciśnięcie przycisku Send report</text:p>
      <text:p text:style-name="P193"><text:span text:style-name="T153">C</text:span>. Zamknięcie <text:span text:style-name="T153">Svarog-a</text:span>, obci srv, <text:span text:style-name="T153">obci</text:span> gui <text:span text:style-name="T153">i wyłączenie komputera</text:span></text:p>
      <text:p text:style-name="P196">D. Ponowne włączenie komputera</text:p>
      <text:p text:style-name="P196">E. Odzyskanie sprawności łącza internetowego</text:p>
      <text:p text:style-name="P195"><text:span text:style-name="T153">F</text:span>. Sprawdzenie zawartości katalogów ~/.obci/logs/crash_reports, <text:span text:style-name="T153"><text:s/></text:span><text:s/>~/.obci/logs/crash_reports_to_send <text:span text:style-name="T155">i </text:span>~/.obci/logs/crash_reports_<text:span text:style-name="T155">send_failed</text:span></text:p>
      <text:p text:style-name="P193"><text:span text:style-name="T153">G</text:span>. Zamknięcie obci gui, obci srv i gui</text:p>
      <text:p text:style-name="P195"><text:span text:style-name="T153">H</text:span>. Sprawdzenie zawartości katalogów ~/.obci/logs/crash_reports, <text:span text:style-name="T153"><text:s/></text:span><text:s/>~/.obci/logs/crash_reports_to_send <text:span text:style-name="T155">i </text:span>~/.obci/logs/crash_reports_<text:span text:style-name="T155">send_failed</text:span></text:p>
      <text:p text:style-name="P190"><text:span text:style-name="T154">I</text:span>. <text:span text:style-name="T152">Weryfikacja zawartości raportu w Sentry server</text:span></text:p>
      <text:p text:style-name="P190"/>
      <text:p text:style-name="P175"><text:span text:style-name="T3"/></text:p>
      <text:p text:style-name="P216"><text:bookmark text:name="3.9"/><text:span text:style-name="T3">3.</text:span><text:span text:style-name="T9">9</text:span> <text:span text:style-name="T109">Test wysłania raportu przy </text:span>odmow<text:span text:style-name="T109">ie</text:span> serwera Sentry</text:p>
      <text:p text:style-name="P175"/>
      <text:p text:style-name="P194">A. Wywołanie okna dialogowego</text:p>
      <text:p text:style-name="P198">B. Wywołanie odmowy server-a</text:p>
      <text:p text:style-name="P194">B. Naciśnięcie przycisku Send report</text:p>
      <text:p text:style-name="P195"><text:span text:style-name="T153">F</text:span>. Sprawdzenie zawartości katalogów ~/.obci/logs/crash_reports, <text:span text:style-name="T153"><text:s/></text:span><text:s/>~/.obci/logs/crash_reports_to_send <text:span text:style-name="T155">i </text:span>~/.obci/logs/crash_reports_<text:span text:style-name="T155">send_failed</text:span></text:p>
      <text:p text:style-name="P194"><text:span text:style-name="T153">G</text:span>. Zamknięcie obci gui, obci srv i gui</text:p>
      <text:p text:style-name="P195"><text:span text:style-name="T153">H</text:span>. <text:s/>Sprawdzenie zawartości katalogów ~/.obci/logs/crash_reports, <text:span text:style-name="T153"><text:s/></text:span><text:s/>~/.obci/logs/crash_reports_to_send <text:span text:style-name="T155">i </text:span>~/.obci/logs/crash_reports_<text:span text:style-name="T155">send_failed</text:span></text:p>
      <text:p text:style-name="P176"><text:span text:style-name="T3"/></text:p>
      <text:p text:style-name="P175"><text:bookmark text:name="3.10"/><text:span text:style-name="T3">3.</text:span><text:span text:style-name="T9">10</text:span><text:span text:style-name="T2"> </text:span><text:span text:style-name="T43">Test wysałania raportu po u</text:span>zyskanie zgody serwera.</text:p>
      <text:p text:style-name="P181"/>
      <text:p text:style-name="P195">A. Wywołanie okna dialogowego</text:p>
      <text:p text:style-name="P199">B. Wywołanie odmowy server-a</text:p>
      <text:p text:style-name="P195">B. Naciśnięcie przycisku Send report</text:p>
      <text:p text:style-name="P197">E. <text:span text:style-name="T154">Wywołanie zgody server-a.</text:span></text:p>
      <text:p text:style-name="P195"><text:span text:style-name="T153">F</text:span>. Sprawdzenie zawartości katalogów ~/.obci/logs/crash_reports, <text:span text:style-name="T153"><text:s/></text:span><text:s/>~/.obci/logs/crash_reports_to_send <text:span text:style-name="T155">i </text:span>~/.obci/logs/crash_reports_<text:span text:style-name="T155">send_failed</text:span></text:p>
      <text:p text:style-name="P195"><text:span text:style-name="T153">G</text:span>. Zamknięcie obci gui, obci srv i gui</text:p>
      <text:p text:style-name="P195"><text:span text:style-name="T153">H</text:span>. <text:s/>Sprawdzenie zawartości katalogów ~/.obci/logs/crash_reports, <text:span text:style-name="T153"><text:s/></text:span><text:s/>~/.obci/logs/crash_reports_to_send <text:span text:style-name="T155">i </text:span>~/.obci/logs/crash_reports_<text:span text:style-name="T155">send_failed</text:span></text:p>
      <text:p text:style-name="P191"><text:span text:style-name="T154">I</text:span>. <text:span text:style-name="T152">Weryfikacja zawartości raportu w Sentry server</text:span></text:p>
      <text:p text:style-name="P175"><text:span text:style-name="T3"/></text:p>
      <text:p text:style-name="P175"><text:bookmark text:name="3.11"/><text:span text:style-name="T3">3.</text:span><text:span text:style-name="T2">1</text:span><text:span text:style-name="T9">1</text:span> <text:span text:style-name="T109">Test wysłania raportu z wystąpienia błędu </text:span>pod koniec realizacji długiego eksperymentu.</text:p>
      <text:p text:style-name="P195"/>
      <text:p text:style-name="P195">A. <text:span text:style-name="T155">Przeniesienie raportu z długiego eksperymentu do katalogu ~/.obci/crash_reports</text:span></text:p>
      <text:p text:style-name="P200">B. Uruchomienie obci srv</text:p>
      <text:p text:style-name="P199"><text:span text:style-name="T155">C</text:span>. Wprowadzenie mail-a i dodatkowych informacji</text:p>
      <text:p text:style-name="P195"><text:span text:style-name="T155">D</text:span>. Naciśnięcie przycisku Send report</text:p>
      <text:p text:style-name="P195"><text:span text:style-name="T155">E</text:span>. Weryfikacja zawartości raportu w Sentry server</text:p>
      <text:p text:style-name="P195"><text:span text:style-name="T155">F</text:span>. Zamknięcie <text:span text:style-name="T155">Svarog-a, </text:span>obci gui <text:span text:style-name="T155">i</text:span> obci srv</text:p>
      <text:p text:style-name="P195"><text:span text:style-name="T155">G.</text:span> Weryfikacja zawartości raportu w Sentry server</text:p>
      <text:p text:style-name="P181"/>
      <text:p text:style-name="P182"><text:bookmark text:name="3.12"/><text:span text:style-name="T31">3.</text:span><text:span text:style-name="T30">1</text:span><text:span text:style-name="T32">2</text:span><text:span text:style-name="T33"> Test przeniesienia raportu do crash_reports_send_faile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09:52:01.282980728</meta:creation-date>
    <meta:generator>LibreOffice/5.1.4.2$Linux_X86_64 LibreOffice_project/10m0$Build-2</meta:generator>
    <meta:editing-duration>PT12H14M14S</meta:editing-duration>
    <meta:editing-cycles>46</meta:editing-cycles>
    <dc:date>2016-12-15T18:54:26.864916656</dc:date>
    <meta:document-statistic meta:table-count="0" meta:image-count="0" meta:object-count="0" meta:page-count="14" meta:paragraph-count="394" meta:word-count="3458" meta:character-count="26787" meta:non-whitespace-character-count="23680"/>
  </office:meta>
</office:document-meta>
</file>